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75.86pt"/>
    </style:style>
    <style:style style:name="co9" style:family="table-column">
      <style:table-column-properties fo:break-before="auto" style:column-width="92.1pt"/>
    </style:style>
    <style:style style:name="co10" style:family="table-column">
      <style:table-column-properties fo:break-before="auto" style:column-width="113.7pt"/>
    </style:style>
    <style:style style:name="co11" style:family="table-column">
      <style:table-column-properties fo:break-before="auto" style:column-width="24.89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95.7pt"/>
    </style:style>
    <style:style style:name="co16" style:family="table-column">
      <style:table-column-properties fo:break-before="auto" style:column-width="99.55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52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implementation</text:p>
          </table:table-cell>
          <table:table-cell office:value-type="string" calcext:value-type="string">
            <text:p>message_len (B)</text:p>
          </table:table-cell>
          <table:table-cell office:value-type="string" calcext:value-type="string">
            <text:p>ad_len (B)</text:p>
          </table:table-cell>
          <table:table-cell office:value-type="string" calcext:value-type="string">
            <text:p>tp (cycles/B)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x power (W)</text:p>
          </table:table-cell>
          <table:table-cell office:value-type="string" calcext:value-type="string">
            <text:p>average power (W)</text:p>
          </table:table-cell>
          <table:table-cell office:value-type="string" calcext:value-type="string">
            <text:p>energy(J)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0cipher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0.126488095238095" calcext:value-type="float">
            <text:p>0.1264880952</text:p>
          </table:table-cell>
          <table:table-cell office:value-type="float" office:value="170" calcext:value-type="float">
            <text:p>170</text:p>
          </table:table-cell>
          <table:table-cell office:value-type="float" office:value="19315" calcext:value-type="float">
            <text:p>19315</text:p>
          </table:table-cell>
          <table:table-cell office:value-type="float" office:value="5374" calcext:value-type="float">
            <text:p>5374</text:p>
          </table:table-cell>
          <table:table-cell office:value-type="float" office:value="0.0205516845703125" calcext:value-type="float">
            <text:p>0.0205516846</text:p>
          </table:table-cell>
          <table:table-cell office:value-type="float" office:value="0.0201794677734375" calcext:value-type="float">
            <text:p>0.0201794678</text:p>
          </table:table-cell>
          <table:table-cell office:value-type="float" office:value="0.0000000285875793457031" calcext:value-type="float">
            <text:p>2.85875793457031E-08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3:21:34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95328.6808035714" calcext:value-type="float">
            <text:p>95328.6808035714</text:p>
          </table:table-cell>
          <table:table-cell office:value-type="float" office:value="128121747" calcext:value-type="float">
            <text:p>128121747</text:p>
          </table:table-cell>
          <table:table-cell office:value-type="float" office:value="25180" calcext:value-type="float">
            <text:p>25180</text:p>
          </table:table-cell>
          <table:table-cell office:value-type="float" office:value="6216" calcext:value-type="float">
            <text:p>6216</text:p>
          </table:table-cell>
          <table:table-cell office:value-type="float" office:value="0.0245796020507812" calcext:value-type="float">
            <text:p>0.0245796021</text:p>
          </table:table-cell>
          <table:table-cell office:value-type="float" office:value="0.0202326416015625" calcext:value-type="float">
            <text:p>0.0202326416</text:p>
          </table:table-cell>
          <table:table-cell office:value-type="float" office:value="0.0216020115701422" calcext:value-type="float">
            <text:p>0.021602011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3:42:41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377.82142857143" calcext:value-type="float">
            <text:p>8377.8214285714</text:p>
          </table:table-cell>
          <table:table-cell office:value-type="float" office:value="11259792" calcext:value-type="float">
            <text:p>11259792</text:p>
          </table:table-cell>
          <table:table-cell office:value-type="float" office:value="43140" calcext:value-type="float">
            <text:p>43140</text:p>
          </table:table-cell>
          <table:table-cell office:value-type="float" office:value="8000" calcext:value-type="float">
            <text:p>8000</text:p>
          </table:table-cell>
          <table:table-cell office:value-type="float" office:value="0.0256031982421875" calcext:value-type="float">
            <text:p>0.0256031982</text:p>
          </table:table-cell>
          <table:table-cell office:value-type="float" office:value="0.020844140625" calcext:value-type="float">
            <text:p>0.0208441406</text:p>
          </table:table-cell>
          <table:table-cell office:value-type="float" office:value="0.00195583906546875" calcext:value-type="float">
            <text:p>0.001955839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3:43:59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430.4947916667" calcext:value-type="float">
            <text:p>12430.4947916667</text:p>
          </table:table-cell>
          <table:table-cell office:value-type="float" office:value="16706585" calcext:value-type="float">
            <text:p>16706585</text:p>
          </table:table-cell>
          <table:table-cell office:value-type="float" office:value="43140" calcext:value-type="float">
            <text:p>43140</text:p>
          </table:table-cell>
          <table:table-cell office:value-type="float" office:value="7984" calcext:value-type="float">
            <text:p>7984</text:p>
          </table:table-cell>
          <table:table-cell office:value-type="float" office:value="0.0258690673828125" calcext:value-type="float">
            <text:p>0.0258690674</text:p>
          </table:table-cell>
          <table:table-cell office:value-type="float" office:value="0.020844140625" calcext:value-type="float">
            <text:p>0.0208441406</text:p>
          </table:table-cell>
          <table:table-cell office:value-type="float" office:value="0.0029019533925293" calcext:value-type="float">
            <text:p>0.002901953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3:45:09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morus1280256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16.64360119048" calcext:value-type="float">
            <text:p>1116.6436011905</text:p>
          </table:table-cell>
          <table:table-cell office:value-type="float" office:value="1500769" calcext:value-type="float">
            <text:p>1500769</text:p>
          </table:table-cell>
          <table:table-cell office:value-type="float" office:value="41786" calcext:value-type="float">
            <text:p>41786</text:p>
          </table:table-cell>
          <table:table-cell office:value-type="float" office:value="6874" calcext:value-type="float">
            <text:p>6874</text:p>
          </table:table-cell>
          <table:table-cell office:value-type="float" office:value="0.0246859497070312" calcext:value-type="float">
            <text:p>0.0246859497</text:p>
          </table:table-cell>
          <table:table-cell office:value-type="float" office:value="0.02052509765625" calcext:value-type="float">
            <text:p>0.0205250977</text:p>
          </table:table-cell>
          <table:table-cell office:value-type="float" office:value="0.000256695252370605" calcext:value-type="float">
            <text:p>0.0002566953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3:47:58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0cipher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0.138392857142857" calcext:value-type="float">
            <text:p>0.1383928571</text:p>
          </table:table-cell>
          <table:table-cell office:value-type="float" office:value="186" calcext:value-type="float">
            <text:p>186</text:p>
          </table:table-cell>
          <table:table-cell office:value-type="float" office:value="19315" calcext:value-type="float">
            <text:p>19315</text:p>
          </table:table-cell>
          <table:table-cell office:value-type="float" office:value="5374" calcext:value-type="float">
            <text:p>5374</text:p>
          </table:table-cell>
          <table:table-cell office:value-type="float" office:value="0.0213359985351562" calcext:value-type="float">
            <text:p>0.0213359985</text:p>
          </table:table-cell>
          <table:table-cell office:value-type="float" office:value="0.02031240234375" calcext:value-type="float">
            <text:p>0.0203124023</text:p>
          </table:table-cell>
          <table:table-cell office:value-type="float" office:value="0.0000000314842236328125" calcext:value-type="float">
            <text:p>3.14842236328125E-08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3:21:31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95704.0379464286" calcext:value-type="float">
            <text:p>95704.0379464286</text:p>
          </table:table-cell>
          <table:table-cell office:value-type="float" office:value="128626227" calcext:value-type="float">
            <text:p>128626227</text:p>
          </table:table-cell>
          <table:table-cell office:value-type="float" office:value="25180" calcext:value-type="float">
            <text:p>25180</text:p>
          </table:table-cell>
          <table:table-cell office:value-type="float" office:value="6194" calcext:value-type="float">
            <text:p>6194</text:p>
          </table:table-cell>
          <table:table-cell office:value-type="float" office:value="0.0249119384765625" calcext:value-type="float">
            <text:p>0.0249119385</text:p>
          </table:table-cell>
          <table:table-cell office:value-type="float" office:value="0.0201794677734375" calcext:value-type="float">
            <text:p>0.0201794678</text:p>
          </table:table-cell>
          <table:table-cell office:value-type="float" office:value="0.0216300733547113" calcext:value-type="float">
            <text:p>0.0216300734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3:42:30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359.04241071429" calcext:value-type="float">
            <text:p>8359.0424107143</text:p>
          </table:table-cell>
          <table:table-cell office:value-type="float" office:value="11234553" calcext:value-type="float">
            <text:p>11234553</text:p>
          </table:table-cell>
          <table:table-cell office:value-type="float" office:value="43140" calcext:value-type="float">
            <text:p>43140</text:p>
          </table:table-cell>
          <table:table-cell office:value-type="float" office:value="7996" calcext:value-type="float">
            <text:p>7996</text:p>
          </table:table-cell>
          <table:table-cell office:value-type="float" office:value="0.0256563720703125" calcext:value-type="float">
            <text:p>0.0256563721</text:p>
          </table:table-cell>
          <table:table-cell office:value-type="float" office:value="0.020844140625" calcext:value-type="float">
            <text:p>0.0208441406</text:p>
          </table:table-cell>
          <table:table-cell office:value-type="float" office:value="0.0019514550215918" calcext:value-type="float">
            <text:p>0.001951455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3:43:55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396.0833333333" calcext:value-type="float">
            <text:p>12396.0833333333</text:p>
          </table:table-cell>
          <table:table-cell office:value-type="float" office:value="16660336" calcext:value-type="float">
            <text:p>16660336</text:p>
          </table:table-cell>
          <table:table-cell office:value-type="float" office:value="43140" calcext:value-type="float">
            <text:p>43140</text:p>
          </table:table-cell>
          <table:table-cell office:value-type="float" office:value="7980" calcext:value-type="float">
            <text:p>7980</text:p>
          </table:table-cell>
          <table:table-cell office:value-type="float" office:value="0.0257361328125" calcext:value-type="float">
            <text:p>0.0257361328</text:p>
          </table:table-cell>
          <table:table-cell office:value-type="float" office:value="0.0208042602539063" calcext:value-type="float">
            <text:p>0.0208042603</text:p>
          </table:table-cell>
          <table:table-cell office:value-type="float" office:value="0.0028883830505127" calcext:value-type="float">
            <text:p>0.0028883831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3:45:05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morus1280256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19.83035714286" calcext:value-type="float">
            <text:p>1119.8303571429</text:p>
          </table:table-cell>
          <table:table-cell office:value-type="float" office:value="1505052" calcext:value-type="float">
            <text:p>1505052</text:p>
          </table:table-cell>
          <table:table-cell office:value-type="float" office:value="41786" calcext:value-type="float">
            <text:p>41786</text:p>
          </table:table-cell>
          <table:table-cell office:value-type="float" office:value="6922" calcext:value-type="float">
            <text:p>6922</text:p>
          </table:table-cell>
          <table:table-cell office:value-type="float" office:value="0.024406787109375" calcext:value-type="float">
            <text:p>0.0244067871</text:p>
          </table:table-cell>
          <table:table-cell office:value-type="float" office:value="0.0204586303710937" calcext:value-type="float">
            <text:p>0.0204586304</text:p>
          </table:table-cell>
          <table:table-cell office:value-type="float" office:value="0.000256594187977295" calcext:value-type="float">
            <text:p>0.0002565942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3:47:56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0cipher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0.126488095238095" calcext:value-type="float">
            <text:p>0.1264880952</text:p>
          </table:table-cell>
          <table:table-cell office:value-type="float" office:value="170" calcext:value-type="float">
            <text:p>170</text:p>
          </table:table-cell>
          <table:table-cell office:value-type="float" office:value="19315" calcext:value-type="float">
            <text:p>19315</text:p>
          </table:table-cell>
          <table:table-cell office:value-type="float" office:value="5374" calcext:value-type="float">
            <text:p>5374</text:p>
          </table:table-cell>
          <table:table-cell office:value-type="float" office:value="0.0219474975585937" calcext:value-type="float">
            <text:p>0.0219474976</text:p>
          </table:table-cell>
          <table:table-cell office:value-type="float" office:value="0.0205516845703125" calcext:value-type="float">
            <text:p>0.0205516846</text:p>
          </table:table-cell>
          <table:table-cell office:value-type="float" office:value="0.0000000291148864746094" calcext:value-type="float">
            <text:p>2.91148864746094E-08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3:21:36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95322.2194940476" calcext:value-type="float">
            <text:p>95322.2194940476</text:p>
          </table:table-cell>
          <table:table-cell office:value-type="float" office:value="128113063" calcext:value-type="float">
            <text:p>128113063</text:p>
          </table:table-cell>
          <table:table-cell office:value-type="float" office:value="25180" calcext:value-type="float">
            <text:p>25180</text:p>
          </table:table-cell>
          <table:table-cell office:value-type="float" office:value="6216" calcext:value-type="float">
            <text:p>6216</text:p>
          </table:table-cell>
          <table:table-cell office:value-type="float" office:value="0.02456630859375" calcext:value-type="float">
            <text:p>0.0245663086</text:p>
          </table:table-cell>
          <table:table-cell office:value-type="float" office:value="0.0202326416015625" calcext:value-type="float">
            <text:p>0.0202326416</text:p>
          </table:table-cell>
          <table:table-cell office:value-type="float" office:value="0.0216005474013116" calcext:value-type="float">
            <text:p>0.0216005474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3:42:52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225.26636904762" calcext:value-type="float">
            <text:p>8225.2663690476</text:p>
          </table:table-cell>
          <table:table-cell office:value-type="float" office:value="11054758" calcext:value-type="float">
            <text:p>11054758</text:p>
          </table:table-cell>
          <table:table-cell office:value-type="float" office:value="43140" calcext:value-type="float">
            <text:p>43140</text:p>
          </table:table-cell>
          <table:table-cell office:value-type="float" office:value="8000" calcext:value-type="float">
            <text:p>8000</text:p>
          </table:table-cell>
          <table:table-cell office:value-type="float" office:value="0.0258026000976562" calcext:value-type="float">
            <text:p>0.0258026001</text:p>
          </table:table-cell>
          <table:table-cell office:value-type="float" office:value="0.020897314453125" calcext:value-type="float">
            <text:p>0.0208973145</text:p>
          </table:table-cell>
          <table:table-cell office:value-type="float" office:value="0.00192512295107666" calcext:value-type="float">
            <text:p>0.001925123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3:44:01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278.0587797619" calcext:value-type="float">
            <text:p>12278.0587797619</text:p>
          </table:table-cell>
          <table:table-cell office:value-type="float" office:value="16501711" calcext:value-type="float">
            <text:p>16501711</text:p>
          </table:table-cell>
          <table:table-cell office:value-type="float" office:value="43140" calcext:value-type="float">
            <text:p>43140</text:p>
          </table:table-cell>
          <table:table-cell office:value-type="float" office:value="7984" calcext:value-type="float">
            <text:p>7984</text:p>
          </table:table-cell>
          <table:table-cell office:value-type="float" office:value="0.0256563720703125" calcext:value-type="float">
            <text:p>0.0256563721</text:p>
          </table:table-cell>
          <table:table-cell office:value-type="float" office:value="0.020844140625" calcext:value-type="float">
            <text:p>0.0208441406</text:p>
          </table:table-cell>
          <table:table-cell office:value-type="float" office:value="0.00286636653864258" calcext:value-type="float">
            <text:p>0.0028663665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3:45:12Z</text:p>
          </table:table-cell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morus1280256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16.60714285714" calcext:value-type="float">
            <text:p>1116.6071428571</text:p>
          </table:table-cell>
          <table:table-cell office:value-type="float" office:value="1500720" calcext:value-type="float">
            <text:p>1500720</text:p>
          </table:table-cell>
          <table:table-cell office:value-type="float" office:value="41786" calcext:value-type="float">
            <text:p>41786</text:p>
          </table:table-cell>
          <table:table-cell office:value-type="float" office:value="6874" calcext:value-type="float">
            <text:p>6874</text:p>
          </table:table-cell>
          <table:table-cell office:value-type="float" office:value="0.0243934936523438" calcext:value-type="float">
            <text:p>0.0243934937</text:p>
          </table:table-cell>
          <table:table-cell office:value-type="float" office:value="0.0204985107421875" calcext:value-type="float">
            <text:p>0.0204985107</text:p>
          </table:table-cell>
          <table:table-cell office:value-type="float" office:value="0.000256354375341797" calcext:value-type="float">
            <text:p>0.0002563544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3:48:01Z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formula="of:=[.A3]" office:value-type="string" office:string-value="MSP430F5529" calcext:value-type="string">
            <text:p>MSP430F5529</text:p>
          </table:table-cell>
          <table:table-cell table:formula="of:=[.B3]" office:value-type="string" office:string-value="acorn128v3" calcext:value-type="string">
            <text:p>acorn128v3</text:p>
          </table:table-cell>
          <table:table-cell table:formula="of:=[.C3]" office:value-type="float" office:value="1280" calcext:value-type="float">
            <text:p>1280</text:p>
          </table:table-cell>
          <table:table-cell table:formula="of:=[.D3]" office:value-type="float" office:value="64" calcext:value-type="float">
            <text:p>64</text:p>
          </table:table-cell>
          <table:table-cell table:formula="of:=[.E3]" office:value-type="float" office:value="95328.6808035714" calcext:value-type="float">
            <text:p>95328.6808035714</text:p>
          </table:table-cell>
          <table:table-cell table:formula="of:=[.F3]-[.F$2]" office:value-type="float" office:value="128121577" calcext:value-type="float">
            <text:p>128121577</text:p>
          </table:table-cell>
          <table:table-cell table:formula="of:=[.G3]-[.G$2]" office:value-type="float" office:value="5865" calcext:value-type="float">
            <text:p>5865</text:p>
          </table:table-cell>
          <table:table-cell table:formula="of:=[.H3]-[.H$2]" office:value-type="float" office:value="842" calcext:value-type="float">
            <text:p>842</text:p>
          </table:table-cell>
          <table:table-cell table:formula="of:=[.I3]" office:value-type="float" office:value="0.0245796020507812" calcext:value-type="float">
            <text:p>0.0245796021</text:p>
          </table:table-cell>
          <table:table-cell table:formula="of:=[.J3]" office:value-type="float" office:value="0.0202326416015625" calcext:value-type="float">
            <text:p>0.0202326416</text:p>
          </table:table-cell>
          <table:table-cell table:formula="of:=[.K3]" office:value-type="float" office:value="0.0216020115701422" calcext:value-type="float">
            <text:p>0.0216020116</text:p>
          </table:table-cell>
          <table:table-cell table:formula="of:=[.L3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4]" office:value-type="string" office:string-value="MSP430F5529" calcext:value-type="string">
            <text:p>MSP430F5529</text:p>
          </table:table-cell>
          <table:table-cell table:formula="of:=[.B4]" office:value-type="string" office:string-value="ascon128av12" calcext:value-type="string">
            <text:p>ascon128av12</text:p>
          </table:table-cell>
          <table:table-cell table:formula="of:=[.C4]" office:value-type="float" office:value="1280" calcext:value-type="float">
            <text:p>1280</text:p>
          </table:table-cell>
          <table:table-cell table:formula="of:=[.D4]" office:value-type="float" office:value="64" calcext:value-type="float">
            <text:p>64</text:p>
          </table:table-cell>
          <table:table-cell table:formula="of:=[.E4]" office:value-type="float" office:value="8377.82142857143" calcext:value-type="float">
            <text:p>8377.8214285714</text:p>
          </table:table-cell>
          <table:table-cell table:formula="of:=[.F4]-[.F$2]" office:value-type="float" office:value="11259622" calcext:value-type="float">
            <text:p>11259622</text:p>
          </table:table-cell>
          <table:table-cell table:formula="of:=[.G4]-[.G$2]" office:value-type="float" office:value="23825" calcext:value-type="float">
            <text:p>23825</text:p>
          </table:table-cell>
          <table:table-cell table:formula="of:=[.H4]-[.H$2]" office:value-type="float" office:value="2626" calcext:value-type="float">
            <text:p>2626</text:p>
          </table:table-cell>
          <table:table-cell table:formula="of:=[.I4]" office:value-type="float" office:value="0.0256031982421875" calcext:value-type="float">
            <text:p>0.0256031982</text:p>
          </table:table-cell>
          <table:table-cell table:formula="of:=[.J4]" office:value-type="float" office:value="0.020844140625" calcext:value-type="float">
            <text:p>0.0208441406</text:p>
          </table:table-cell>
          <table:table-cell table:formula="of:=[.K4]" office:value-type="float" office:value="0.00195583906546875" calcext:value-type="float">
            <text:p>0.0019558391</text:p>
          </table:table-cell>
          <table:table-cell table:formula="of:=[.L4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5]" office:value-type="string" office:string-value="MSP430F5529" calcext:value-type="string">
            <text:p>MSP430F5529</text:p>
          </table:table-cell>
          <table:table-cell table:formula="of:=[.B5]" office:value-type="string" office:string-value="ascon128v12" calcext:value-type="string">
            <text:p>ascon128v12</text:p>
          </table:table-cell>
          <table:table-cell table:formula="of:=[.C5]" office:value-type="float" office:value="1280" calcext:value-type="float">
            <text:p>1280</text:p>
          </table:table-cell>
          <table:table-cell table:formula="of:=[.D5]" office:value-type="float" office:value="64" calcext:value-type="float">
            <text:p>64</text:p>
          </table:table-cell>
          <table:table-cell table:formula="of:=[.E5]" office:value-type="float" office:value="12430.4947916667" calcext:value-type="float">
            <text:p>12430.4947916667</text:p>
          </table:table-cell>
          <table:table-cell table:formula="of:=[.F5]-[.F$2]" office:value-type="float" office:value="16706415" calcext:value-type="float">
            <text:p>16706415</text:p>
          </table:table-cell>
          <table:table-cell table:formula="of:=[.G5]-[.G$2]" office:value-type="float" office:value="23825" calcext:value-type="float">
            <text:p>23825</text:p>
          </table:table-cell>
          <table:table-cell table:formula="of:=[.H5]-[.H$2]" office:value-type="float" office:value="2610" calcext:value-type="float">
            <text:p>2610</text:p>
          </table:table-cell>
          <table:table-cell table:formula="of:=[.I5]" office:value-type="float" office:value="0.0258690673828125" calcext:value-type="float">
            <text:p>0.0258690674</text:p>
          </table:table-cell>
          <table:table-cell table:formula="of:=[.J5]" office:value-type="float" office:value="0.020844140625" calcext:value-type="float">
            <text:p>0.0208441406</text:p>
          </table:table-cell>
          <table:table-cell table:formula="of:=[.K5]" office:value-type="float" office:value="0.0029019533925293" calcext:value-type="float">
            <text:p>0.0029019534</text:p>
          </table:table-cell>
          <table:table-cell table:formula="of:=[.L5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6]" office:value-type="string" office:string-value="MSP430F5529" calcext:value-type="string">
            <text:p>MSP430F5529</text:p>
          </table:table-cell>
          <table:table-cell table:formula="of:=[.B6]" office:value-type="string" office:string-value="morus1280256v2" calcext:value-type="string">
            <text:p>morus1280256v2</text:p>
          </table:table-cell>
          <table:table-cell table:formula="of:=[.C6]" office:value-type="float" office:value="1280" calcext:value-type="float">
            <text:p>1280</text:p>
          </table:table-cell>
          <table:table-cell table:formula="of:=[.D6]" office:value-type="float" office:value="64" calcext:value-type="float">
            <text:p>64</text:p>
          </table:table-cell>
          <table:table-cell table:formula="of:=[.E6]" office:value-type="float" office:value="1116.64360119048" calcext:value-type="float">
            <text:p>1116.6436011905</text:p>
          </table:table-cell>
          <table:table-cell table:formula="of:=[.F6]-[.F$2]" office:value-type="float" office:value="1500599" calcext:value-type="float">
            <text:p>1500599</text:p>
          </table:table-cell>
          <table:table-cell table:formula="of:=[.G6]-[.G$2]" office:value-type="float" office:value="22471" calcext:value-type="float">
            <text:p>22471</text:p>
          </table:table-cell>
          <table:table-cell table:formula="of:=[.H6]-[.H$2]" office:value-type="float" office:value="1500" calcext:value-type="float">
            <text:p>1500</text:p>
          </table:table-cell>
          <table:table-cell table:formula="of:=[.I6]" office:value-type="float" office:value="0.0246859497070312" calcext:value-type="float">
            <text:p>0.0246859497</text:p>
          </table:table-cell>
          <table:table-cell table:formula="of:=[.J6]" office:value-type="float" office:value="0.02052509765625" calcext:value-type="float">
            <text:p>0.0205250977</text:p>
          </table:table-cell>
          <table:table-cell table:formula="of:=[.K6]" office:value-type="float" office:value="0.000256695252370605" calcext:value-type="float">
            <text:p>0.0002566953</text:p>
          </table:table-cell>
          <table:table-cell table:formula="of:=[.L6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8]" office:value-type="string" office:string-value="MSP430F5529" calcext:value-type="string">
            <text:p>MSP430F5529</text:p>
          </table:table-cell>
          <table:table-cell table:formula="of:=[.B8]" office:value-type="string" office:string-value="acorn128v3" calcext:value-type="string">
            <text:p>acorn128v3</text:p>
          </table:table-cell>
          <table:table-cell table:formula="of:=[.C8]" office:value-type="float" office:value="1280" calcext:value-type="float">
            <text:p>1280</text:p>
          </table:table-cell>
          <table:table-cell table:formula="of:=[.D8]" office:value-type="float" office:value="64" calcext:value-type="float">
            <text:p>64</text:p>
          </table:table-cell>
          <table:table-cell table:formula="of:=[.E8]" office:value-type="float" office:value="95704.0379464286" calcext:value-type="float">
            <text:p>95704.0379464286</text:p>
          </table:table-cell>
          <table:table-cell table:formula="of:=[.F8]-[.F$7]" office:value-type="float" office:value="128626041" calcext:value-type="float">
            <text:p>128626041</text:p>
          </table:table-cell>
          <table:table-cell table:formula="of:=[.G8]-[.G$7]" office:value-type="float" office:value="5865" calcext:value-type="float">
            <text:p>5865</text:p>
          </table:table-cell>
          <table:table-cell table:formula="of:=[.H8]-[.H$7]" office:value-type="float" office:value="820" calcext:value-type="float">
            <text:p>820</text:p>
          </table:table-cell>
          <table:table-cell table:formula="of:=[.I8]" office:value-type="float" office:value="0.0249119384765625" calcext:value-type="float">
            <text:p>0.0249119385</text:p>
          </table:table-cell>
          <table:table-cell table:formula="of:=[.J8]" office:value-type="float" office:value="0.0201794677734375" calcext:value-type="float">
            <text:p>0.0201794678</text:p>
          </table:table-cell>
          <table:table-cell table:formula="of:=[.K8]" office:value-type="float" office:value="0.0216300733547113" calcext:value-type="float">
            <text:p>0.0216300734</text:p>
          </table:table-cell>
          <table:table-cell table:formula="of:=[.L8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9]" office:value-type="string" office:string-value="MSP430F5529" calcext:value-type="string">
            <text:p>MSP430F5529</text:p>
          </table:table-cell>
          <table:table-cell table:formula="of:=[.B9]" office:value-type="string" office:string-value="ascon128av12" calcext:value-type="string">
            <text:p>ascon128av12</text:p>
          </table:table-cell>
          <table:table-cell table:formula="of:=[.C9]" office:value-type="float" office:value="1280" calcext:value-type="float">
            <text:p>1280</text:p>
          </table:table-cell>
          <table:table-cell table:formula="of:=[.D9]" office:value-type="float" office:value="64" calcext:value-type="float">
            <text:p>64</text:p>
          </table:table-cell>
          <table:table-cell table:formula="of:=[.E9]" office:value-type="float" office:value="8359.04241071429" calcext:value-type="float">
            <text:p>8359.0424107143</text:p>
          </table:table-cell>
          <table:table-cell table:formula="of:=[.F9]-[.F$7]" office:value-type="float" office:value="11234367" calcext:value-type="float">
            <text:p>11234367</text:p>
          </table:table-cell>
          <table:table-cell table:formula="of:=[.G9]-[.G$7]" office:value-type="float" office:value="23825" calcext:value-type="float">
            <text:p>23825</text:p>
          </table:table-cell>
          <table:table-cell table:formula="of:=[.H9]-[.H$7]" office:value-type="float" office:value="2622" calcext:value-type="float">
            <text:p>2622</text:p>
          </table:table-cell>
          <table:table-cell table:formula="of:=[.I9]" office:value-type="float" office:value="0.0256563720703125" calcext:value-type="float">
            <text:p>0.0256563721</text:p>
          </table:table-cell>
          <table:table-cell table:formula="of:=[.J9]" office:value-type="float" office:value="0.020844140625" calcext:value-type="float">
            <text:p>0.0208441406</text:p>
          </table:table-cell>
          <table:table-cell table:formula="of:=[.K9]" office:value-type="float" office:value="0.0019514550215918" calcext:value-type="float">
            <text:p>0.001951455</text:p>
          </table:table-cell>
          <table:table-cell table:formula="of:=[.L9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0]" office:value-type="string" office:string-value="MSP430F5529" calcext:value-type="string">
            <text:p>MSP430F5529</text:p>
          </table:table-cell>
          <table:table-cell table:formula="of:=[.B10]" office:value-type="string" office:string-value="ascon128v12" calcext:value-type="string">
            <text:p>ascon128v12</text:p>
          </table:table-cell>
          <table:table-cell table:formula="of:=[.C10]" office:value-type="float" office:value="1280" calcext:value-type="float">
            <text:p>1280</text:p>
          </table:table-cell>
          <table:table-cell table:formula="of:=[.D10]" office:value-type="float" office:value="64" calcext:value-type="float">
            <text:p>64</text:p>
          </table:table-cell>
          <table:table-cell table:formula="of:=[.E10]" office:value-type="float" office:value="12396.0833333333" calcext:value-type="float">
            <text:p>12396.0833333333</text:p>
          </table:table-cell>
          <table:table-cell table:formula="of:=[.F10]-[.F$7]" office:value-type="float" office:value="16660150" calcext:value-type="float">
            <text:p>16660150</text:p>
          </table:table-cell>
          <table:table-cell table:formula="of:=[.G10]-[.G$7]" office:value-type="float" office:value="23825" calcext:value-type="float">
            <text:p>23825</text:p>
          </table:table-cell>
          <table:table-cell table:formula="of:=[.H10]-[.H$7]" office:value-type="float" office:value="2606" calcext:value-type="float">
            <text:p>2606</text:p>
          </table:table-cell>
          <table:table-cell table:formula="of:=[.I10]" office:value-type="float" office:value="0.0257361328125" calcext:value-type="float">
            <text:p>0.0257361328</text:p>
          </table:table-cell>
          <table:table-cell table:formula="of:=[.J10]" office:value-type="float" office:value="0.0208042602539063" calcext:value-type="float">
            <text:p>0.0208042603</text:p>
          </table:table-cell>
          <table:table-cell table:formula="of:=[.K10]" office:value-type="float" office:value="0.0028883830505127" calcext:value-type="float">
            <text:p>0.0028883831</text:p>
          </table:table-cell>
          <table:table-cell table:formula="of:=[.L10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1]" office:value-type="string" office:string-value="MSP430F5529" calcext:value-type="string">
            <text:p>MSP430F5529</text:p>
          </table:table-cell>
          <table:table-cell table:formula="of:=[.B11]" office:value-type="string" office:string-value="morus1280256v2" calcext:value-type="string">
            <text:p>morus1280256v2</text:p>
          </table:table-cell>
          <table:table-cell table:formula="of:=[.C11]" office:value-type="float" office:value="1280" calcext:value-type="float">
            <text:p>1280</text:p>
          </table:table-cell>
          <table:table-cell table:formula="of:=[.D11]" office:value-type="float" office:value="64" calcext:value-type="float">
            <text:p>64</text:p>
          </table:table-cell>
          <table:table-cell table:formula="of:=[.E11]" office:value-type="float" office:value="1119.83035714286" calcext:value-type="float">
            <text:p>1119.8303571429</text:p>
          </table:table-cell>
          <table:table-cell table:formula="of:=[.F11]-[.F$7]" office:value-type="float" office:value="1504866" calcext:value-type="float">
            <text:p>1504866</text:p>
          </table:table-cell>
          <table:table-cell table:formula="of:=[.G11]-[.G$7]" office:value-type="float" office:value="22471" calcext:value-type="float">
            <text:p>22471</text:p>
          </table:table-cell>
          <table:table-cell table:formula="of:=[.H11]-[.H$7]" office:value-type="float" office:value="1548" calcext:value-type="float">
            <text:p>1548</text:p>
          </table:table-cell>
          <table:table-cell table:formula="of:=[.I11]" office:value-type="float" office:value="0.024406787109375" calcext:value-type="float">
            <text:p>0.0244067871</text:p>
          </table:table-cell>
          <table:table-cell table:formula="of:=[.J11]" office:value-type="float" office:value="0.0204586303710937" calcext:value-type="float">
            <text:p>0.0204586304</text:p>
          </table:table-cell>
          <table:table-cell table:formula="of:=[.K11]" office:value-type="float" office:value="0.000256594187977295" calcext:value-type="float">
            <text:p>0.0002565942</text:p>
          </table:table-cell>
          <table:table-cell table:formula="of:=[.L11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3]" office:value-type="string" office:string-value="MSP430F5529" calcext:value-type="string">
            <text:p>MSP430F5529</text:p>
          </table:table-cell>
          <table:table-cell table:formula="of:=[.B13]" office:value-type="string" office:string-value="acorn128v3" calcext:value-type="string">
            <text:p>acorn128v3</text:p>
          </table:table-cell>
          <table:table-cell table:formula="of:=[.C13]" office:value-type="float" office:value="1280" calcext:value-type="float">
            <text:p>1280</text:p>
          </table:table-cell>
          <table:table-cell table:formula="of:=[.D13]" office:value-type="float" office:value="64" calcext:value-type="float">
            <text:p>64</text:p>
          </table:table-cell>
          <table:table-cell table:formula="of:=[.E13]" office:value-type="float" office:value="95322.2194940476" calcext:value-type="float">
            <text:p>95322.2194940476</text:p>
          </table:table-cell>
          <table:table-cell table:formula="of:=[.F13]-[.F$12]" office:value-type="float" office:value="128112893" calcext:value-type="float">
            <text:p>128112893</text:p>
          </table:table-cell>
          <table:table-cell table:formula="of:=[.G13]-[.G$12]" office:value-type="float" office:value="5865" calcext:value-type="float">
            <text:p>5865</text:p>
          </table:table-cell>
          <table:table-cell table:formula="of:=[.H13]-[.H$12]" office:value-type="float" office:value="842" calcext:value-type="float">
            <text:p>842</text:p>
          </table:table-cell>
          <table:table-cell table:formula="of:=[.I13]" office:value-type="float" office:value="0.02456630859375" calcext:value-type="float">
            <text:p>0.0245663086</text:p>
          </table:table-cell>
          <table:table-cell table:formula="of:=[.J13]" office:value-type="float" office:value="0.0202326416015625" calcext:value-type="float">
            <text:p>0.0202326416</text:p>
          </table:table-cell>
          <table:table-cell table:formula="of:=[.K13]" office:value-type="float" office:value="0.0216005474013116" calcext:value-type="float">
            <text:p>0.0216005474</text:p>
          </table:table-cell>
          <table:table-cell table:formula="of:=[.L13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4]" office:value-type="string" office:string-value="MSP430F5529" calcext:value-type="string">
            <text:p>MSP430F5529</text:p>
          </table:table-cell>
          <table:table-cell table:formula="of:=[.B14]" office:value-type="string" office:string-value="ascon128av12" calcext:value-type="string">
            <text:p>ascon128av12</text:p>
          </table:table-cell>
          <table:table-cell table:formula="of:=[.C14]" office:value-type="float" office:value="1280" calcext:value-type="float">
            <text:p>1280</text:p>
          </table:table-cell>
          <table:table-cell table:formula="of:=[.D14]" office:value-type="float" office:value="64" calcext:value-type="float">
            <text:p>64</text:p>
          </table:table-cell>
          <table:table-cell table:formula="of:=[.E14]" office:value-type="float" office:value="8225.26636904762" calcext:value-type="float">
            <text:p>8225.2663690476</text:p>
          </table:table-cell>
          <table:table-cell table:formula="of:=[.F14]-[.F$12]" office:value-type="float" office:value="11054588" calcext:value-type="float">
            <text:p>11054588</text:p>
          </table:table-cell>
          <table:table-cell table:formula="of:=[.G14]-[.G$12]" office:value-type="float" office:value="23825" calcext:value-type="float">
            <text:p>23825</text:p>
          </table:table-cell>
          <table:table-cell table:formula="of:=[.H14]-[.H$12]" office:value-type="float" office:value="2626" calcext:value-type="float">
            <text:p>2626</text:p>
          </table:table-cell>
          <table:table-cell table:formula="of:=[.I14]" office:value-type="float" office:value="0.0258026000976562" calcext:value-type="float">
            <text:p>0.0258026001</text:p>
          </table:table-cell>
          <table:table-cell table:formula="of:=[.J14]" office:value-type="float" office:value="0.020897314453125" calcext:value-type="float">
            <text:p>0.0208973145</text:p>
          </table:table-cell>
          <table:table-cell table:formula="of:=[.K14]" office:value-type="float" office:value="0.00192512295107666" calcext:value-type="float">
            <text:p>0.001925123</text:p>
          </table:table-cell>
          <table:table-cell table:formula="of:=[.L14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5]" office:value-type="string" office:string-value="MSP430F5529" calcext:value-type="string">
            <text:p>MSP430F5529</text:p>
          </table:table-cell>
          <table:table-cell table:formula="of:=[.B15]" office:value-type="string" office:string-value="ascon128v12" calcext:value-type="string">
            <text:p>ascon128v12</text:p>
          </table:table-cell>
          <table:table-cell table:formula="of:=[.C15]" office:value-type="float" office:value="1280" calcext:value-type="float">
            <text:p>1280</text:p>
          </table:table-cell>
          <table:table-cell table:formula="of:=[.D15]" office:value-type="float" office:value="64" calcext:value-type="float">
            <text:p>64</text:p>
          </table:table-cell>
          <table:table-cell table:formula="of:=[.E15]" office:value-type="float" office:value="12278.0587797619" calcext:value-type="float">
            <text:p>12278.0587797619</text:p>
          </table:table-cell>
          <table:table-cell table:formula="of:=[.F15]-[.F$12]" office:value-type="float" office:value="16501541" calcext:value-type="float">
            <text:p>16501541</text:p>
          </table:table-cell>
          <table:table-cell table:formula="of:=[.G15]-[.G$12]" office:value-type="float" office:value="23825" calcext:value-type="float">
            <text:p>23825</text:p>
          </table:table-cell>
          <table:table-cell table:formula="of:=[.H15]-[.H$12]" office:value-type="float" office:value="2610" calcext:value-type="float">
            <text:p>2610</text:p>
          </table:table-cell>
          <table:table-cell table:formula="of:=[.I15]" office:value-type="float" office:value="0.0256563720703125" calcext:value-type="float">
            <text:p>0.0256563721</text:p>
          </table:table-cell>
          <table:table-cell table:formula="of:=[.J15]" office:value-type="float" office:value="0.020844140625" calcext:value-type="float">
            <text:p>0.0208441406</text:p>
          </table:table-cell>
          <table:table-cell table:formula="of:=[.K15]" office:value-type="float" office:value="0.00286636653864258" calcext:value-type="float">
            <text:p>0.0028663665</text:p>
          </table:table-cell>
          <table:table-cell table:formula="of:=[.L15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6]" office:value-type="string" office:string-value="MSP430F5529" calcext:value-type="string">
            <text:p>MSP430F5529</text:p>
          </table:table-cell>
          <table:table-cell table:formula="of:=[.B16]" office:value-type="string" office:string-value="morus1280256v2" calcext:value-type="string">
            <text:p>morus1280256v2</text:p>
          </table:table-cell>
          <table:table-cell table:formula="of:=[.C16]" office:value-type="float" office:value="1280" calcext:value-type="float">
            <text:p>1280</text:p>
          </table:table-cell>
          <table:table-cell table:formula="of:=[.D16]" office:value-type="float" office:value="64" calcext:value-type="float">
            <text:p>64</text:p>
          </table:table-cell>
          <table:table-cell table:formula="of:=[.E16]" office:value-type="float" office:value="1116.60714285714" calcext:value-type="float">
            <text:p>1116.6071428571</text:p>
          </table:table-cell>
          <table:table-cell table:formula="of:=[.F16]-[.F$12]" office:value-type="float" office:value="1500550" calcext:value-type="float">
            <text:p>1500550</text:p>
          </table:table-cell>
          <table:table-cell table:formula="of:=[.G16]-[.G$12]" office:value-type="float" office:value="22471" calcext:value-type="float">
            <text:p>22471</text:p>
          </table:table-cell>
          <table:table-cell table:formula="of:=[.H16]-[.H$12]" office:value-type="float" office:value="1500" calcext:value-type="float">
            <text:p>1500</text:p>
          </table:table-cell>
          <table:table-cell table:formula="of:=[.I16]" office:value-type="float" office:value="0.0243934936523438" calcext:value-type="float">
            <text:p>0.0243934937</text:p>
          </table:table-cell>
          <table:table-cell table:formula="of:=[.J16]" office:value-type="float" office:value="0.0204985107421875" calcext:value-type="float">
            <text:p>0.0204985107</text:p>
          </table:table-cell>
          <table:table-cell table:formula="of:=[.K16]" office:value-type="float" office:value="0.000256354375341797" calcext:value-type="float">
            <text:p>0.0002563544</text:p>
          </table:table-cell>
          <table:table-cell table:formula="of:=[.L16]" office:value-type="string" office:string-value="frg" calcext:value-type="string">
            <text:p>frg</text:p>
          </table:table-cell>
          <table:table-cell/>
        </table:table-row>
      </table:table>
      <table:table table:name="432" table:style-name="ta1">
        <table:table-column table:style-name="co13" table:number-columns-repeated="13" table:default-cell-style-name="Default"/>
        <table:table-row table:style-name="ro1">
          <table:table-cell/>
          <table:table-cell office:value-type="string" calcext:value-type="string">
            <text:p>implementation</text:p>
          </table:table-cell>
          <table:table-cell office:value-type="string" calcext:value-type="string">
            <text:p>message_len (B)</text:p>
          </table:table-cell>
          <table:table-cell office:value-type="string" calcext:value-type="string">
            <text:p>ad_len (B)</text:p>
          </table:table-cell>
          <table:table-cell office:value-type="string" calcext:value-type="string">
            <text:p>tp (cycles/B)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x power (W)</text:p>
          </table:table-cell>
          <table:table-cell office:value-type="string" calcext:value-type="string">
            <text:p>average power (W)</text:p>
          </table:table-cell>
          <table:table-cell office:value-type="string" calcext:value-type="string">
            <text:p>energy(J)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0cipher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0.0848214285714286" calcext:value-type="float">
            <text:p>0.0848214286</text:p>
          </table:table-cell>
          <table:table-cell office:value-type="float" office:value="114" calcext:value-type="float">
            <text:p>114</text:p>
          </table:table-cell>
          <table:table-cell office:value-type="float" office:value="15948" calcext:value-type="float">
            <text:p>15948</text:p>
          </table:table-cell>
          <table:table-cell office:value-type="float" office:value="10691" calcext:value-type="float">
            <text:p>10691</text:p>
          </table:table-cell>
          <table:table-cell office:value-type="float" office:value="0.0155134643554688" calcext:value-type="float">
            <text:p>0.0155134644</text:p>
          </table:table-cell>
          <table:table-cell office:value-type="float" office:value="0.0139714233398438" calcext:value-type="float">
            <text:p>0.0139714233</text:p>
          </table:table-cell>
          <table:table-cell office:value-type="float" office:value="0.0000000132728521728516" calcext:value-type="float">
            <text:p>1.32728521728516E-08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1:29:10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7145.0141369048" calcext:value-type="float">
            <text:p>77145.0141369048</text:p>
          </table:table-cell>
          <table:table-cell office:value-type="float" office:value="103682899" calcext:value-type="float">
            <text:p>103682899</text:p>
          </table:table-cell>
          <table:table-cell office:value-type="float" office:value="18796" calcext:value-type="float">
            <text:p>18796</text:p>
          </table:table-cell>
          <table:table-cell office:value-type="float" office:value="11527" calcext:value-type="float">
            <text:p>11527</text:p>
          </table:table-cell>
          <table:table-cell office:value-type="float" office:value="0.0156995727539063" calcext:value-type="float">
            <text:p>0.0156995728</text:p>
          </table:table-cell>
          <table:table-cell office:value-type="float" office:value="0.0109405151367188" calcext:value-type="float">
            <text:p>0.0109405151</text:p>
          </table:table-cell>
          <table:table-cell office:value-type="float" office:value="0.00945286938273651" calcext:value-type="float">
            <text:p>0.009452869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1:50:45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03.012648809524" calcext:value-type="float">
            <text:p>703.0126488095</text:p>
          </table:table-cell>
          <table:table-cell office:value-type="float" office:value="944849" calcext:value-type="float">
            <text:p>944849</text:p>
          </table:table-cell>
          <table:table-cell office:value-type="float" office:value="21992" calcext:value-type="float">
            <text:p>21992</text:p>
          </table:table-cell>
          <table:table-cell office:value-type="float" office:value="12555" calcext:value-type="float">
            <text:p>12555</text:p>
          </table:table-cell>
          <table:table-cell office:value-type="float" office:value="0.0155666381835938" calcext:value-type="float">
            <text:p>0.0155666382</text:p>
          </table:table-cell>
          <table:table-cell office:value-type="float" office:value="0.0115520141601562" calcext:value-type="float">
            <text:p>0.0115520142</text:p>
          </table:table-cell>
          <table:table-cell office:value-type="float" office:value="0.0000909575752267456" calcext:value-type="float">
            <text:p>9.09575752267456E-05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1:55:48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93.0431547619" calcext:value-type="float">
            <text:p>1093.0431547619</text:p>
          </table:table-cell>
          <table:table-cell office:value-type="float" office:value="1469050" calcext:value-type="float">
            <text:p>1469050</text:p>
          </table:table-cell>
          <table:table-cell office:value-type="float" office:value="21992" calcext:value-type="float">
            <text:p>21992</text:p>
          </table:table-cell>
          <table:table-cell office:value-type="float" office:value="12539" calcext:value-type="float">
            <text:p>12539</text:p>
          </table:table-cell>
          <table:table-cell office:value-type="float" office:value="0.0158590942382812" calcext:value-type="float">
            <text:p>0.0158590942</text:p>
          </table:table-cell>
          <table:table-cell office:value-type="float" office:value="0.011751416015625" calcext:value-type="float">
            <text:p>0.011751416</text:p>
          </table:table-cell>
          <table:table-cell office:value-type="float" office:value="0.000143861814147949" calcext:value-type="float">
            <text:p>0.0001438618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1:56:32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45.863839285714" calcext:value-type="float">
            <text:p>845.8638392857</text:p>
          </table:table-cell>
          <table:table-cell office:value-type="float" office:value="1136841" calcext:value-type="float">
            <text:p>1136841</text:p>
          </table:table-cell>
          <table:table-cell office:value-type="float" office:value="43988" calcext:value-type="float">
            <text:p>43988</text:p>
          </table:table-cell>
          <table:table-cell office:value-type="float" office:value="12891" calcext:value-type="float">
            <text:p>12891</text:p>
          </table:table-cell>
          <table:table-cell office:value-type="float" office:value="0.0152343017578125" calcext:value-type="float">
            <text:p>0.0152343018</text:p>
          </table:table-cell>
          <table:table-cell office:value-type="float" office:value="0.0110335693359375" calcext:value-type="float">
            <text:p>0.0110335693</text:p>
          </table:table-cell>
          <table:table-cell office:value-type="float" office:value="0.000104528449978638" calcext:value-type="float">
            <text:p>0.000104528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1:58:10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0.347470238095" calcext:value-type="float">
            <text:p>120.3474702381</text:p>
          </table:table-cell>
          <table:table-cell office:value-type="float" office:value="161747" calcext:value-type="float">
            <text:p>161747</text:p>
          </table:table-cell>
          <table:table-cell office:value-type="float" office:value="30780" calcext:value-type="float">
            <text:p>30780</text:p>
          </table:table-cell>
          <table:table-cell office:value-type="float" office:value="11243" calcext:value-type="float">
            <text:p>11243</text:p>
          </table:table-cell>
          <table:table-cell office:value-type="float" office:value="0.0147690307617187" calcext:value-type="float">
            <text:p>0.0147690308</text:p>
          </table:table-cell>
          <table:table-cell office:value-type="float" office:value="0.0113924926757813" calcext:value-type="float">
            <text:p>0.0113924927</text:p>
          </table:table-cell>
          <table:table-cell office:value-type="float" office:value="0.0000153558459402466" calcext:value-type="float">
            <text:p>1.53558459402466E-05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1:59:37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0cipher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0.0848214285714286" calcext:value-type="float">
            <text:p>0.0848214286</text:p>
          </table:table-cell>
          <table:table-cell office:value-type="float" office:value="114" calcext:value-type="float">
            <text:p>114</text:p>
          </table:table-cell>
          <table:table-cell office:value-type="float" office:value="15948" calcext:value-type="float">
            <text:p>15948</text:p>
          </table:table-cell>
          <table:table-cell office:value-type="float" office:value="10687" calcext:value-type="float">
            <text:p>10687</text:p>
          </table:table-cell>
          <table:table-cell office:value-type="float" office:value="0.0158723876953125" calcext:value-type="float">
            <text:p>0.0158723877</text:p>
          </table:table-cell>
          <table:table-cell office:value-type="float" office:value="0.0141575317382813" calcext:value-type="float">
            <text:p>0.0141575317</text:p>
          </table:table-cell>
          <table:table-cell office:value-type="float" office:value="0.0000000134496551513672" calcext:value-type="float">
            <text:p>1.34496551513672E-08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1:29:07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7292.5751488095" calcext:value-type="float">
            <text:p>77292.5751488095</text:p>
          </table:table-cell>
          <table:table-cell office:value-type="float" office:value="103881221" calcext:value-type="float">
            <text:p>103881221</text:p>
          </table:table-cell>
          <table:table-cell office:value-type="float" office:value="18796" calcext:value-type="float">
            <text:p>18796</text:p>
          </table:table-cell>
          <table:table-cell office:value-type="float" office:value="11527" calcext:value-type="float">
            <text:p>11527</text:p>
          </table:table-cell>
          <table:table-cell office:value-type="float" office:value="0.0158325073242187" calcext:value-type="float">
            <text:p>0.0158325073</text:p>
          </table:table-cell>
          <table:table-cell office:value-type="float" office:value="0.011219677734375" calcext:value-type="float">
            <text:p>0.0112196777</text:p>
          </table:table-cell>
          <table:table-cell office:value-type="float" office:value="0.00971261518561157" calcext:value-type="float">
            <text:p>0.0097126152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1:50:33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697.421130952381" calcext:value-type="float">
            <text:p>697.4211309524</text:p>
          </table:table-cell>
          <table:table-cell office:value-type="float" office:value="937334" calcext:value-type="float">
            <text:p>937334</text:p>
          </table:table-cell>
          <table:table-cell office:value-type="float" office:value="21992" calcext:value-type="float">
            <text:p>21992</text:p>
          </table:table-cell>
          <table:table-cell office:value-type="float" office:value="12563" calcext:value-type="float">
            <text:p>12563</text:p>
          </table:table-cell>
          <table:table-cell office:value-type="float" office:value="0.01542041015625" calcext:value-type="float">
            <text:p>0.0154204102</text:p>
          </table:table-cell>
          <table:table-cell office:value-type="float" office:value="0.0117647094726563" calcext:value-type="float">
            <text:p>0.0117647095</text:p>
          </table:table-cell>
          <table:table-cell office:value-type="float" office:value="0.0000918955182403564" calcext:value-type="float">
            <text:p>9.18955182403564E-05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1:55:45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86.87797619048" calcext:value-type="float">
            <text:p>1086.8779761905</text:p>
          </table:table-cell>
          <table:table-cell office:value-type="float" office:value="1460764" calcext:value-type="float">
            <text:p>1460764</text:p>
          </table:table-cell>
          <table:table-cell office:value-type="float" office:value="21992" calcext:value-type="float">
            <text:p>21992</text:p>
          </table:table-cell>
          <table:table-cell office:value-type="float" office:value="12547" calcext:value-type="float">
            <text:p>12547</text:p>
          </table:table-cell>
          <table:table-cell office:value-type="float" office:value="0.0159654418945312" calcext:value-type="float">
            <text:p>0.0159654419</text:p>
          </table:table-cell>
          <table:table-cell office:value-type="float" office:value="0.011857763671875" calcext:value-type="float">
            <text:p>0.0118577637</text:p>
          </table:table-cell>
          <table:table-cell office:value-type="float" office:value="0.000144344952436523" calcext:value-type="float">
            <text:p>0.000144345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1:56:29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44.377976190476" calcext:value-type="float">
            <text:p>844.3779761905</text:p>
          </table:table-cell>
          <table:table-cell office:value-type="float" office:value="1134844" calcext:value-type="float">
            <text:p>1134844</text:p>
          </table:table-cell>
          <table:table-cell office:value-type="float" office:value="43988" calcext:value-type="float">
            <text:p>43988</text:p>
          </table:table-cell>
          <table:table-cell office:value-type="float" office:value="12875" calcext:value-type="float">
            <text:p>12875</text:p>
          </table:table-cell>
          <table:table-cell office:value-type="float" office:value="0.0152210083007812" calcext:value-type="float">
            <text:p>0.0152210083</text:p>
          </table:table-cell>
          <table:table-cell office:value-type="float" office:value="0.0109936889648438" calcext:value-type="float">
            <text:p>0.010993689</text:p>
          </table:table-cell>
          <table:table-cell office:value-type="float" office:value="0.000103967682996826" calcext:value-type="float">
            <text:p>0.0001039677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1:58:07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0.281994047619" calcext:value-type="float">
            <text:p>120.2819940476</text:p>
          </table:table-cell>
          <table:table-cell office:value-type="float" office:value="161659" calcext:value-type="float">
            <text:p>161659</text:p>
          </table:table-cell>
          <table:table-cell office:value-type="float" office:value="30780" calcext:value-type="float">
            <text:p>30780</text:p>
          </table:table-cell>
          <table:table-cell office:value-type="float" office:value="11243" calcext:value-type="float">
            <text:p>11243</text:p>
          </table:table-cell>
          <table:table-cell office:value-type="float" office:value="0.0147690307617187" calcext:value-type="float">
            <text:p>0.0147690308</text:p>
          </table:table-cell>
          <table:table-cell office:value-type="float" office:value="0.0113924926757813" calcext:value-type="float">
            <text:p>0.0113924927</text:p>
          </table:table-cell>
          <table:table-cell office:value-type="float" office:value="0.0000153474914456177" calcext:value-type="float">
            <text:p>1.53474914456177E-05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1:59:34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0cipher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0.0848214285714286" calcext:value-type="float">
            <text:p>0.0848214286</text:p>
          </table:table-cell>
          <table:table-cell office:value-type="float" office:value="114" calcext:value-type="float">
            <text:p>114</text:p>
          </table:table-cell>
          <table:table-cell office:value-type="float" office:value="15948" calcext:value-type="float">
            <text:p>15948</text:p>
          </table:table-cell>
          <table:table-cell office:value-type="float" office:value="10691" calcext:value-type="float">
            <text:p>10691</text:p>
          </table:table-cell>
          <table:table-cell office:value-type="float" office:value="0.0141841186523438" calcext:value-type="float">
            <text:p>0.0141841187</text:p>
          </table:table-cell>
          <table:table-cell office:value-type="float" office:value="0.0136257934570313" calcext:value-type="float">
            <text:p>0.0136257935</text:p>
          </table:table-cell>
          <table:table-cell office:value-type="float" office:value="0.0000000129445037841797" calcext:value-type="float">
            <text:p>1.29445037841797E-08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1:29:13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7144.7514880952" calcext:value-type="float">
            <text:p>77144.7514880952</text:p>
          </table:table-cell>
          <table:table-cell office:value-type="float" office:value="103682546" calcext:value-type="float">
            <text:p>103682546</text:p>
          </table:table-cell>
          <table:table-cell office:value-type="float" office:value="18796" calcext:value-type="float">
            <text:p>18796</text:p>
          </table:table-cell>
          <table:table-cell office:value-type="float" office:value="11527" calcext:value-type="float">
            <text:p>11527</text:p>
          </table:table-cell>
          <table:table-cell office:value-type="float" office:value="0.0154868774414063" calcext:value-type="float">
            <text:p>0.0154868774</text:p>
          </table:table-cell>
          <table:table-cell office:value-type="float" office:value="0.0109272216796875" calcext:value-type="float">
            <text:p>0.0109272217</text:p>
          </table:table-cell>
          <table:table-cell office:value-type="float" office:value="0.00944135137046997" calcext:value-type="float">
            <text:p>0.0094413514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1:50:56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672.582589285714" calcext:value-type="float">
            <text:p>672.5825892857</text:p>
          </table:table-cell>
          <table:table-cell office:value-type="float" office:value="903951" calcext:value-type="float">
            <text:p>903951</text:p>
          </table:table-cell>
          <table:table-cell office:value-type="float" office:value="21992" calcext:value-type="float">
            <text:p>21992</text:p>
          </table:table-cell>
          <table:table-cell office:value-type="float" office:value="12555" calcext:value-type="float">
            <text:p>12555</text:p>
          </table:table-cell>
          <table:table-cell office:value-type="float" office:value="0.0158059204101563" calcext:value-type="float">
            <text:p>0.0158059204</text:p>
          </table:table-cell>
          <table:table-cell office:value-type="float" office:value="0.0116051879882813" calcext:value-type="float">
            <text:p>0.011605188</text:p>
          </table:table-cell>
          <table:table-cell office:value-type="float" office:value="0.0000874210107266235" calcext:value-type="float">
            <text:p>0.000087421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1:55:50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62.61755952381" calcext:value-type="float">
            <text:p>1062.6175595238</text:p>
          </table:table-cell>
          <table:table-cell office:value-type="float" office:value="1428158" calcext:value-type="float">
            <text:p>1428158</text:p>
          </table:table-cell>
          <table:table-cell office:value-type="float" office:value="21992" calcext:value-type="float">
            <text:p>21992</text:p>
          </table:table-cell>
          <table:table-cell office:value-type="float" office:value="12539" calcext:value-type="float">
            <text:p>12539</text:p>
          </table:table-cell>
          <table:table-cell office:value-type="float" office:value="0.01648388671875" calcext:value-type="float">
            <text:p>0.0164838867</text:p>
          </table:table-cell>
          <table:table-cell office:value-type="float" office:value="0.0119508178710937" calcext:value-type="float">
            <text:p>0.0119508179</text:p>
          </table:table-cell>
          <table:table-cell office:value-type="float" office:value="0.000142230467909546" calcext:value-type="float">
            <text:p>0.0001422305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1:56:34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45.855654761905" calcext:value-type="float">
            <text:p>845.8556547619</text:p>
          </table:table-cell>
          <table:table-cell office:value-type="float" office:value="1136830" calcext:value-type="float">
            <text:p>1136830</text:p>
          </table:table-cell>
          <table:table-cell office:value-type="float" office:value="43988" calcext:value-type="float">
            <text:p>43988</text:p>
          </table:table-cell>
          <table:table-cell office:value-type="float" office:value="12891" calcext:value-type="float">
            <text:p>12891</text:p>
          </table:table-cell>
          <table:table-cell office:value-type="float" office:value="0.01542041015625" calcext:value-type="float">
            <text:p>0.0154204102</text:p>
          </table:table-cell>
          <table:table-cell office:value-type="float" office:value="0.0110867431640625" calcext:value-type="float">
            <text:p>0.0110867432</text:p>
          </table:table-cell>
          <table:table-cell office:value-type="float" office:value="0.00010503118526001" calcext:value-type="float">
            <text:p>0.0001050312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1:58:13Z</text:p>
          </table:table-cell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0.346726190476" calcext:value-type="float">
            <text:p>120.3467261905</text:p>
          </table:table-cell>
          <table:table-cell office:value-type="float" office:value="161746" calcext:value-type="float">
            <text:p>161746</text:p>
          </table:table-cell>
          <table:table-cell office:value-type="float" office:value="30780" calcext:value-type="float">
            <text:p>30780</text:p>
          </table:table-cell>
          <table:table-cell office:value-type="float" office:value="11243" calcext:value-type="float">
            <text:p>11243</text:p>
          </table:table-cell>
          <table:table-cell office:value-type="float" office:value="0.0150216064453125" calcext:value-type="float">
            <text:p>0.0150216064</text:p>
          </table:table-cell>
          <table:table-cell office:value-type="float" office:value="0.0114589599609375" calcext:value-type="float">
            <text:p>0.01145896</text:p>
          </table:table-cell>
          <table:table-cell office:value-type="float" office:value="0.0000154453411486816" calcext:value-type="float">
            <text:p>1.54453411486816E-05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1:59:39Z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[.A3]" office:value-type="string" office:string-value="MSP432P401R" calcext:value-type="string">
            <text:p>MSP432P401R</text:p>
          </table:table-cell>
          <table:table-cell table:formula="of:=[.B3]" office:value-type="string" office:string-value="acorn128v3" calcext:value-type="string">
            <text:p>acorn128v3</text:p>
          </table:table-cell>
          <table:table-cell table:formula="of:=[.C3]" office:value-type="float" office:value="1280" calcext:value-type="float">
            <text:p>1280</text:p>
          </table:table-cell>
          <table:table-cell table:formula="of:=[.D3]" office:value-type="float" office:value="64" calcext:value-type="float">
            <text:p>64</text:p>
          </table:table-cell>
          <table:table-cell table:formula="of:=[.E3]" office:value-type="float" office:value="77145.0141369048" calcext:value-type="float">
            <text:p>77145.0141369048</text:p>
          </table:table-cell>
          <table:table-cell table:formula="of:=[.F3]-[.F$2]" office:value-type="float" office:value="103682785" calcext:value-type="float">
            <text:p>103682785</text:p>
          </table:table-cell>
          <table:table-cell table:formula="of:=[.G3]-[.G$2]" office:value-type="float" office:value="2848" calcext:value-type="float">
            <text:p>2848</text:p>
          </table:table-cell>
          <table:table-cell table:formula="of:=[.H3]-[.H$2]" office:value-type="float" office:value="836" calcext:value-type="float">
            <text:p>836</text:p>
          </table:table-cell>
          <table:table-cell table:formula="of:=[.I3]" office:value-type="float" office:value="0.0156995727539063" calcext:value-type="float">
            <text:p>0.0156995728</text:p>
          </table:table-cell>
          <table:table-cell table:formula="of:=[.J3]" office:value-type="float" office:value="0.0109405151367188" calcext:value-type="float">
            <text:p>0.0109405151</text:p>
          </table:table-cell>
          <table:table-cell table:formula="of:=[.K3]" office:value-type="float" office:value="0.00945286938273651" calcext:value-type="float">
            <text:p>0.0094528694</text:p>
          </table:table-cell>
          <table:table-cell table:formula="of:=[.L3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4]" office:value-type="string" office:string-value="MSP432P401R" calcext:value-type="string">
            <text:p>MSP432P401R</text:p>
          </table:table-cell>
          <table:table-cell table:formula="of:=[.B4]" office:value-type="string" office:string-value="ascon128av12" calcext:value-type="string">
            <text:p>ascon128av12</text:p>
          </table:table-cell>
          <table:table-cell table:formula="of:=[.C4]" office:value-type="float" office:value="1280" calcext:value-type="float">
            <text:p>1280</text:p>
          </table:table-cell>
          <table:table-cell table:formula="of:=[.D4]" office:value-type="float" office:value="64" calcext:value-type="float">
            <text:p>64</text:p>
          </table:table-cell>
          <table:table-cell table:formula="of:=[.E4]" office:value-type="float" office:value="703.012648809524" calcext:value-type="float">
            <text:p>703.0126488095</text:p>
          </table:table-cell>
          <table:table-cell table:formula="of:=[.F4]-[.F$2]" office:value-type="float" office:value="944735" calcext:value-type="float">
            <text:p>944735</text:p>
          </table:table-cell>
          <table:table-cell table:formula="of:=[.G4]-[.G$2]" office:value-type="float" office:value="6044" calcext:value-type="float">
            <text:p>6044</text:p>
          </table:table-cell>
          <table:table-cell table:formula="of:=[.H4]-[.H$2]" office:value-type="float" office:value="1864" calcext:value-type="float">
            <text:p>1864</text:p>
          </table:table-cell>
          <table:table-cell table:formula="of:=[.I4]" office:value-type="float" office:value="0.0155666381835938" calcext:value-type="float">
            <text:p>0.0155666382</text:p>
          </table:table-cell>
          <table:table-cell table:formula="of:=[.J4]" office:value-type="float" office:value="0.0115520141601562" calcext:value-type="float">
            <text:p>0.0115520142</text:p>
          </table:table-cell>
          <table:table-cell table:formula="of:=[.K4]" office:value-type="float" office:value="0.0000909575752267456" calcext:value-type="float">
            <text:p>9.09575752267456E-05</text:p>
          </table:table-cell>
          <table:table-cell table:formula="of:=[.L4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5]" office:value-type="string" office:string-value="MSP432P401R" calcext:value-type="string">
            <text:p>MSP432P401R</text:p>
          </table:table-cell>
          <table:table-cell table:formula="of:=[.B5]" office:value-type="string" office:string-value="ascon128v12" calcext:value-type="string">
            <text:p>ascon128v12</text:p>
          </table:table-cell>
          <table:table-cell table:formula="of:=[.C5]" office:value-type="float" office:value="1280" calcext:value-type="float">
            <text:p>1280</text:p>
          </table:table-cell>
          <table:table-cell table:formula="of:=[.D5]" office:value-type="float" office:value="64" calcext:value-type="float">
            <text:p>64</text:p>
          </table:table-cell>
          <table:table-cell table:formula="of:=[.E5]" office:value-type="float" office:value="1093.0431547619" calcext:value-type="float">
            <text:p>1093.0431547619</text:p>
          </table:table-cell>
          <table:table-cell table:formula="of:=[.F5]-[.F$2]" office:value-type="float" office:value="1468936" calcext:value-type="float">
            <text:p>1468936</text:p>
          </table:table-cell>
          <table:table-cell table:formula="of:=[.G5]-[.G$2]" office:value-type="float" office:value="6044" calcext:value-type="float">
            <text:p>6044</text:p>
          </table:table-cell>
          <table:table-cell table:formula="of:=[.H5]-[.H$2]" office:value-type="float" office:value="1848" calcext:value-type="float">
            <text:p>1848</text:p>
          </table:table-cell>
          <table:table-cell table:formula="of:=[.I5]" office:value-type="float" office:value="0.0158590942382812" calcext:value-type="float">
            <text:p>0.0158590942</text:p>
          </table:table-cell>
          <table:table-cell table:formula="of:=[.J5]" office:value-type="float" office:value="0.011751416015625" calcext:value-type="float">
            <text:p>0.011751416</text:p>
          </table:table-cell>
          <table:table-cell table:formula="of:=[.K5]" office:value-type="float" office:value="0.000143861814147949" calcext:value-type="float">
            <text:p>0.0001438618</text:p>
          </table:table-cell>
          <table:table-cell table:formula="of:=[.L5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6]" office:value-type="string" office:string-value="MSP432P401R" calcext:value-type="string">
            <text:p>MSP432P401R</text:p>
          </table:table-cell>
          <table:table-cell table:formula="of:=[.B6]" office:value-type="string" office:string-value="colm0v1" calcext:value-type="string">
            <text:p>colm0v1</text:p>
          </table:table-cell>
          <table:table-cell table:formula="of:=[.C6]" office:value-type="float" office:value="1280" calcext:value-type="float">
            <text:p>1280</text:p>
          </table:table-cell>
          <table:table-cell table:formula="of:=[.D6]" office:value-type="float" office:value="64" calcext:value-type="float">
            <text:p>64</text:p>
          </table:table-cell>
          <table:table-cell table:formula="of:=[.E6]" office:value-type="float" office:value="845.863839285714" calcext:value-type="float">
            <text:p>845.8638392857</text:p>
          </table:table-cell>
          <table:table-cell table:formula="of:=[.F6]-[.F$2]" office:value-type="float" office:value="1136727" calcext:value-type="float">
            <text:p>1136727</text:p>
          </table:table-cell>
          <table:table-cell table:formula="of:=[.G6]-[.G$2]" office:value-type="float" office:value="28040" calcext:value-type="float">
            <text:p>28040</text:p>
          </table:table-cell>
          <table:table-cell table:formula="of:=[.H6]-[.H$2]" office:value-type="float" office:value="2200" calcext:value-type="float">
            <text:p>2200</text:p>
          </table:table-cell>
          <table:table-cell table:formula="of:=[.I6]" office:value-type="float" office:value="0.0152343017578125" calcext:value-type="float">
            <text:p>0.0152343018</text:p>
          </table:table-cell>
          <table:table-cell table:formula="of:=[.J6]" office:value-type="float" office:value="0.0110335693359375" calcext:value-type="float">
            <text:p>0.0110335693</text:p>
          </table:table-cell>
          <table:table-cell table:formula="of:=[.K6]" office:value-type="float" office:value="0.000104528449978638" calcext:value-type="float">
            <text:p>0.0001045284</text:p>
          </table:table-cell>
          <table:table-cell table:formula="of:=[.L6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7]" office:value-type="string" office:string-value="MSP432P401R" calcext:value-type="string">
            <text:p>MSP432P401R</text:p>
          </table:table-cell>
          <table:table-cell table:formula="of:=[.B7]" office:value-type="string" office:string-value="morus1280128v2" calcext:value-type="string">
            <text:p>morus1280128v2</text:p>
          </table:table-cell>
          <table:table-cell table:formula="of:=[.C7]" office:value-type="float" office:value="1280" calcext:value-type="float">
            <text:p>1280</text:p>
          </table:table-cell>
          <table:table-cell table:formula="of:=[.D7]" office:value-type="float" office:value="64" calcext:value-type="float">
            <text:p>64</text:p>
          </table:table-cell>
          <table:table-cell table:formula="of:=[.E7]" office:value-type="float" office:value="120.347470238095" calcext:value-type="float">
            <text:p>120.3474702381</text:p>
          </table:table-cell>
          <table:table-cell table:formula="of:=[.F7]-[.F$2]" office:value-type="float" office:value="161633" calcext:value-type="float">
            <text:p>161633</text:p>
          </table:table-cell>
          <table:table-cell table:formula="of:=[.G7]-[.G$2]" office:value-type="float" office:value="14832" calcext:value-type="float">
            <text:p>14832</text:p>
          </table:table-cell>
          <table:table-cell table:formula="of:=[.H7]-[.H$2]" office:value-type="float" office:value="552" calcext:value-type="float">
            <text:p>552</text:p>
          </table:table-cell>
          <table:table-cell table:formula="of:=[.I7]" office:value-type="float" office:value="0.0147690307617187" calcext:value-type="float">
            <text:p>0.0147690308</text:p>
          </table:table-cell>
          <table:table-cell table:formula="of:=[.J7]" office:value-type="float" office:value="0.0113924926757813" calcext:value-type="float">
            <text:p>0.0113924927</text:p>
          </table:table-cell>
          <table:table-cell table:formula="of:=[.K7]" office:value-type="float" office:value="0.0000153558459402466" calcext:value-type="float">
            <text:p>1.53558459402466E-05</text:p>
          </table:table-cell>
          <table:table-cell table:formula="of:=[.L7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9]" office:value-type="string" office:string-value="MSP432P401R" calcext:value-type="string">
            <text:p>MSP432P401R</text:p>
          </table:table-cell>
          <table:table-cell table:formula="of:=[.B9]" office:value-type="string" office:string-value="acorn128v3" calcext:value-type="string">
            <text:p>acorn128v3</text:p>
          </table:table-cell>
          <table:table-cell table:formula="of:=[.C9]" office:value-type="float" office:value="1280" calcext:value-type="float">
            <text:p>1280</text:p>
          </table:table-cell>
          <table:table-cell table:formula="of:=[.D9]" office:value-type="float" office:value="64" calcext:value-type="float">
            <text:p>64</text:p>
          </table:table-cell>
          <table:table-cell table:formula="of:=[.E9]" office:value-type="float" office:value="77292.5751488095" calcext:value-type="float">
            <text:p>77292.5751488095</text:p>
          </table:table-cell>
          <table:table-cell table:formula="of:=[.F9]-[.F$8]" office:value-type="float" office:value="103881107" calcext:value-type="float">
            <text:p>103881107</text:p>
          </table:table-cell>
          <table:table-cell table:formula="of:=[.G9]-[.G$8]" office:value-type="float" office:value="2848" calcext:value-type="float">
            <text:p>2848</text:p>
          </table:table-cell>
          <table:table-cell table:formula="of:=[.H9]-[.H$8]" office:value-type="float" office:value="840" calcext:value-type="float">
            <text:p>840</text:p>
          </table:table-cell>
          <table:table-cell table:formula="of:=[.I9]" office:value-type="float" office:value="0.0158325073242187" calcext:value-type="float">
            <text:p>0.0158325073</text:p>
          </table:table-cell>
          <table:table-cell table:formula="of:=[.J9]" office:value-type="float" office:value="0.011219677734375" calcext:value-type="float">
            <text:p>0.0112196777</text:p>
          </table:table-cell>
          <table:table-cell table:formula="of:=[.K9]" office:value-type="float" office:value="0.00971261518561157" calcext:value-type="float">
            <text:p>0.0097126152</text:p>
          </table:table-cell>
          <table:table-cell table:formula="of:=[.L9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0]" office:value-type="string" office:string-value="MSP432P401R" calcext:value-type="string">
            <text:p>MSP432P401R</text:p>
          </table:table-cell>
          <table:table-cell table:formula="of:=[.B10]" office:value-type="string" office:string-value="ascon128av12" calcext:value-type="string">
            <text:p>ascon128av12</text:p>
          </table:table-cell>
          <table:table-cell table:formula="of:=[.C10]" office:value-type="float" office:value="1280" calcext:value-type="float">
            <text:p>1280</text:p>
          </table:table-cell>
          <table:table-cell table:formula="of:=[.D10]" office:value-type="float" office:value="64" calcext:value-type="float">
            <text:p>64</text:p>
          </table:table-cell>
          <table:table-cell table:formula="of:=[.E10]" office:value-type="float" office:value="697.421130952381" calcext:value-type="float">
            <text:p>697.4211309524</text:p>
          </table:table-cell>
          <table:table-cell table:formula="of:=[.F10]-[.F$8]" office:value-type="float" office:value="937220" calcext:value-type="float">
            <text:p>937220</text:p>
          </table:table-cell>
          <table:table-cell table:formula="of:=[.G10]-[.G$8]" office:value-type="float" office:value="6044" calcext:value-type="float">
            <text:p>6044</text:p>
          </table:table-cell>
          <table:table-cell table:formula="of:=[.H10]-[.H$8]" office:value-type="float" office:value="1876" calcext:value-type="float">
            <text:p>1876</text:p>
          </table:table-cell>
          <table:table-cell table:formula="of:=[.I10]" office:value-type="float" office:value="0.01542041015625" calcext:value-type="float">
            <text:p>0.0154204102</text:p>
          </table:table-cell>
          <table:table-cell table:formula="of:=[.J10]" office:value-type="float" office:value="0.0117647094726563" calcext:value-type="float">
            <text:p>0.0117647095</text:p>
          </table:table-cell>
          <table:table-cell table:formula="of:=[.K10]" office:value-type="float" office:value="0.0000918955182403564" calcext:value-type="float">
            <text:p>9.18955182403564E-05</text:p>
          </table:table-cell>
          <table:table-cell table:formula="of:=[.L10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1]" office:value-type="string" office:string-value="MSP432P401R" calcext:value-type="string">
            <text:p>MSP432P401R</text:p>
          </table:table-cell>
          <table:table-cell table:formula="of:=[.B11]" office:value-type="string" office:string-value="ascon128v12" calcext:value-type="string">
            <text:p>ascon128v12</text:p>
          </table:table-cell>
          <table:table-cell table:formula="of:=[.C11]" office:value-type="float" office:value="1280" calcext:value-type="float">
            <text:p>1280</text:p>
          </table:table-cell>
          <table:table-cell table:formula="of:=[.D11]" office:value-type="float" office:value="64" calcext:value-type="float">
            <text:p>64</text:p>
          </table:table-cell>
          <table:table-cell table:formula="of:=[.E11]" office:value-type="float" office:value="1086.87797619048" calcext:value-type="float">
            <text:p>1086.8779761905</text:p>
          </table:table-cell>
          <table:table-cell table:formula="of:=[.F11]-[.F$8]" office:value-type="float" office:value="1460650" calcext:value-type="float">
            <text:p>1460650</text:p>
          </table:table-cell>
          <table:table-cell table:formula="of:=[.G11]-[.G$8]" office:value-type="float" office:value="6044" calcext:value-type="float">
            <text:p>6044</text:p>
          </table:table-cell>
          <table:table-cell table:formula="of:=[.H11]-[.H$8]" office:value-type="float" office:value="1860" calcext:value-type="float">
            <text:p>1860</text:p>
          </table:table-cell>
          <table:table-cell table:formula="of:=[.I11]" office:value-type="float" office:value="0.0159654418945312" calcext:value-type="float">
            <text:p>0.0159654419</text:p>
          </table:table-cell>
          <table:table-cell table:formula="of:=[.J11]" office:value-type="float" office:value="0.011857763671875" calcext:value-type="float">
            <text:p>0.0118577637</text:p>
          </table:table-cell>
          <table:table-cell table:formula="of:=[.K11]" office:value-type="float" office:value="0.000144344952436523" calcext:value-type="float">
            <text:p>0.000144345</text:p>
          </table:table-cell>
          <table:table-cell table:formula="of:=[.L11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2]" office:value-type="string" office:string-value="MSP432P401R" calcext:value-type="string">
            <text:p>MSP432P401R</text:p>
          </table:table-cell>
          <table:table-cell table:formula="of:=[.B12]" office:value-type="string" office:string-value="colm0v1" calcext:value-type="string">
            <text:p>colm0v1</text:p>
          </table:table-cell>
          <table:table-cell table:formula="of:=[.C12]" office:value-type="float" office:value="1280" calcext:value-type="float">
            <text:p>1280</text:p>
          </table:table-cell>
          <table:table-cell table:formula="of:=[.D12]" office:value-type="float" office:value="64" calcext:value-type="float">
            <text:p>64</text:p>
          </table:table-cell>
          <table:table-cell table:formula="of:=[.E12]" office:value-type="float" office:value="844.377976190476" calcext:value-type="float">
            <text:p>844.3779761905</text:p>
          </table:table-cell>
          <table:table-cell table:formula="of:=[.F12]-[.F$8]" office:value-type="float" office:value="1134730" calcext:value-type="float">
            <text:p>1134730</text:p>
          </table:table-cell>
          <table:table-cell table:formula="of:=[.G12]-[.G$8]" office:value-type="float" office:value="28040" calcext:value-type="float">
            <text:p>28040</text:p>
          </table:table-cell>
          <table:table-cell table:formula="of:=[.H12]-[.H$8]" office:value-type="float" office:value="2188" calcext:value-type="float">
            <text:p>2188</text:p>
          </table:table-cell>
          <table:table-cell table:formula="of:=[.I12]" office:value-type="float" office:value="0.0152210083007812" calcext:value-type="float">
            <text:p>0.0152210083</text:p>
          </table:table-cell>
          <table:table-cell table:formula="of:=[.J12]" office:value-type="float" office:value="0.0109936889648438" calcext:value-type="float">
            <text:p>0.010993689</text:p>
          </table:table-cell>
          <table:table-cell table:formula="of:=[.K12]" office:value-type="float" office:value="0.000103967682996826" calcext:value-type="float">
            <text:p>0.0001039677</text:p>
          </table:table-cell>
          <table:table-cell table:formula="of:=[.L12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3]" office:value-type="string" office:string-value="MSP432P401R" calcext:value-type="string">
            <text:p>MSP432P401R</text:p>
          </table:table-cell>
          <table:table-cell table:formula="of:=[.B13]" office:value-type="string" office:string-value="morus1280128v2" calcext:value-type="string">
            <text:p>morus1280128v2</text:p>
          </table:table-cell>
          <table:table-cell table:formula="of:=[.C13]" office:value-type="float" office:value="1280" calcext:value-type="float">
            <text:p>1280</text:p>
          </table:table-cell>
          <table:table-cell table:formula="of:=[.D13]" office:value-type="float" office:value="64" calcext:value-type="float">
            <text:p>64</text:p>
          </table:table-cell>
          <table:table-cell table:formula="of:=[.E13]" office:value-type="float" office:value="120.281994047619" calcext:value-type="float">
            <text:p>120.2819940476</text:p>
          </table:table-cell>
          <table:table-cell table:formula="of:=[.F13]-[.F$8]" office:value-type="float" office:value="161545" calcext:value-type="float">
            <text:p>161545</text:p>
          </table:table-cell>
          <table:table-cell table:formula="of:=[.G13]-[.G$8]" office:value-type="float" office:value="14832" calcext:value-type="float">
            <text:p>14832</text:p>
          </table:table-cell>
          <table:table-cell table:formula="of:=[.H13]-[.H$8]" office:value-type="float" office:value="556" calcext:value-type="float">
            <text:p>556</text:p>
          </table:table-cell>
          <table:table-cell table:formula="of:=[.I13]" office:value-type="float" office:value="0.0147690307617187" calcext:value-type="float">
            <text:p>0.0147690308</text:p>
          </table:table-cell>
          <table:table-cell table:formula="of:=[.J13]" office:value-type="float" office:value="0.0113924926757813" calcext:value-type="float">
            <text:p>0.0113924927</text:p>
          </table:table-cell>
          <table:table-cell table:formula="of:=[.K13]" office:value-type="float" office:value="0.0000153474914456177" calcext:value-type="float">
            <text:p>1.53474914456177E-05</text:p>
          </table:table-cell>
          <table:table-cell table:formula="of:=[.L13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5]" office:value-type="string" office:string-value="MSP432P401R" calcext:value-type="string">
            <text:p>MSP432P401R</text:p>
          </table:table-cell>
          <table:table-cell table:formula="of:=[.B15]" office:value-type="string" office:string-value="acorn128v3" calcext:value-type="string">
            <text:p>acorn128v3</text:p>
          </table:table-cell>
          <table:table-cell table:formula="of:=[.C15]" office:value-type="float" office:value="1280" calcext:value-type="float">
            <text:p>1280</text:p>
          </table:table-cell>
          <table:table-cell table:formula="of:=[.D15]" office:value-type="float" office:value="64" calcext:value-type="float">
            <text:p>64</text:p>
          </table:table-cell>
          <table:table-cell table:formula="of:=[.E15]" office:value-type="float" office:value="77144.7514880952" calcext:value-type="float">
            <text:p>77144.7514880952</text:p>
          </table:table-cell>
          <table:table-cell table:formula="of:=[.F15]-[.F$14]" office:value-type="float" office:value="103682432" calcext:value-type="float">
            <text:p>103682432</text:p>
          </table:table-cell>
          <table:table-cell table:formula="of:=[.G15]-[.G$14]" office:value-type="float" office:value="2848" calcext:value-type="float">
            <text:p>2848</text:p>
          </table:table-cell>
          <table:table-cell table:formula="of:=[.H15]-[.H$14]" office:value-type="float" office:value="836" calcext:value-type="float">
            <text:p>836</text:p>
          </table:table-cell>
          <table:table-cell table:formula="of:=[.I15]" office:value-type="float" office:value="0.0154868774414063" calcext:value-type="float">
            <text:p>0.0154868774</text:p>
          </table:table-cell>
          <table:table-cell table:formula="of:=[.J15]" office:value-type="float" office:value="0.0109272216796875" calcext:value-type="float">
            <text:p>0.0109272217</text:p>
          </table:table-cell>
          <table:table-cell table:formula="of:=[.K15]" office:value-type="float" office:value="0.00944135137046997" calcext:value-type="float">
            <text:p>0.0094413514</text:p>
          </table:table-cell>
          <table:table-cell table:formula="of:=[.L15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6]" office:value-type="string" office:string-value="MSP432P401R" calcext:value-type="string">
            <text:p>MSP432P401R</text:p>
          </table:table-cell>
          <table:table-cell table:formula="of:=[.B16]" office:value-type="string" office:string-value="ascon128av12" calcext:value-type="string">
            <text:p>ascon128av12</text:p>
          </table:table-cell>
          <table:table-cell table:formula="of:=[.C16]" office:value-type="float" office:value="1280" calcext:value-type="float">
            <text:p>1280</text:p>
          </table:table-cell>
          <table:table-cell table:formula="of:=[.D16]" office:value-type="float" office:value="64" calcext:value-type="float">
            <text:p>64</text:p>
          </table:table-cell>
          <table:table-cell table:formula="of:=[.E16]" office:value-type="float" office:value="672.582589285714" calcext:value-type="float">
            <text:p>672.5825892857</text:p>
          </table:table-cell>
          <table:table-cell table:formula="of:=[.F16]-[.F$14]" office:value-type="float" office:value="903837" calcext:value-type="float">
            <text:p>903837</text:p>
          </table:table-cell>
          <table:table-cell table:formula="of:=[.G16]-[.G$14]" office:value-type="float" office:value="6044" calcext:value-type="float">
            <text:p>6044</text:p>
          </table:table-cell>
          <table:table-cell table:formula="of:=[.H16]-[.H$14]" office:value-type="float" office:value="1864" calcext:value-type="float">
            <text:p>1864</text:p>
          </table:table-cell>
          <table:table-cell table:formula="of:=[.I16]" office:value-type="float" office:value="0.0158059204101563" calcext:value-type="float">
            <text:p>0.0158059204</text:p>
          </table:table-cell>
          <table:table-cell table:formula="of:=[.J16]" office:value-type="float" office:value="0.0116051879882813" calcext:value-type="float">
            <text:p>0.011605188</text:p>
          </table:table-cell>
          <table:table-cell table:formula="of:=[.K16]" office:value-type="float" office:value="0.0000874210107266235" calcext:value-type="float">
            <text:p>0.000087421</text:p>
          </table:table-cell>
          <table:table-cell table:formula="of:=[.L16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7]" office:value-type="string" office:string-value="MSP432P401R" calcext:value-type="string">
            <text:p>MSP432P401R</text:p>
          </table:table-cell>
          <table:table-cell table:formula="of:=[.B17]" office:value-type="string" office:string-value="ascon128v12" calcext:value-type="string">
            <text:p>ascon128v12</text:p>
          </table:table-cell>
          <table:table-cell table:formula="of:=[.C17]" office:value-type="float" office:value="1280" calcext:value-type="float">
            <text:p>1280</text:p>
          </table:table-cell>
          <table:table-cell table:formula="of:=[.D17]" office:value-type="float" office:value="64" calcext:value-type="float">
            <text:p>64</text:p>
          </table:table-cell>
          <table:table-cell table:formula="of:=[.E17]" office:value-type="float" office:value="1062.61755952381" calcext:value-type="float">
            <text:p>1062.6175595238</text:p>
          </table:table-cell>
          <table:table-cell table:formula="of:=[.F17]-[.F$14]" office:value-type="float" office:value="1428044" calcext:value-type="float">
            <text:p>1428044</text:p>
          </table:table-cell>
          <table:table-cell table:formula="of:=[.G17]-[.G$14]" office:value-type="float" office:value="6044" calcext:value-type="float">
            <text:p>6044</text:p>
          </table:table-cell>
          <table:table-cell table:formula="of:=[.H17]-[.H$14]" office:value-type="float" office:value="1848" calcext:value-type="float">
            <text:p>1848</text:p>
          </table:table-cell>
          <table:table-cell table:formula="of:=[.I17]" office:value-type="float" office:value="0.01648388671875" calcext:value-type="float">
            <text:p>0.0164838867</text:p>
          </table:table-cell>
          <table:table-cell table:formula="of:=[.J17]" office:value-type="float" office:value="0.0119508178710937" calcext:value-type="float">
            <text:p>0.0119508179</text:p>
          </table:table-cell>
          <table:table-cell table:formula="of:=[.K17]" office:value-type="float" office:value="0.000142230467909546" calcext:value-type="float">
            <text:p>0.0001422305</text:p>
          </table:table-cell>
          <table:table-cell table:formula="of:=[.L17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8]" office:value-type="string" office:string-value="MSP432P401R" calcext:value-type="string">
            <text:p>MSP432P401R</text:p>
          </table:table-cell>
          <table:table-cell table:formula="of:=[.B18]" office:value-type="string" office:string-value="colm0v1" calcext:value-type="string">
            <text:p>colm0v1</text:p>
          </table:table-cell>
          <table:table-cell table:formula="of:=[.C18]" office:value-type="float" office:value="1280" calcext:value-type="float">
            <text:p>1280</text:p>
          </table:table-cell>
          <table:table-cell table:formula="of:=[.D18]" office:value-type="float" office:value="64" calcext:value-type="float">
            <text:p>64</text:p>
          </table:table-cell>
          <table:table-cell table:formula="of:=[.E18]" office:value-type="float" office:value="845.855654761905" calcext:value-type="float">
            <text:p>845.8556547619</text:p>
          </table:table-cell>
          <table:table-cell table:formula="of:=[.F18]-[.F$14]" office:value-type="float" office:value="1136716" calcext:value-type="float">
            <text:p>1136716</text:p>
          </table:table-cell>
          <table:table-cell table:formula="of:=[.G18]-[.G$14]" office:value-type="float" office:value="28040" calcext:value-type="float">
            <text:p>28040</text:p>
          </table:table-cell>
          <table:table-cell table:formula="of:=[.H18]-[.H$14]" office:value-type="float" office:value="2200" calcext:value-type="float">
            <text:p>2200</text:p>
          </table:table-cell>
          <table:table-cell table:formula="of:=[.I18]" office:value-type="float" office:value="0.01542041015625" calcext:value-type="float">
            <text:p>0.0154204102</text:p>
          </table:table-cell>
          <table:table-cell table:formula="of:=[.J18]" office:value-type="float" office:value="0.0110867431640625" calcext:value-type="float">
            <text:p>0.0110867432</text:p>
          </table:table-cell>
          <table:table-cell table:formula="of:=[.K18]" office:value-type="float" office:value="0.00010503118526001" calcext:value-type="float">
            <text:p>0.0001050312</text:p>
          </table:table-cell>
          <table:table-cell table:formula="of:=[.L18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9]" office:value-type="string" office:string-value="MSP432P401R" calcext:value-type="string">
            <text:p>MSP432P401R</text:p>
          </table:table-cell>
          <table:table-cell table:formula="of:=[.B19]" office:value-type="string" office:string-value="morus1280128v2" calcext:value-type="string">
            <text:p>morus1280128v2</text:p>
          </table:table-cell>
          <table:table-cell table:formula="of:=[.C19]" office:value-type="float" office:value="1280" calcext:value-type="float">
            <text:p>1280</text:p>
          </table:table-cell>
          <table:table-cell table:formula="of:=[.D19]" office:value-type="float" office:value="64" calcext:value-type="float">
            <text:p>64</text:p>
          </table:table-cell>
          <table:table-cell table:formula="of:=[.E19]" office:value-type="float" office:value="120.346726190476" calcext:value-type="float">
            <text:p>120.3467261905</text:p>
          </table:table-cell>
          <table:table-cell table:formula="of:=[.F19]-[.F$14]" office:value-type="float" office:value="161632" calcext:value-type="float">
            <text:p>161632</text:p>
          </table:table-cell>
          <table:table-cell table:formula="of:=[.G19]-[.G$14]" office:value-type="float" office:value="14832" calcext:value-type="float">
            <text:p>14832</text:p>
          </table:table-cell>
          <table:table-cell table:formula="of:=[.H19]-[.H$14]" office:value-type="float" office:value="552" calcext:value-type="float">
            <text:p>552</text:p>
          </table:table-cell>
          <table:table-cell table:formula="of:=[.I19]" office:value-type="float" office:value="0.0150216064453125" calcext:value-type="float">
            <text:p>0.0150216064</text:p>
          </table:table-cell>
          <table:table-cell table:formula="of:=[.J19]" office:value-type="float" office:value="0.0114589599609375" calcext:value-type="float">
            <text:p>0.01145896</text:p>
          </table:table-cell>
          <table:table-cell table:formula="of:=[.K19]" office:value-type="float" office:value="0.0000154453411486816" calcext:value-type="float">
            <text:p>1.54453411486816E-05</text:p>
          </table:table-cell>
          <table:table-cell table:formula="of:=[.L19]" office:value-type="string" office:string-value="frg" calcext:value-type="string">
            <text:p>frg</text:p>
          </table:table-cell>
          <table:table-cell/>
        </table:table-row>
      </table:table>
      <table:table table:name="tm4c" table:style-name="ta1">
        <table:table-column table:style-name="co13" table:number-columns-repeated="13" table:default-cell-style-name="Default"/>
        <table:table-row table:style-name="ro1">
          <table:table-cell/>
          <table:table-cell office:value-type="string" calcext:value-type="string">
            <text:p>implementation</text:p>
          </table:table-cell>
          <table:table-cell office:value-type="string" calcext:value-type="string">
            <text:p>message_len (B)</text:p>
          </table:table-cell>
          <table:table-cell office:value-type="string" calcext:value-type="string">
            <text:p>ad_len (B)</text:p>
          </table:table-cell>
          <table:table-cell office:value-type="string" calcext:value-type="string">
            <text:p>tp (cycles/B)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x power (W)</text:p>
          </table:table-cell>
          <table:table-cell office:value-type="string" calcext:value-type="string">
            <text:p>average power (W)</text:p>
          </table:table-cell>
          <table:table-cell office:value-type="string" calcext:value-type="string">
            <text:p>energy(J)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0cipher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40464427628412" calcext:value-type="float">
            <text:p>40464427628412</text:p>
          </table:table-cell>
          <table:table-cell office:value-type="float" office:value="5.43841907325857E+016" calcext:value-type="float">
            <text:p>5.43841907325857E+016</text:p>
          </table:table-cell>
          <table:table-cell office:value-type="float" office:value="15948" calcext:value-type="float">
            <text:p>15948</text:p>
          </table:table-cell>
          <table:table-cell office:value-type="float" office:value="5335" calcext:value-type="float">
            <text:p>5335</text:p>
          </table:table-cell>
          <table:table-cell office:value-type="float" office:value="0.085078125" calcext:value-type="float">
            <text:p>0.085078125</text:p>
          </table:table-cell>
          <table:table-cell office:value-type="float" office:value="0.075772705078125" calcext:value-type="float">
            <text:p>0.0757727051</text:p>
          </table:table-cell>
          <table:table-cell office:value-type="float" office:value="34340310.3774393" calcext:value-type="float">
            <text:p>34340310.3774393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4:44:50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666.287946428571" calcext:value-type="float">
            <text:p>666.2879464286</text:p>
          </table:table-cell>
          <table:table-cell office:value-type="float" office:value="895491" calcext:value-type="float">
            <text:p>895491</text:p>
          </table:table-cell>
          <table:table-cell office:value-type="float" office:value="21884" calcext:value-type="float">
            <text:p>21884</text:p>
          </table:table-cell>
          <table:table-cell office:value-type="float" office:value="7199" calcext:value-type="float">
            <text:p>7199</text:p>
          </table:table-cell>
          <table:table-cell office:value-type="float" office:value="0.078325048828125" calcext:value-type="float">
            <text:p>0.0783250488</text:p>
          </table:table-cell>
          <table:table-cell office:value-type="float" office:value="0.071199755859375" calcext:value-type="float">
            <text:p>0.0711997559</text:p>
          </table:table-cell>
          <table:table-cell office:value-type="float" office:value="0.000531322838118896" calcext:value-type="float">
            <text:p>0.0005313228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4:45:37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39.75446428571" calcext:value-type="float">
            <text:p>1039.7544642857</text:p>
          </table:table-cell>
          <table:table-cell office:value-type="float" office:value="1397430" calcext:value-type="float">
            <text:p>1397430</text:p>
          </table:table-cell>
          <table:table-cell office:value-type="float" office:value="21884" calcext:value-type="float">
            <text:p>21884</text:p>
          </table:table-cell>
          <table:table-cell office:value-type="float" office:value="7183" calcext:value-type="float">
            <text:p>7183</text:p>
          </table:table-cell>
          <table:table-cell office:value-type="float" office:value="0.078750439453125" calcext:value-type="float">
            <text:p>0.0787504395</text:p>
          </table:table-cell>
          <table:table-cell office:value-type="float" office:value="0.0712529296875" calcext:value-type="float">
            <text:p>0.0712529297</text:p>
          </table:table-cell>
          <table:table-cell office:value-type="float" office:value="0.000829758179443359" calcext:value-type="float">
            <text:p>0.0008297582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4:46:23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86.689732142857" calcext:value-type="float">
            <text:p>786.6897321429</text:p>
          </table:table-cell>
          <table:table-cell office:value-type="float" office:value="1057311" calcext:value-type="float">
            <text:p>1057311</text:p>
          </table:table-cell>
          <table:table-cell office:value-type="float" office:value="39156" calcext:value-type="float">
            <text:p>39156</text:p>
          </table:table-cell>
          <table:table-cell office:value-type="float" office:value="6335" calcext:value-type="float">
            <text:p>6335</text:p>
          </table:table-cell>
          <table:table-cell office:value-type="float" office:value="0.08029248046875" calcext:value-type="float">
            <text:p>0.0802924805</text:p>
          </table:table-cell>
          <table:table-cell office:value-type="float" office:value="0.070455322265625" calcext:value-type="float">
            <text:p>0.0704553223</text:p>
          </table:table-cell>
          <table:table-cell office:value-type="float" office:value="0.000620776560333252" calcext:value-type="float">
            <text:p>0.000620776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4:47:48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6.019345238095" calcext:value-type="float">
            <text:p>116.0193452381</text:p>
          </table:table-cell>
          <table:table-cell office:value-type="float" office:value="155930" calcext:value-type="float">
            <text:p>155930</text:p>
          </table:table-cell>
          <table:table-cell office:value-type="float" office:value="28884" calcext:value-type="float">
            <text:p>28884</text:p>
          </table:table-cell>
          <table:table-cell office:value-type="float" office:value="5871" calcext:value-type="float">
            <text:p>5871</text:p>
          </table:table-cell>
          <table:table-cell office:value-type="float" office:value="0.0765703125" calcext:value-type="float">
            <text:p>0.0765703125</text:p>
          </table:table-cell>
          <table:table-cell office:value-type="float" office:value="0.069338671875" calcext:value-type="float">
            <text:p>0.0693386719</text:p>
          </table:table-cell>
          <table:table-cell office:value-type="float" office:value="0.0000900998258789062" calcext:value-type="float">
            <text:p>9.00998258789062E-05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018-05-01T04:49:04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0cipher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40464427628445.6" calcext:value-type="float">
            <text:p>40464427628445.6</text:p>
          </table:table-cell>
          <table:table-cell office:value-type="float" office:value="5.43841907326309E+016" calcext:value-type="float">
            <text:p>5.43841907326309E+016</text:p>
          </table:table-cell>
          <table:table-cell office:value-type="float" office:value="15948" calcext:value-type="float">
            <text:p>15948</text:p>
          </table:table-cell>
          <table:table-cell office:value-type="float" office:value="5331" calcext:value-type="float">
            <text:p>5331</text:p>
          </table:table-cell>
          <table:table-cell office:value-type="float" office:value="0.085024951171875" calcext:value-type="float">
            <text:p>0.0850249512</text:p>
          </table:table-cell>
          <table:table-cell office:value-type="float" office:value="0.07571953125" calcext:value-type="float">
            <text:p>0.0757195313</text:p>
          </table:table-cell>
          <table:table-cell office:value-type="float" office:value="34316211.9140451" calcext:value-type="float">
            <text:p>34316211.9140451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4:44:47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658.581845238095" calcext:value-type="float">
            <text:p>658.5818452381</text:p>
          </table:table-cell>
          <table:table-cell office:value-type="float" office:value="885134" calcext:value-type="float">
            <text:p>885134</text:p>
          </table:table-cell>
          <table:table-cell office:value-type="float" office:value="21884" calcext:value-type="float">
            <text:p>21884</text:p>
          </table:table-cell>
          <table:table-cell office:value-type="float" office:value="7191" calcext:value-type="float">
            <text:p>7191</text:p>
          </table:table-cell>
          <table:table-cell office:value-type="float" office:value="0.079388525390625" calcext:value-type="float">
            <text:p>0.0793885254</text:p>
          </table:table-cell>
          <table:table-cell office:value-type="float" office:value="0.071199755859375" calcext:value-type="float">
            <text:p>0.0711997559</text:p>
          </table:table-cell>
          <table:table-cell office:value-type="float" office:value="0.000525177705856934" calcext:value-type="float">
            <text:p>0.0005251777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4:45:34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31.1912202381" calcext:value-type="float">
            <text:p>1031.1912202381</text:p>
          </table:table-cell>
          <table:table-cell office:value-type="float" office:value="1385921" calcext:value-type="float">
            <text:p>1385921</text:p>
          </table:table-cell>
          <table:table-cell office:value-type="float" office:value="21884" calcext:value-type="float">
            <text:p>21884</text:p>
          </table:table-cell>
          <table:table-cell office:value-type="float" office:value="7175" calcext:value-type="float">
            <text:p>7175</text:p>
          </table:table-cell>
          <table:table-cell office:value-type="float" office:value="0.078537744140625" calcext:value-type="float">
            <text:p>0.0785377441</text:p>
          </table:table-cell>
          <table:table-cell office:value-type="float" office:value="0.07114658203125" calcext:value-type="float">
            <text:p>0.071146582</text:p>
          </table:table-cell>
          <table:table-cell office:value-type="float" office:value="0.000821696184294433" calcext:value-type="float">
            <text:p>0.0008216962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4:46:20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85.082589285714" calcext:value-type="float">
            <text:p>785.0825892857</text:p>
          </table:table-cell>
          <table:table-cell office:value-type="float" office:value="1055151" calcext:value-type="float">
            <text:p>1055151</text:p>
          </table:table-cell>
          <table:table-cell office:value-type="float" office:value="39156" calcext:value-type="float">
            <text:p>39156</text:p>
          </table:table-cell>
          <table:table-cell office:value-type="float" office:value="6319" calcext:value-type="float">
            <text:p>6319</text:p>
          </table:table-cell>
          <table:table-cell office:value-type="float" office:value="0.08050517578125" calcext:value-type="float">
            <text:p>0.0805051758</text:p>
          </table:table-cell>
          <table:table-cell office:value-type="float" office:value="0.07050849609375" calcext:value-type="float">
            <text:p>0.0705084961</text:p>
          </table:table-cell>
          <table:table-cell office:value-type="float" office:value="0.000619975918015137" calcext:value-type="float">
            <text:p>0.0006199759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4:47:45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5.683035714286" calcext:value-type="float">
            <text:p>115.6830357143</text:p>
          </table:table-cell>
          <table:table-cell office:value-type="float" office:value="155478" calcext:value-type="float">
            <text:p>155478</text:p>
          </table:table-cell>
          <table:table-cell office:value-type="float" office:value="28884" calcext:value-type="float">
            <text:p>28884</text:p>
          </table:table-cell>
          <table:table-cell office:value-type="float" office:value="5879" calcext:value-type="float">
            <text:p>5879</text:p>
          </table:table-cell>
          <table:table-cell office:value-type="float" office:value="0.0818876953125" calcext:value-type="float">
            <text:p>0.0818876953</text:p>
          </table:table-cell>
          <table:table-cell office:value-type="float" office:value="0.06944501953125" calcext:value-type="float">
            <text:p>0.0694450195</text:p>
          </table:table-cell>
          <table:table-cell office:value-type="float" office:value="0.0000899764395556641" calcext:value-type="float">
            <text:p>8.99764395556641E-05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2018-05-01T04:49:01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0cipher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40464427628447.7" calcext:value-type="float">
            <text:p>40464427628447.7</text:p>
          </table:table-cell>
          <table:table-cell office:value-type="float" office:value="5.43841907326337E+016" calcext:value-type="float">
            <text:p>5.43841907326337E+016</text:p>
          </table:table-cell>
          <table:table-cell office:value-type="float" office:value="15948" calcext:value-type="float">
            <text:p>15948</text:p>
          </table:table-cell>
          <table:table-cell office:value-type="float" office:value="5335" calcext:value-type="float">
            <text:p>5335</text:p>
          </table:table-cell>
          <table:table-cell office:value-type="float" office:value="0.08539716796875" calcext:value-type="float">
            <text:p>0.085397168</text:p>
          </table:table-cell>
          <table:table-cell office:value-type="float" office:value="0.07571953125" calcext:value-type="float">
            <text:p>0.0757195313</text:p>
          </table:table-cell>
          <table:table-cell office:value-type="float" office:value="34316211.9140468" calcext:value-type="float">
            <text:p>34316211.9140468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4:44:53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636.705357142857" calcext:value-type="float">
            <text:p>636.7053571429</text:p>
          </table:table-cell>
          <table:table-cell office:value-type="float" office:value="855732" calcext:value-type="float">
            <text:p>855732</text:p>
          </table:table-cell>
          <table:table-cell office:value-type="float" office:value="21884" calcext:value-type="float">
            <text:p>21884</text:p>
          </table:table-cell>
          <table:table-cell office:value-type="float" office:value="7199" calcext:value-type="float">
            <text:p>7199</text:p>
          </table:table-cell>
          <table:table-cell office:value-type="float" office:value="0.0784845703125" calcext:value-type="float">
            <text:p>0.0784845703</text:p>
          </table:table-cell>
          <table:table-cell office:value-type="float" office:value="0.0712529296875" calcext:value-type="float">
            <text:p>0.0712529297</text:p>
          </table:table-cell>
          <table:table-cell office:value-type="float" office:value="0.000508111766894531" calcext:value-type="float">
            <text:p>0.0005081118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4:45:39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09.11830357143" calcext:value-type="float">
            <text:p>1009.1183035714</text:p>
          </table:table-cell>
          <table:table-cell office:value-type="float" office:value="1356255" calcext:value-type="float">
            <text:p>1356255</text:p>
          </table:table-cell>
          <table:table-cell office:value-type="float" office:value="21884" calcext:value-type="float">
            <text:p>21884</text:p>
          </table:table-cell>
          <table:table-cell office:value-type="float" office:value="7183" calcext:value-type="float">
            <text:p>7183</text:p>
          </table:table-cell>
          <table:table-cell office:value-type="float" office:value="0.07880361328125" calcext:value-type="float">
            <text:p>0.0788036133</text:p>
          </table:table-cell>
          <table:table-cell office:value-type="float" office:value="0.0712529296875" calcext:value-type="float">
            <text:p>0.0712529297</text:p>
          </table:table-cell>
          <table:table-cell office:value-type="float" office:value="0.000805309517944336" calcext:value-type="float">
            <text:p>0.0008053095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4:46:25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86.998511904762" calcext:value-type="float">
            <text:p>786.9985119048</text:p>
          </table:table-cell>
          <table:table-cell office:value-type="float" office:value="1057726" calcext:value-type="float">
            <text:p>1057726</text:p>
          </table:table-cell>
          <table:table-cell office:value-type="float" office:value="39156" calcext:value-type="float">
            <text:p>39156</text:p>
          </table:table-cell>
          <table:table-cell office:value-type="float" office:value="6335" calcext:value-type="float">
            <text:p>6335</text:p>
          </table:table-cell>
          <table:table-cell office:value-type="float" office:value="0.079494873046875" calcext:value-type="float">
            <text:p>0.079494873</text:p>
          </table:table-cell>
          <table:table-cell office:value-type="float" office:value="0.0704021484375" calcext:value-type="float">
            <text:p>0.0704021484</text:p>
          </table:table-cell>
          <table:table-cell office:value-type="float" office:value="0.000620551523818359" calcext:value-type="float">
            <text:p>0.0006205515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4:47:51Z</text:p>
          </table:table-cell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5.959821428571" calcext:value-type="float">
            <text:p>115.9598214286</text:p>
          </table:table-cell>
          <table:table-cell office:value-type="float" office:value="155850" calcext:value-type="float">
            <text:p>155850</text:p>
          </table:table-cell>
          <table:table-cell office:value-type="float" office:value="28884" calcext:value-type="float">
            <text:p>28884</text:p>
          </table:table-cell>
          <table:table-cell office:value-type="float" office:value="5871" calcext:value-type="float">
            <text:p>5871</text:p>
          </table:table-cell>
          <table:table-cell office:value-type="float" office:value="0.076410791015625" calcext:value-type="float">
            <text:p>0.076410791</text:p>
          </table:table-cell>
          <table:table-cell office:value-type="float" office:value="0.069338671875" calcext:value-type="float">
            <text:p>0.0693386719</text:p>
          </table:table-cell>
          <table:table-cell office:value-type="float" office:value="0.0000900536000976562" calcext:value-type="float">
            <text:p>9.00536000976562E-05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5-01T04:49:07Z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[.A3]" office:value-type="string" office:string-value="TM4C129EXL" calcext:value-type="string">
            <text:p>TM4C129EXL</text:p>
          </table:table-cell>
          <table:table-cell table:formula="of:=[.B3]" office:value-type="string" office:string-value="ascon128av12" calcext:value-type="string">
            <text:p>ascon128av12</text:p>
          </table:table-cell>
          <table:table-cell table:formula="of:=[.C3]" office:value-type="float" office:value="1280" calcext:value-type="float">
            <text:p>1280</text:p>
          </table:table-cell>
          <table:table-cell table:formula="of:=[.D3]" office:value-type="float" office:value="64" calcext:value-type="float">
            <text:p>64</text:p>
          </table:table-cell>
          <table:table-cell table:formula="of:=[.E3]" office:value-type="float" office:value="666.287946428571" calcext:value-type="float">
            <text:p>666.2879464286</text:p>
          </table:table-cell>
          <table:table-cell table:formula="of:=[.F3]" office:value-type="float" office:value="895491" calcext:value-type="float">
            <text:p>895491</text:p>
          </table:table-cell>
          <table:table-cell table:formula="of:=[.G3]-[.G$2]" office:value-type="float" office:value="5936" calcext:value-type="float">
            <text:p>5936</text:p>
          </table:table-cell>
          <table:table-cell table:formula="of:=[.H3]-[.H$2]" office:value-type="float" office:value="1864" calcext:value-type="float">
            <text:p>1864</text:p>
          </table:table-cell>
          <table:table-cell table:formula="of:=[.I3]" office:value-type="float" office:value="0.078325048828125" calcext:value-type="float">
            <text:p>0.0783250488</text:p>
          </table:table-cell>
          <table:table-cell table:formula="of:=[.J3]" office:value-type="float" office:value="0.071199755859375" calcext:value-type="float">
            <text:p>0.0711997559</text:p>
          </table:table-cell>
          <table:table-cell table:formula="of:=[.K3]" office:value-type="float" office:value="0.000531322838118896" calcext:value-type="float">
            <text:p>0.0005313228</text:p>
          </table:table-cell>
          <table:table-cell table:formula="of:=[.L3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4]" office:value-type="string" office:string-value="TM4C129EXL" calcext:value-type="string">
            <text:p>TM4C129EXL</text:p>
          </table:table-cell>
          <table:table-cell table:formula="of:=[.B4]" office:value-type="string" office:string-value="ascon128v12" calcext:value-type="string">
            <text:p>ascon128v12</text:p>
          </table:table-cell>
          <table:table-cell table:formula="of:=[.C4]" office:value-type="float" office:value="1280" calcext:value-type="float">
            <text:p>1280</text:p>
          </table:table-cell>
          <table:table-cell table:formula="of:=[.D4]" office:value-type="float" office:value="64" calcext:value-type="float">
            <text:p>64</text:p>
          </table:table-cell>
          <table:table-cell table:formula="of:=[.E4]" office:value-type="float" office:value="1039.75446428571" calcext:value-type="float">
            <text:p>1039.7544642857</text:p>
          </table:table-cell>
          <table:table-cell table:formula="of:=[.F4]" office:value-type="float" office:value="1397430" calcext:value-type="float">
            <text:p>1397430</text:p>
          </table:table-cell>
          <table:table-cell table:formula="of:=[.G4]-[.G$2]" office:value-type="float" office:value="5936" calcext:value-type="float">
            <text:p>5936</text:p>
          </table:table-cell>
          <table:table-cell table:formula="of:=[.H4]-[.H$2]" office:value-type="float" office:value="1848" calcext:value-type="float">
            <text:p>1848</text:p>
          </table:table-cell>
          <table:table-cell table:formula="of:=[.I4]" office:value-type="float" office:value="0.078750439453125" calcext:value-type="float">
            <text:p>0.0787504395</text:p>
          </table:table-cell>
          <table:table-cell table:formula="of:=[.J4]" office:value-type="float" office:value="0.0712529296875" calcext:value-type="float">
            <text:p>0.0712529297</text:p>
          </table:table-cell>
          <table:table-cell table:formula="of:=[.K4]" office:value-type="float" office:value="0.000829758179443359" calcext:value-type="float">
            <text:p>0.0008297582</text:p>
          </table:table-cell>
          <table:table-cell table:formula="of:=[.L4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5]" office:value-type="string" office:string-value="TM4C129EXL" calcext:value-type="string">
            <text:p>TM4C129EXL</text:p>
          </table:table-cell>
          <table:table-cell table:formula="of:=[.B5]" office:value-type="string" office:string-value="colm0v1" calcext:value-type="string">
            <text:p>colm0v1</text:p>
          </table:table-cell>
          <table:table-cell table:formula="of:=[.C5]" office:value-type="float" office:value="1280" calcext:value-type="float">
            <text:p>1280</text:p>
          </table:table-cell>
          <table:table-cell table:formula="of:=[.D5]" office:value-type="float" office:value="64" calcext:value-type="float">
            <text:p>64</text:p>
          </table:table-cell>
          <table:table-cell table:formula="of:=[.E5]" office:value-type="float" office:value="786.689732142857" calcext:value-type="float">
            <text:p>786.6897321429</text:p>
          </table:table-cell>
          <table:table-cell table:formula="of:=[.F5]" office:value-type="float" office:value="1057311" calcext:value-type="float">
            <text:p>1057311</text:p>
          </table:table-cell>
          <table:table-cell table:formula="of:=[.G5]-[.G$2]" office:value-type="float" office:value="23208" calcext:value-type="float">
            <text:p>23208</text:p>
          </table:table-cell>
          <table:table-cell table:formula="of:=[.H5]-[.H$2]" office:value-type="float" office:value="1000" calcext:value-type="float">
            <text:p>1000</text:p>
          </table:table-cell>
          <table:table-cell table:formula="of:=[.I5]" office:value-type="float" office:value="0.08029248046875" calcext:value-type="float">
            <text:p>0.0802924805</text:p>
          </table:table-cell>
          <table:table-cell table:formula="of:=[.J5]" office:value-type="float" office:value="0.070455322265625" calcext:value-type="float">
            <text:p>0.0704553223</text:p>
          </table:table-cell>
          <table:table-cell table:formula="of:=[.K5]" office:value-type="float" office:value="0.000620776560333252" calcext:value-type="float">
            <text:p>0.0006207766</text:p>
          </table:table-cell>
          <table:table-cell table:formula="of:=[.L5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6]" office:value-type="string" office:string-value="TM4C129EXL" calcext:value-type="string">
            <text:p>TM4C129EXL</text:p>
          </table:table-cell>
          <table:table-cell table:formula="of:=[.B6]" office:value-type="string" office:string-value="morus1280128v2" calcext:value-type="string">
            <text:p>morus1280128v2</text:p>
          </table:table-cell>
          <table:table-cell table:formula="of:=[.C6]" office:value-type="float" office:value="1280" calcext:value-type="float">
            <text:p>1280</text:p>
          </table:table-cell>
          <table:table-cell table:formula="of:=[.D6]" office:value-type="float" office:value="64" calcext:value-type="float">
            <text:p>64</text:p>
          </table:table-cell>
          <table:table-cell table:formula="of:=[.E6]" office:value-type="float" office:value="116.019345238095" calcext:value-type="float">
            <text:p>116.0193452381</text:p>
          </table:table-cell>
          <table:table-cell table:formula="of:=[.F6]" office:value-type="float" office:value="155930" calcext:value-type="float">
            <text:p>155930</text:p>
          </table:table-cell>
          <table:table-cell table:formula="of:=[.G6]-[.G$2]" office:value-type="float" office:value="12936" calcext:value-type="float">
            <text:p>12936</text:p>
          </table:table-cell>
          <table:table-cell table:formula="of:=[.H6]-[.H$2]" office:value-type="float" office:value="536" calcext:value-type="float">
            <text:p>536</text:p>
          </table:table-cell>
          <table:table-cell table:formula="of:=[.I6]" office:value-type="float" office:value="0.0765703125" calcext:value-type="float">
            <text:p>0.0765703125</text:p>
          </table:table-cell>
          <table:table-cell table:formula="of:=[.J6]" office:value-type="float" office:value="0.069338671875" calcext:value-type="float">
            <text:p>0.0693386719</text:p>
          </table:table-cell>
          <table:table-cell table:formula="of:=[.K6]" office:value-type="float" office:value="0.0000900998258789062" calcext:value-type="float">
            <text:p>9.00998258789062E-05</text:p>
          </table:table-cell>
          <table:table-cell table:formula="of:=[.L6]" office:value-type="string" office:string-value="dec" calcext:value-type="string">
            <text:p>dec</text:p>
          </table:table-cell>
          <table:table-cell/>
        </table:table-row>
        <table:table-row table:style-name="ro1">
          <table:table-cell table:formula="of:=[.A8]" office:value-type="string" office:string-value="TM4C129EXL" calcext:value-type="string">
            <text:p>TM4C129EXL</text:p>
          </table:table-cell>
          <table:table-cell table:formula="of:=[.B8]" office:value-type="string" office:string-value="ascon128av12" calcext:value-type="string">
            <text:p>ascon128av12</text:p>
          </table:table-cell>
          <table:table-cell table:formula="of:=[.C8]" office:value-type="float" office:value="1280" calcext:value-type="float">
            <text:p>1280</text:p>
          </table:table-cell>
          <table:table-cell table:formula="of:=[.D8]" office:value-type="float" office:value="64" calcext:value-type="float">
            <text:p>64</text:p>
          </table:table-cell>
          <table:table-cell table:formula="of:=[.E8]" office:value-type="float" office:value="658.581845238095" calcext:value-type="float">
            <text:p>658.5818452381</text:p>
          </table:table-cell>
          <table:table-cell table:formula="of:=[.F8]" office:value-type="float" office:value="885134" calcext:value-type="float">
            <text:p>885134</text:p>
          </table:table-cell>
          <table:table-cell table:formula="of:=[.G8]-[.G$7]" office:value-type="float" office:value="5936" calcext:value-type="float">
            <text:p>5936</text:p>
          </table:table-cell>
          <table:table-cell table:formula="of:=[.H8]-[.H$7]" office:value-type="float" office:value="1860" calcext:value-type="float">
            <text:p>1860</text:p>
          </table:table-cell>
          <table:table-cell table:formula="of:=[.I8]" office:value-type="float" office:value="0.079388525390625" calcext:value-type="float">
            <text:p>0.0793885254</text:p>
          </table:table-cell>
          <table:table-cell table:formula="of:=[.J8]" office:value-type="float" office:value="0.071199755859375" calcext:value-type="float">
            <text:p>0.0711997559</text:p>
          </table:table-cell>
          <table:table-cell table:formula="of:=[.K8]" office:value-type="float" office:value="0.000525177705856934" calcext:value-type="float">
            <text:p>0.0005251777</text:p>
          </table:table-cell>
          <table:table-cell table:formula="of:=[.L8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9]" office:value-type="string" office:string-value="TM4C129EXL" calcext:value-type="string">
            <text:p>TM4C129EXL</text:p>
          </table:table-cell>
          <table:table-cell table:formula="of:=[.B9]" office:value-type="string" office:string-value="ascon128v12" calcext:value-type="string">
            <text:p>ascon128v12</text:p>
          </table:table-cell>
          <table:table-cell table:formula="of:=[.C9]" office:value-type="float" office:value="1280" calcext:value-type="float">
            <text:p>1280</text:p>
          </table:table-cell>
          <table:table-cell table:formula="of:=[.D9]" office:value-type="float" office:value="64" calcext:value-type="float">
            <text:p>64</text:p>
          </table:table-cell>
          <table:table-cell table:formula="of:=[.E9]" office:value-type="float" office:value="1031.1912202381" calcext:value-type="float">
            <text:p>1031.1912202381</text:p>
          </table:table-cell>
          <table:table-cell table:formula="of:=[.F9]" office:value-type="float" office:value="1385921" calcext:value-type="float">
            <text:p>1385921</text:p>
          </table:table-cell>
          <table:table-cell table:formula="of:=[.G9]-[.G$7]" office:value-type="float" office:value="5936" calcext:value-type="float">
            <text:p>5936</text:p>
          </table:table-cell>
          <table:table-cell table:formula="of:=[.H9]-[.H$7]" office:value-type="float" office:value="1844" calcext:value-type="float">
            <text:p>1844</text:p>
          </table:table-cell>
          <table:table-cell table:formula="of:=[.I9]" office:value-type="float" office:value="0.078537744140625" calcext:value-type="float">
            <text:p>0.0785377441</text:p>
          </table:table-cell>
          <table:table-cell table:formula="of:=[.J9]" office:value-type="float" office:value="0.07114658203125" calcext:value-type="float">
            <text:p>0.071146582</text:p>
          </table:table-cell>
          <table:table-cell table:formula="of:=[.K9]" office:value-type="float" office:value="0.000821696184294433" calcext:value-type="float">
            <text:p>0.0008216962</text:p>
          </table:table-cell>
          <table:table-cell table:formula="of:=[.L9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0]" office:value-type="string" office:string-value="TM4C129EXL" calcext:value-type="string">
            <text:p>TM4C129EXL</text:p>
          </table:table-cell>
          <table:table-cell table:formula="of:=[.B10]" office:value-type="string" office:string-value="colm0v1" calcext:value-type="string">
            <text:p>colm0v1</text:p>
          </table:table-cell>
          <table:table-cell table:formula="of:=[.C10]" office:value-type="float" office:value="1280" calcext:value-type="float">
            <text:p>1280</text:p>
          </table:table-cell>
          <table:table-cell table:formula="of:=[.D10]" office:value-type="float" office:value="64" calcext:value-type="float">
            <text:p>64</text:p>
          </table:table-cell>
          <table:table-cell table:formula="of:=[.E10]" office:value-type="float" office:value="785.082589285714" calcext:value-type="float">
            <text:p>785.0825892857</text:p>
          </table:table-cell>
          <table:table-cell table:formula="of:=[.F10]" office:value-type="float" office:value="1055151" calcext:value-type="float">
            <text:p>1055151</text:p>
          </table:table-cell>
          <table:table-cell table:formula="of:=[.G10]-[.G$7]" office:value-type="float" office:value="23208" calcext:value-type="float">
            <text:p>23208</text:p>
          </table:table-cell>
          <table:table-cell table:formula="of:=[.H10]-[.H$7]" office:value-type="float" office:value="988" calcext:value-type="float">
            <text:p>988</text:p>
          </table:table-cell>
          <table:table-cell table:formula="of:=[.I10]" office:value-type="float" office:value="0.08050517578125" calcext:value-type="float">
            <text:p>0.0805051758</text:p>
          </table:table-cell>
          <table:table-cell table:formula="of:=[.J10]" office:value-type="float" office:value="0.07050849609375" calcext:value-type="float">
            <text:p>0.0705084961</text:p>
          </table:table-cell>
          <table:table-cell table:formula="of:=[.K10]" office:value-type="float" office:value="0.000619975918015137" calcext:value-type="float">
            <text:p>0.0006199759</text:p>
          </table:table-cell>
          <table:table-cell table:formula="of:=[.L10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1]" office:value-type="string" office:string-value="TM4C129EXL" calcext:value-type="string">
            <text:p>TM4C129EXL</text:p>
          </table:table-cell>
          <table:table-cell table:formula="of:=[.B11]" office:value-type="string" office:string-value="morus1280128v2" calcext:value-type="string">
            <text:p>morus1280128v2</text:p>
          </table:table-cell>
          <table:table-cell table:formula="of:=[.C11]" office:value-type="float" office:value="1280" calcext:value-type="float">
            <text:p>1280</text:p>
          </table:table-cell>
          <table:table-cell table:formula="of:=[.D11]" office:value-type="float" office:value="64" calcext:value-type="float">
            <text:p>64</text:p>
          </table:table-cell>
          <table:table-cell table:formula="of:=[.E11]" office:value-type="float" office:value="115.683035714286" calcext:value-type="float">
            <text:p>115.6830357143</text:p>
          </table:table-cell>
          <table:table-cell table:formula="of:=[.F11]" office:value-type="float" office:value="155478" calcext:value-type="float">
            <text:p>155478</text:p>
          </table:table-cell>
          <table:table-cell table:formula="of:=[.G11]-[.G$7]" office:value-type="float" office:value="12936" calcext:value-type="float">
            <text:p>12936</text:p>
          </table:table-cell>
          <table:table-cell table:formula="of:=[.H11]-[.H$7]" office:value-type="float" office:value="548" calcext:value-type="float">
            <text:p>548</text:p>
          </table:table-cell>
          <table:table-cell table:formula="of:=[.I11]" office:value-type="float" office:value="0.0818876953125" calcext:value-type="float">
            <text:p>0.0818876953</text:p>
          </table:table-cell>
          <table:table-cell table:formula="of:=[.J11]" office:value-type="float" office:value="0.06944501953125" calcext:value-type="float">
            <text:p>0.0694450195</text:p>
          </table:table-cell>
          <table:table-cell table:formula="of:=[.K11]" office:value-type="float" office:value="0.0000899764395556641" calcext:value-type="float">
            <text:p>8.99764395556641E-05</text:p>
          </table:table-cell>
          <table:table-cell table:formula="of:=[.L11]" office:value-type="string" office:string-value="enc" calcext:value-type="string">
            <text:p>enc</text:p>
          </table:table-cell>
          <table:table-cell/>
        </table:table-row>
        <table:table-row table:style-name="ro1">
          <table:table-cell table:formula="of:=[.A13]" office:value-type="string" office:string-value="TM4C129EXL" calcext:value-type="string">
            <text:p>TM4C129EXL</text:p>
          </table:table-cell>
          <table:table-cell table:formula="of:=[.B13]" office:value-type="string" office:string-value="ascon128av12" calcext:value-type="string">
            <text:p>ascon128av12</text:p>
          </table:table-cell>
          <table:table-cell table:formula="of:=[.C13]" office:value-type="float" office:value="1280" calcext:value-type="float">
            <text:p>1280</text:p>
          </table:table-cell>
          <table:table-cell table:formula="of:=[.D13]" office:value-type="float" office:value="64" calcext:value-type="float">
            <text:p>64</text:p>
          </table:table-cell>
          <table:table-cell table:formula="of:=[.E13]" office:value-type="float" office:value="636.705357142857" calcext:value-type="float">
            <text:p>636.7053571429</text:p>
          </table:table-cell>
          <table:table-cell table:formula="of:=[.F13]" office:value-type="float" office:value="855732" calcext:value-type="float">
            <text:p>855732</text:p>
          </table:table-cell>
          <table:table-cell table:formula="of:=[.G13]-[.G$12]" office:value-type="float" office:value="5936" calcext:value-type="float">
            <text:p>5936</text:p>
          </table:table-cell>
          <table:table-cell table:formula="of:=[.H13]-[.H$12]" office:value-type="float" office:value="1864" calcext:value-type="float">
            <text:p>1864</text:p>
          </table:table-cell>
          <table:table-cell table:formula="of:=[.I13]" office:value-type="float" office:value="0.0784845703125" calcext:value-type="float">
            <text:p>0.0784845703</text:p>
          </table:table-cell>
          <table:table-cell table:formula="of:=[.J13]" office:value-type="float" office:value="0.0712529296875" calcext:value-type="float">
            <text:p>0.0712529297</text:p>
          </table:table-cell>
          <table:table-cell table:formula="of:=[.K13]" office:value-type="float" office:value="0.000508111766894531" calcext:value-type="float">
            <text:p>0.0005081118</text:p>
          </table:table-cell>
          <table:table-cell table:formula="of:=[.L13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4]" office:value-type="string" office:string-value="TM4C129EXL" calcext:value-type="string">
            <text:p>TM4C129EXL</text:p>
          </table:table-cell>
          <table:table-cell table:formula="of:=[.B14]" office:value-type="string" office:string-value="ascon128v12" calcext:value-type="string">
            <text:p>ascon128v12</text:p>
          </table:table-cell>
          <table:table-cell table:formula="of:=[.C14]" office:value-type="float" office:value="1280" calcext:value-type="float">
            <text:p>1280</text:p>
          </table:table-cell>
          <table:table-cell table:formula="of:=[.D14]" office:value-type="float" office:value="64" calcext:value-type="float">
            <text:p>64</text:p>
          </table:table-cell>
          <table:table-cell table:formula="of:=[.E14]" office:value-type="float" office:value="1009.11830357143" calcext:value-type="float">
            <text:p>1009.1183035714</text:p>
          </table:table-cell>
          <table:table-cell table:formula="of:=[.F14]" office:value-type="float" office:value="1356255" calcext:value-type="float">
            <text:p>1356255</text:p>
          </table:table-cell>
          <table:table-cell table:formula="of:=[.G14]-[.G$12]" office:value-type="float" office:value="5936" calcext:value-type="float">
            <text:p>5936</text:p>
          </table:table-cell>
          <table:table-cell table:formula="of:=[.H14]-[.H$12]" office:value-type="float" office:value="1848" calcext:value-type="float">
            <text:p>1848</text:p>
          </table:table-cell>
          <table:table-cell table:formula="of:=[.I14]" office:value-type="float" office:value="0.07880361328125" calcext:value-type="float">
            <text:p>0.0788036133</text:p>
          </table:table-cell>
          <table:table-cell table:formula="of:=[.J14]" office:value-type="float" office:value="0.0712529296875" calcext:value-type="float">
            <text:p>0.0712529297</text:p>
          </table:table-cell>
          <table:table-cell table:formula="of:=[.K14]" office:value-type="float" office:value="0.000805309517944336" calcext:value-type="float">
            <text:p>0.0008053095</text:p>
          </table:table-cell>
          <table:table-cell table:formula="of:=[.L14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5]" office:value-type="string" office:string-value="TM4C129EXL" calcext:value-type="string">
            <text:p>TM4C129EXL</text:p>
          </table:table-cell>
          <table:table-cell table:formula="of:=[.B15]" office:value-type="string" office:string-value="colm0v1" calcext:value-type="string">
            <text:p>colm0v1</text:p>
          </table:table-cell>
          <table:table-cell table:formula="of:=[.C15]" office:value-type="float" office:value="1280" calcext:value-type="float">
            <text:p>1280</text:p>
          </table:table-cell>
          <table:table-cell table:formula="of:=[.D15]" office:value-type="float" office:value="64" calcext:value-type="float">
            <text:p>64</text:p>
          </table:table-cell>
          <table:table-cell table:formula="of:=[.E15]" office:value-type="float" office:value="786.998511904762" calcext:value-type="float">
            <text:p>786.9985119048</text:p>
          </table:table-cell>
          <table:table-cell table:formula="of:=[.F15]" office:value-type="float" office:value="1057726" calcext:value-type="float">
            <text:p>1057726</text:p>
          </table:table-cell>
          <table:table-cell table:formula="of:=[.G15]-[.G$12]" office:value-type="float" office:value="23208" calcext:value-type="float">
            <text:p>23208</text:p>
          </table:table-cell>
          <table:table-cell table:formula="of:=[.H15]-[.H$12]" office:value-type="float" office:value="1000" calcext:value-type="float">
            <text:p>1000</text:p>
          </table:table-cell>
          <table:table-cell table:formula="of:=[.I15]" office:value-type="float" office:value="0.079494873046875" calcext:value-type="float">
            <text:p>0.079494873</text:p>
          </table:table-cell>
          <table:table-cell table:formula="of:=[.J15]" office:value-type="float" office:value="0.0704021484375" calcext:value-type="float">
            <text:p>0.0704021484</text:p>
          </table:table-cell>
          <table:table-cell table:formula="of:=[.K15]" office:value-type="float" office:value="0.000620551523818359" calcext:value-type="float">
            <text:p>0.0006205515</text:p>
          </table:table-cell>
          <table:table-cell table:formula="of:=[.L15]" office:value-type="string" office:string-value="frg" calcext:value-type="string">
            <text:p>frg</text:p>
          </table:table-cell>
          <table:table-cell/>
        </table:table-row>
        <table:table-row table:style-name="ro1">
          <table:table-cell table:formula="of:=[.A16]" office:value-type="string" office:string-value="TM4C129EXL" calcext:value-type="string">
            <text:p>TM4C129EXL</text:p>
          </table:table-cell>
          <table:table-cell table:formula="of:=[.B16]" office:value-type="string" office:string-value="morus1280128v2" calcext:value-type="string">
            <text:p>morus1280128v2</text:p>
          </table:table-cell>
          <table:table-cell table:formula="of:=[.C16]" office:value-type="float" office:value="1280" calcext:value-type="float">
            <text:p>1280</text:p>
          </table:table-cell>
          <table:table-cell table:formula="of:=[.D16]" office:value-type="float" office:value="64" calcext:value-type="float">
            <text:p>64</text:p>
          </table:table-cell>
          <table:table-cell table:formula="of:=[.E16]" office:value-type="float" office:value="115.959821428571" calcext:value-type="float">
            <text:p>115.9598214286</text:p>
          </table:table-cell>
          <table:table-cell table:formula="of:=[.F16]" office:value-type="float" office:value="155850" calcext:value-type="float">
            <text:p>155850</text:p>
          </table:table-cell>
          <table:table-cell table:formula="of:=[.G16]-[.G$12]" office:value-type="float" office:value="12936" calcext:value-type="float">
            <text:p>12936</text:p>
          </table:table-cell>
          <table:table-cell table:formula="of:=[.H16]-[.H$12]" office:value-type="float" office:value="536" calcext:value-type="float">
            <text:p>536</text:p>
          </table:table-cell>
          <table:table-cell table:formula="of:=[.I16]" office:value-type="float" office:value="0.076410791015625" calcext:value-type="float">
            <text:p>0.076410791</text:p>
          </table:table-cell>
          <table:table-cell table:formula="of:=[.J16]" office:value-type="float" office:value="0.069338671875" calcext:value-type="float">
            <text:p>0.0693386719</text:p>
          </table:table-cell>
          <table:table-cell table:formula="of:=[.K16]" office:value-type="float" office:value="0.0000900536000976562" calcext:value-type="float">
            <text:p>9.00536000976562E-05</text:p>
          </table:table-cell>
          <table:table-cell table:formula="of:=[.L16]" office:value-type="string" office:string-value="frg" calcext:value-type="string">
            <text:p>frg</text:p>
          </table:table-cell>
          <table:table-cell/>
        </table:table-row>
      </table:table>
      <table:table table:name="all" table:style-name="ta1">
        <table:shapes>
          <draw:frame draw:z-index="0" draw:style-name="gr1" draw:text-style-name="P1" svg:width="594.11pt" svg:height="195pt" svg:x="49.12pt" svg:y="1005.93pt">
            <loext:p draw:notify-on-update-of-ranges="all.B46:all.F46 all.A47:all.A47 all.B47:all.F47 all.A48:all.A48 all.B48:all.F48 all.A49:all.A49 all.B49:all.F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4.11pt" svg:height="195pt" svg:x="57.74pt" svg:y="1213pt">
            <loext:p draw:notify-on-update-of-ranges="all.E58:all.I58 all.D59:all.D59 all.E59:all.I59 all.D60:all.D60 all.E60:all.I60 all.D61:all.D61 all.E61:all.I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94.11pt" svg:height="195pt" svg:x="85.01pt" svg:y="1433.62pt">
            <loext:p draw:notify-on-update-of-ranges="all.D54:all.H54 all.C55:all.C55 all.D55:all.H55 all.C56:all.C56 all.D56:all.H56 all.C57:all.C57 all.D57:all.H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94.11pt" svg:height="195pt" svg:x="757.08pt" svg:y="1011.2pt">
            <loext:p draw:notify-on-update-of-ranges="all.N62:all.R62 all.M63:all.M63 all.N63:all.R63 all.M64:all.M64 all.N64:all.R64 all.M65:all.M65 all.N65:all.R6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94.11pt" svg:height="195pt" svg:x="757.08pt" svg:y="1241.6pt">
            <loext:p draw:notify-on-update-of-ranges="all.O66:all.S66 all.N67:all.N67 all.O67:all.S67 all.N68:all.N68 all.O68:all.S68 all.N69:all.N69 all.O69:all.S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94.11pt" svg:height="195pt" svg:x="757.08pt" svg:y="1472pt">
            <loext:p draw:notify-on-update-of-ranges="all.P70:all.T70 all.O71:all.O71 all.P71:all.T71 all.O72:all.O72 all.P72:all.T72 all.O73:all.O73 all.P73:all.T7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3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9" table:default-cell-style-name="Default"/>
        <table:table-row table:style-name="ro1">
          <table:table-cell/>
          <table:table-cell office:value-type="string" calcext:value-type="string">
            <text:p>implementation</text:p>
          </table:table-cell>
          <table:table-cell office:value-type="string" calcext:value-type="string">
            <text:p>message_len (B)</text:p>
          </table:table-cell>
          <table:table-cell office:value-type="string" calcext:value-type="string">
            <text:p>ad_len (B)</text:p>
          </table:table-cell>
          <table:table-cell office:value-type="string" calcext:value-type="string">
            <text:p>tp (cycles/B)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x power (W)</text:p>
          </table:table-cell>
          <table:table-cell office:value-type="string" calcext:value-type="string">
            <text:p>average power (W)</text:p>
          </table:table-cell>
          <table:table-cell office:value-type="string" calcext:value-type="string">
            <text:p>energy(J)mode</text:p>
          </table:table-cell>
          <table:table-cell office:value-type="string" calcext:value-type="string">
            <text:p>Op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95328.6808035714" calcext:value-type="float">
            <text:p>95328.6808035714</text:p>
          </table:table-cell>
          <table:table-cell office:value-type="float" office:value="128121577" calcext:value-type="float">
            <text:p>128121577</text:p>
          </table:table-cell>
          <table:table-cell office:value-type="float" office:value="5865" calcext:value-type="float">
            <text:p>5865</text:p>
          </table:table-cell>
          <table:table-cell office:value-type="float" office:value="842" calcext:value-type="float">
            <text:p>842</text:p>
          </table:table-cell>
          <table:table-cell office:value-type="float" office:value="0.0245796020507812" calcext:value-type="float">
            <text:p>0.0245796021</text:p>
          </table:table-cell>
          <table:table-cell office:value-type="float" office:value="0.0202326416015625" calcext:value-type="float">
            <text:p>0.0202326416</text:p>
          </table:table-cell>
          <table:table-cell office:value-type="float" office:value="0.0216020115701422" calcext:value-type="float">
            <text:p>0.0216020116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377.82142857143" calcext:value-type="float">
            <text:p>8377.8214285714</text:p>
          </table:table-cell>
          <table:table-cell office:value-type="float" office:value="11259622" calcext:value-type="float">
            <text:p>11259622</text:p>
          </table:table-cell>
          <table:table-cell office:value-type="float" office:value="23825" calcext:value-type="float">
            <text:p>23825</text:p>
          </table:table-cell>
          <table:table-cell office:value-type="float" office:value="2626" calcext:value-type="float">
            <text:p>2626</text:p>
          </table:table-cell>
          <table:table-cell office:value-type="float" office:value="0.0256031982421875" calcext:value-type="float">
            <text:p>0.0256031982</text:p>
          </table:table-cell>
          <table:table-cell office:value-type="float" office:value="0.020844140625" calcext:value-type="float">
            <text:p>0.0208441406</text:p>
          </table:table-cell>
          <table:table-cell office:value-type="float" office:value="0.00195583906546875" calcext:value-type="float">
            <text:p>0.0019558391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430.4947916667" calcext:value-type="float">
            <text:p>12430.4947916667</text:p>
          </table:table-cell>
          <table:table-cell office:value-type="float" office:value="16706415" calcext:value-type="float">
            <text:p>16706415</text:p>
          </table:table-cell>
          <table:table-cell office:value-type="float" office:value="23825" calcext:value-type="float">
            <text:p>23825</text:p>
          </table:table-cell>
          <table:table-cell office:value-type="float" office:value="2610" calcext:value-type="float">
            <text:p>2610</text:p>
          </table:table-cell>
          <table:table-cell office:value-type="float" office:value="0.0258690673828125" calcext:value-type="float">
            <text:p>0.0258690674</text:p>
          </table:table-cell>
          <table:table-cell office:value-type="float" office:value="0.020844140625" calcext:value-type="float">
            <text:p>0.0208441406</text:p>
          </table:table-cell>
          <table:table-cell office:value-type="float" office:value="0.0029019533925293" calcext:value-type="float">
            <text:p>0.0029019534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morus1280256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16.64360119048" calcext:value-type="float">
            <text:p>1116.6436011905</text:p>
          </table:table-cell>
          <table:table-cell office:value-type="float" office:value="1500599" calcext:value-type="float">
            <text:p>1500599</text:p>
          </table:table-cell>
          <table:table-cell office:value-type="float" office:value="22471" calcext:value-type="float">
            <text:p>22471</text:p>
          </table:table-cell>
          <table:table-cell office:value-type="float" office:value="1500" calcext:value-type="float">
            <text:p>1500</text:p>
          </table:table-cell>
          <table:table-cell office:value-type="float" office:value="0.0246859497070312" calcext:value-type="float">
            <text:p>0.0246859497</text:p>
          </table:table-cell>
          <table:table-cell office:value-type="float" office:value="0.02052509765625" calcext:value-type="float">
            <text:p>0.0205250977</text:p>
          </table:table-cell>
          <table:table-cell office:value-type="float" office:value="0.000256695252370605" calcext:value-type="float">
            <text:p>0.0002566953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7145.0141369048" calcext:value-type="float">
            <text:p>77145.0141369048</text:p>
          </table:table-cell>
          <table:table-cell office:value-type="float" office:value="103682785" calcext:value-type="float">
            <text:p>103682785</text:p>
          </table:table-cell>
          <table:table-cell office:value-type="float" office:value="2848" calcext:value-type="float">
            <text:p>2848</text:p>
          </table:table-cell>
          <table:table-cell office:value-type="float" office:value="836" calcext:value-type="float">
            <text:p>836</text:p>
          </table:table-cell>
          <table:table-cell office:value-type="float" office:value="0.0156995727539063" calcext:value-type="float">
            <text:p>0.0156995728</text:p>
          </table:table-cell>
          <table:table-cell office:value-type="float" office:value="0.0109405151367188" calcext:value-type="float">
            <text:p>0.0109405151</text:p>
          </table:table-cell>
          <table:table-cell office:value-type="float" office:value="0.00945286938273651" calcext:value-type="float">
            <text:p>0.0094528694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03.012648809524" calcext:value-type="float">
            <text:p>703.0126488095</text:p>
          </table:table-cell>
          <table:table-cell office:value-type="float" office:value="944735" calcext:value-type="float">
            <text:p>944735</text:p>
          </table:table-cell>
          <table:table-cell office:value-type="float" office:value="6044" calcext:value-type="float">
            <text:p>6044</text:p>
          </table:table-cell>
          <table:table-cell office:value-type="float" office:value="1864" calcext:value-type="float">
            <text:p>1864</text:p>
          </table:table-cell>
          <table:table-cell office:value-type="float" office:value="0.0155666381835938" calcext:value-type="float">
            <text:p>0.0155666382</text:p>
          </table:table-cell>
          <table:table-cell office:value-type="float" office:value="0.0115520141601562" calcext:value-type="float">
            <text:p>0.0115520142</text:p>
          </table:table-cell>
          <table:table-cell office:value-type="float" office:value="0.0000909575752267456" calcext:value-type="float">
            <text:p>9.09575752267456E-05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93.0431547619" calcext:value-type="float">
            <text:p>1093.0431547619</text:p>
          </table:table-cell>
          <table:table-cell office:value-type="float" office:value="1468936" calcext:value-type="float">
            <text:p>1468936</text:p>
          </table:table-cell>
          <table:table-cell office:value-type="float" office:value="6044" calcext:value-type="float">
            <text:p>6044</text:p>
          </table:table-cell>
          <table:table-cell office:value-type="float" office:value="1848" calcext:value-type="float">
            <text:p>1848</text:p>
          </table:table-cell>
          <table:table-cell office:value-type="float" office:value="0.0158590942382812" calcext:value-type="float">
            <text:p>0.0158590942</text:p>
          </table:table-cell>
          <table:table-cell office:value-type="float" office:value="0.011751416015625" calcext:value-type="float">
            <text:p>0.011751416</text:p>
          </table:table-cell>
          <table:table-cell office:value-type="float" office:value="0.000143861814147949" calcext:value-type="float">
            <text:p>0.0001438618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45.863839285714" calcext:value-type="float">
            <text:p>845.8638392857</text:p>
          </table:table-cell>
          <table:table-cell office:value-type="float" office:value="1136727" calcext:value-type="float">
            <text:p>1136727</text:p>
          </table:table-cell>
          <table:table-cell office:value-type="float" office:value="28040" calcext:value-type="float">
            <text:p>28040</text:p>
          </table:table-cell>
          <table:table-cell office:value-type="float" office:value="2200" calcext:value-type="float">
            <text:p>2200</text:p>
          </table:table-cell>
          <table:table-cell office:value-type="float" office:value="0.0152343017578125" calcext:value-type="float">
            <text:p>0.0152343018</text:p>
          </table:table-cell>
          <table:table-cell office:value-type="float" office:value="0.0110335693359375" calcext:value-type="float">
            <text:p>0.0110335693</text:p>
          </table:table-cell>
          <table:table-cell office:value-type="float" office:value="0.000104528449978638" calcext:value-type="float">
            <text:p>0.0001045284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0.347470238095" calcext:value-type="float">
            <text:p>120.3474702381</text:p>
          </table:table-cell>
          <table:table-cell office:value-type="float" office:value="161633" calcext:value-type="float">
            <text:p>161633</text:p>
          </table:table-cell>
          <table:table-cell office:value-type="float" office:value="14832" calcext:value-type="float">
            <text:p>14832</text:p>
          </table:table-cell>
          <table:table-cell office:value-type="float" office:value="552" calcext:value-type="float">
            <text:p>552</text:p>
          </table:table-cell>
          <table:table-cell office:value-type="float" office:value="0.0147690307617187" calcext:value-type="float">
            <text:p>0.0147690308</text:p>
          </table:table-cell>
          <table:table-cell office:value-type="float" office:value="0.0113924926757813" calcext:value-type="float">
            <text:p>0.0113924927</text:p>
          </table:table-cell>
          <table:table-cell office:value-type="float" office:value="0.0000153558459402466" calcext:value-type="float">
            <text:p>1.53558459402466E-05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666.287946428571" calcext:value-type="float">
            <text:p>666.2879464286</text:p>
          </table:table-cell>
          <table:table-cell office:value-type="float" office:value="895491" calcext:value-type="float">
            <text:p>895491</text:p>
          </table:table-cell>
          <table:table-cell office:value-type="float" office:value="5936" calcext:value-type="float">
            <text:p>5936</text:p>
          </table:table-cell>
          <table:table-cell office:value-type="float" office:value="1864" calcext:value-type="float">
            <text:p>1864</text:p>
          </table:table-cell>
          <table:table-cell office:value-type="float" office:value="0.078325048828125" calcext:value-type="float">
            <text:p>0.0783250488</text:p>
          </table:table-cell>
          <table:table-cell office:value-type="float" office:value="0.071199755859375" calcext:value-type="float">
            <text:p>0.0711997559</text:p>
          </table:table-cell>
          <table:table-cell office:value-type="float" office:value="0.000531322838118896" calcext:value-type="float">
            <text:p>0.0005313228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39.75446428571" calcext:value-type="float">
            <text:p>1039.7544642857</text:p>
          </table:table-cell>
          <table:table-cell office:value-type="float" office:value="1397430" calcext:value-type="float">
            <text:p>1397430</text:p>
          </table:table-cell>
          <table:table-cell office:value-type="float" office:value="5936" calcext:value-type="float">
            <text:p>5936</text:p>
          </table:table-cell>
          <table:table-cell office:value-type="float" office:value="1848" calcext:value-type="float">
            <text:p>1848</text:p>
          </table:table-cell>
          <table:table-cell office:value-type="float" office:value="0.078750439453125" calcext:value-type="float">
            <text:p>0.0787504395</text:p>
          </table:table-cell>
          <table:table-cell office:value-type="float" office:value="0.0712529296875" calcext:value-type="float">
            <text:p>0.0712529297</text:p>
          </table:table-cell>
          <table:table-cell office:value-type="float" office:value="0.000829758179443359" calcext:value-type="float">
            <text:p>0.0008297582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86.689732142857" calcext:value-type="float">
            <text:p>786.6897321429</text:p>
          </table:table-cell>
          <table:table-cell office:value-type="float" office:value="1057311" calcext:value-type="float">
            <text:p>1057311</text:p>
          </table:table-cell>
          <table:table-cell office:value-type="float" office:value="23208" calcext:value-type="float">
            <text:p>23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8029248046875" calcext:value-type="float">
            <text:p>0.0802924805</text:p>
          </table:table-cell>
          <table:table-cell office:value-type="float" office:value="0.070455322265625" calcext:value-type="float">
            <text:p>0.0704553223</text:p>
          </table:table-cell>
          <table:table-cell office:value-type="float" office:value="0.000620776560333252" calcext:value-type="float">
            <text:p>0.0006207766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6.019345238095" calcext:value-type="float">
            <text:p>116.0193452381</text:p>
          </table:table-cell>
          <table:table-cell office:value-type="float" office:value="155930" calcext:value-type="float">
            <text:p>155930</text:p>
          </table:table-cell>
          <table:table-cell office:value-type="float" office:value="12936" calcext:value-type="float">
            <text:p>12936</text:p>
          </table:table-cell>
          <table:table-cell office:value-type="float" office:value="536" calcext:value-type="float">
            <text:p>536</text:p>
          </table:table-cell>
          <table:table-cell office:value-type="float" office:value="0.0765703125" calcext:value-type="float">
            <text:p>0.0765703125</text:p>
          </table:table-cell>
          <table:table-cell office:value-type="float" office:value="0.069338671875" calcext:value-type="float">
            <text:p>0.0693386719</text:p>
          </table:table-cell>
          <table:table-cell office:value-type="float" office:value="0.0000900998258789062" calcext:value-type="float">
            <text:p>9.00998258789062E-05</text:p>
          </table:table-cell>
          <table:table-cell office:value-type="string" calcext:value-type="string">
            <text:p>de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SP430F5529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5704.0379464286" calcext:value-type="float">
            <text:p>95704.0379464286</text:p>
          </table:table-cell>
          <table:table-cell table:style-name="ce1" office:value-type="float" office:value="128626041" calcext:value-type="float">
            <text:p>128626041</text:p>
          </table:table-cell>
          <table:table-cell table:style-name="ce1" office:value-type="float" office:value="5865" calcext:value-type="float">
            <text:p>5865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0.0249119384765625" calcext:value-type="float">
            <text:p>0.0249119385</text:p>
          </table:table-cell>
          <table:table-cell table:style-name="ce1" office:value-type="float" office:value="0.0201794677734375" calcext:value-type="float">
            <text:p>0.0201794678</text:p>
          </table:table-cell>
          <table:table-cell table:style-name="ce1" office:value-type="float" office:value="0.0216300733547113" calcext:value-type="float">
            <text:p>0.0216300734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SP430F5529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359.04241071429" calcext:value-type="float">
            <text:p>8359.0424107143</text:p>
          </table:table-cell>
          <table:table-cell table:style-name="ce1" office:value-type="float" office:value="11234367" calcext:value-type="float">
            <text:p>11234367</text:p>
          </table:table-cell>
          <table:table-cell table:style-name="ce1" office:value-type="float" office:value="23825" calcext:value-type="float">
            <text:p>23825</text:p>
          </table:table-cell>
          <table:table-cell table:style-name="ce1" office:value-type="float" office:value="2622" calcext:value-type="float">
            <text:p>2622</text:p>
          </table:table-cell>
          <table:table-cell table:style-name="ce1" office:value-type="float" office:value="0.0256563720703125" calcext:value-type="float">
            <text:p>0.0256563721</text:p>
          </table:table-cell>
          <table:table-cell table:style-name="ce1" office:value-type="float" office:value="0.020844140625" calcext:value-type="float">
            <text:p>0.0208441406</text:p>
          </table:table-cell>
          <table:table-cell table:style-name="ce1" office:value-type="float" office:value="0.0019514550215918" calcext:value-type="float">
            <text:p>0.001951455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SP430F5529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396.0833333333" calcext:value-type="float">
            <text:p>12396.0833333333</text:p>
          </table:table-cell>
          <table:table-cell table:style-name="ce1" office:value-type="float" office:value="16660150" calcext:value-type="float">
            <text:p>16660150</text:p>
          </table:table-cell>
          <table:table-cell table:style-name="ce1" office:value-type="float" office:value="23825" calcext:value-type="float">
            <text:p>23825</text:p>
          </table:table-cell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0.0257361328125" calcext:value-type="float">
            <text:p>0.0257361328</text:p>
          </table:table-cell>
          <table:table-cell table:style-name="ce1" office:value-type="float" office:value="0.0208042602539063" calcext:value-type="float">
            <text:p>0.0208042603</text:p>
          </table:table-cell>
          <table:table-cell table:style-name="ce1" office:value-type="float" office:value="0.0028883830505127" calcext:value-type="float">
            <text:p>0.0028883831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SP430F5529</text:p>
          </table:table-cell>
          <table:table-cell table:style-name="ce1" office:value-type="string" calcext:value-type="string">
            <text:p>morus1280256v2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119.83035714286" calcext:value-type="float">
            <text:p>1119.8303571429</text:p>
          </table:table-cell>
          <table:table-cell table:style-name="ce1" office:value-type="float" office:value="1504866" calcext:value-type="float">
            <text:p>1504866</text:p>
          </table:table-cell>
          <table:table-cell table:style-name="ce1" office:value-type="float" office:value="22471" calcext:value-type="float">
            <text:p>22471</text:p>
          </table:table-cell>
          <table:table-cell table:style-name="ce1" office:value-type="float" office:value="1548" calcext:value-type="float">
            <text:p>1548</text:p>
          </table:table-cell>
          <table:table-cell table:style-name="ce1" office:value-type="float" office:value="0.024406787109375" calcext:value-type="float">
            <text:p>0.0244067871</text:p>
          </table:table-cell>
          <table:table-cell table:style-name="ce1" office:value-type="float" office:value="0.0204586303710937" calcext:value-type="float">
            <text:p>0.0204586304</text:p>
          </table:table-cell>
          <table:table-cell table:style-name="ce1" office:value-type="float" office:value="0.000256594187977295" calcext:value-type="float">
            <text:p>0.0002565942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SP432P401R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7292.5751488095" calcext:value-type="float">
            <text:p>77292.5751488095</text:p>
          </table:table-cell>
          <table:table-cell table:style-name="ce1" office:value-type="float" office:value="103881107" calcext:value-type="float">
            <text:p>103881107</text:p>
          </table:table-cell>
          <table:table-cell table:style-name="ce1" office:value-type="float" office:value="2848" calcext:value-type="float">
            <text:p>2848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0.0158325073242187" calcext:value-type="float">
            <text:p>0.0158325073</text:p>
          </table:table-cell>
          <table:table-cell table:style-name="ce1" office:value-type="float" office:value="0.011219677734375" calcext:value-type="float">
            <text:p>0.0112196777</text:p>
          </table:table-cell>
          <table:table-cell table:style-name="ce1" office:value-type="float" office:value="0.00971261518561157" calcext:value-type="float">
            <text:p>0.0097126152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SP432P401R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97.421130952381" calcext:value-type="float">
            <text:p>697.4211309524</text:p>
          </table:table-cell>
          <table:table-cell table:style-name="ce1" office:value-type="float" office:value="937220" calcext:value-type="float">
            <text:p>937220</text:p>
          </table:table-cell>
          <table:table-cell table:style-name="ce1" office:value-type="float" office:value="6044" calcext:value-type="float">
            <text:p>6044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0.01542041015625" calcext:value-type="float">
            <text:p>0.0154204102</text:p>
          </table:table-cell>
          <table:table-cell table:style-name="ce1" office:value-type="float" office:value="0.0117647094726563" calcext:value-type="float">
            <text:p>0.0117647095</text:p>
          </table:table-cell>
          <table:table-cell table:style-name="ce1" office:value-type="float" office:value="0.0000918955182403564" calcext:value-type="float">
            <text:p>9.18955182403564E-05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SP432P401R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86.87797619048" calcext:value-type="float">
            <text:p>1086.8779761905</text:p>
          </table:table-cell>
          <table:table-cell table:style-name="ce1" office:value-type="float" office:value="1460650" calcext:value-type="float">
            <text:p>1460650</text:p>
          </table:table-cell>
          <table:table-cell table:style-name="ce1" office:value-type="float" office:value="6044" calcext:value-type="float">
            <text:p>6044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0.0159654418945312" calcext:value-type="float">
            <text:p>0.0159654419</text:p>
          </table:table-cell>
          <table:table-cell table:style-name="ce1" office:value-type="float" office:value="0.011857763671875" calcext:value-type="float">
            <text:p>0.0118577637</text:p>
          </table:table-cell>
          <table:table-cell table:style-name="ce1" office:value-type="float" office:value="0.000144344952436523" calcext:value-type="float">
            <text:p>0.000144345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SP432P401R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4.377976190476" calcext:value-type="float">
            <text:p>844.3779761905</text:p>
          </table:table-cell>
          <table:table-cell table:style-name="ce1" office:value-type="float" office:value="1134730" calcext:value-type="float">
            <text:p>1134730</text:p>
          </table:table-cell>
          <table:table-cell table:style-name="ce1" office:value-type="float" office:value="28040" calcext:value-type="float">
            <text:p>28040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0.0152210083007812" calcext:value-type="float">
            <text:p>0.0152210083</text:p>
          </table:table-cell>
          <table:table-cell table:style-name="ce1" office:value-type="float" office:value="0.0109936889648438" calcext:value-type="float">
            <text:p>0.010993689</text:p>
          </table:table-cell>
          <table:table-cell table:style-name="ce1" office:value-type="float" office:value="0.000103967682996826" calcext:value-type="float">
            <text:p>0.0001039677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SP432P401R</text:p>
          </table:table-cell>
          <table:table-cell table:style-name="ce1" office:value-type="string" calcext:value-type="string">
            <text:p>morus1280128v2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0.281994047619" calcext:value-type="float">
            <text:p>120.2819940476</text:p>
          </table:table-cell>
          <table:table-cell table:style-name="ce1" office:value-type="float" office:value="161545" calcext:value-type="float">
            <text:p>161545</text:p>
          </table:table-cell>
          <table:table-cell table:style-name="ce1" office:value-type="float" office:value="14832" calcext:value-type="float">
            <text:p>14832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.0147690307617187" calcext:value-type="float">
            <text:p>0.0147690308</text:p>
          </table:table-cell>
          <table:table-cell table:style-name="ce1" office:value-type="float" office:value="0.0113924926757813" calcext:value-type="float">
            <text:p>0.0113924927</text:p>
          </table:table-cell>
          <table:table-cell table:style-name="ce1" office:value-type="float" office:value="0.0000153474914456177" calcext:value-type="float">
            <text:p>1.53474914456177E-05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M4C129EXL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8.581845238095" calcext:value-type="float">
            <text:p>658.5818452381</text:p>
          </table:table-cell>
          <table:table-cell table:style-name="ce1" office:value-type="float" office:value="885134" calcext:value-type="float">
            <text:p>885134</text:p>
          </table:table-cell>
          <table:table-cell table:style-name="ce1" office:value-type="float" office:value="5936" calcext:value-type="float">
            <text:p>5936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0.079388525390625" calcext:value-type="float">
            <text:p>0.0793885254</text:p>
          </table:table-cell>
          <table:table-cell table:style-name="ce1" office:value-type="float" office:value="0.071199755859375" calcext:value-type="float">
            <text:p>0.0711997559</text:p>
          </table:table-cell>
          <table:table-cell table:style-name="ce1" office:value-type="float" office:value="0.000525177705856934" calcext:value-type="float">
            <text:p>0.0005251777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M4C129EXL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31.1912202381" calcext:value-type="float">
            <text:p>1031.1912202381</text:p>
          </table:table-cell>
          <table:table-cell table:style-name="ce1" office:value-type="float" office:value="1385921" calcext:value-type="float">
            <text:p>1385921</text:p>
          </table:table-cell>
          <table:table-cell table:style-name="ce1" office:value-type="float" office:value="5936" calcext:value-type="float">
            <text:p>5936</text:p>
          </table:table-cell>
          <table:table-cell table:style-name="ce1" office:value-type="float" office:value="1844" calcext:value-type="float">
            <text:p>1844</text:p>
          </table:table-cell>
          <table:table-cell table:style-name="ce1" office:value-type="float" office:value="0.078537744140625" calcext:value-type="float">
            <text:p>0.0785377441</text:p>
          </table:table-cell>
          <table:table-cell table:style-name="ce1" office:value-type="float" office:value="0.07114658203125" calcext:value-type="float">
            <text:p>0.071146582</text:p>
          </table:table-cell>
          <table:table-cell table:style-name="ce1" office:value-type="float" office:value="0.000821696184294433" calcext:value-type="float">
            <text:p>0.0008216962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M4C129EXL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85.082589285714" calcext:value-type="float">
            <text:p>785.0825892857</text:p>
          </table:table-cell>
          <table:table-cell table:style-name="ce1" office:value-type="float" office:value="1055151" calcext:value-type="float">
            <text:p>1055151</text:p>
          </table:table-cell>
          <table:table-cell table:style-name="ce1" office:value-type="float" office:value="23208" calcext:value-type="float">
            <text:p>23208</text:p>
          </table:table-cell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0.08050517578125" calcext:value-type="float">
            <text:p>0.0805051758</text:p>
          </table:table-cell>
          <table:table-cell table:style-name="ce1" office:value-type="float" office:value="0.07050849609375" calcext:value-type="float">
            <text:p>0.0705084961</text:p>
          </table:table-cell>
          <table:table-cell table:style-name="ce1" office:value-type="float" office:value="0.000619975918015137" calcext:value-type="float">
            <text:p>0.0006199759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M4C129EXL</text:p>
          </table:table-cell>
          <table:table-cell table:style-name="ce1" office:value-type="string" calcext:value-type="string">
            <text:p>morus1280128v2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15.683035714286" calcext:value-type="float">
            <text:p>115.6830357143</text:p>
          </table:table-cell>
          <table:table-cell table:style-name="ce1" office:value-type="float" office:value="155478" calcext:value-type="float">
            <text:p>155478</text:p>
          </table:table-cell>
          <table:table-cell table:style-name="ce1" office:value-type="float" office:value="12936" calcext:value-type="float">
            <text:p>12936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0.0818876953125" calcext:value-type="float">
            <text:p>0.0818876953</text:p>
          </table:table-cell>
          <table:table-cell table:style-name="ce1" office:value-type="float" office:value="0.06944501953125" calcext:value-type="float">
            <text:p>0.0694450195</text:p>
          </table:table-cell>
          <table:table-cell table:style-name="ce1" office:value-type="float" office:value="0.0000899764395556641" calcext:value-type="float">
            <text:p>8.99764395556641E-05</text:p>
          </table:table-cell>
          <table:table-cell table:style-name="ce1"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95322.2194940476" calcext:value-type="float">
            <text:p>95322.2194940476</text:p>
          </table:table-cell>
          <table:table-cell office:value-type="float" office:value="128112893" calcext:value-type="float">
            <text:p>128112893</text:p>
          </table:table-cell>
          <table:table-cell office:value-type="float" office:value="5865" calcext:value-type="float">
            <text:p>5865</text:p>
          </table:table-cell>
          <table:table-cell office:value-type="float" office:value="842" calcext:value-type="float">
            <text:p>842</text:p>
          </table:table-cell>
          <table:table-cell office:value-type="float" office:value="0.02456630859375" calcext:value-type="float">
            <text:p>0.0245663086</text:p>
          </table:table-cell>
          <table:table-cell office:value-type="float" office:value="0.0202326416015625" calcext:value-type="float">
            <text:p>0.0202326416</text:p>
          </table:table-cell>
          <table:table-cell office:value-type="float" office:value="0.0216005474013116" calcext:value-type="float">
            <text:p>0.0216005474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225.26636904762" calcext:value-type="float">
            <text:p>8225.2663690476</text:p>
          </table:table-cell>
          <table:table-cell office:value-type="float" office:value="11054588" calcext:value-type="float">
            <text:p>11054588</text:p>
          </table:table-cell>
          <table:table-cell office:value-type="float" office:value="23825" calcext:value-type="float">
            <text:p>23825</text:p>
          </table:table-cell>
          <table:table-cell office:value-type="float" office:value="2626" calcext:value-type="float">
            <text:p>2626</text:p>
          </table:table-cell>
          <table:table-cell office:value-type="float" office:value="0.0258026000976562" calcext:value-type="float">
            <text:p>0.0258026001</text:p>
          </table:table-cell>
          <table:table-cell office:value-type="float" office:value="0.020897314453125" calcext:value-type="float">
            <text:p>0.0208973145</text:p>
          </table:table-cell>
          <table:table-cell office:value-type="float" office:value="0.00192512295107666" calcext:value-type="float">
            <text:p>0.001925123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278.0587797619" calcext:value-type="float">
            <text:p>12278.0587797619</text:p>
          </table:table-cell>
          <table:table-cell office:value-type="float" office:value="16501541" calcext:value-type="float">
            <text:p>16501541</text:p>
          </table:table-cell>
          <table:table-cell office:value-type="float" office:value="23825" calcext:value-type="float">
            <text:p>23825</text:p>
          </table:table-cell>
          <table:table-cell office:value-type="float" office:value="2610" calcext:value-type="float">
            <text:p>2610</text:p>
          </table:table-cell>
          <table:table-cell office:value-type="float" office:value="0.0256563720703125" calcext:value-type="float">
            <text:p>0.0256563721</text:p>
          </table:table-cell>
          <table:table-cell office:value-type="float" office:value="0.020844140625" calcext:value-type="float">
            <text:p>0.0208441406</text:p>
          </table:table-cell>
          <table:table-cell office:value-type="float" office:value="0.00286636653864258" calcext:value-type="float">
            <text:p>0.0028663665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0F5529</text:p>
          </table:table-cell>
          <table:table-cell office:value-type="string" calcext:value-type="string">
            <text:p>morus1280256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16.60714285714" calcext:value-type="float">
            <text:p>1116.6071428571</text:p>
          </table:table-cell>
          <table:table-cell office:value-type="float" office:value="1500550" calcext:value-type="float">
            <text:p>1500550</text:p>
          </table:table-cell>
          <table:table-cell office:value-type="float" office:value="22471" calcext:value-type="float">
            <text:p>22471</text:p>
          </table:table-cell>
          <table:table-cell office:value-type="float" office:value="1500" calcext:value-type="float">
            <text:p>1500</text:p>
          </table:table-cell>
          <table:table-cell office:value-type="float" office:value="0.0243934936523438" calcext:value-type="float">
            <text:p>0.0243934937</text:p>
          </table:table-cell>
          <table:table-cell office:value-type="float" office:value="0.0204985107421875" calcext:value-type="float">
            <text:p>0.0204985107</text:p>
          </table:table-cell>
          <table:table-cell office:value-type="float" office:value="0.000256354375341797" calcext:value-type="float">
            <text:p>0.0002563544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corn128v3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7144.7514880952" calcext:value-type="float">
            <text:p>77144.7514880952</text:p>
          </table:table-cell>
          <table:table-cell office:value-type="float" office:value="103682432" calcext:value-type="float">
            <text:p>103682432</text:p>
          </table:table-cell>
          <table:table-cell office:value-type="float" office:value="2848" calcext:value-type="float">
            <text:p>2848</text:p>
          </table:table-cell>
          <table:table-cell office:value-type="float" office:value="836" calcext:value-type="float">
            <text:p>836</text:p>
          </table:table-cell>
          <table:table-cell office:value-type="float" office:value="0.0154868774414063" calcext:value-type="float">
            <text:p>0.0154868774</text:p>
          </table:table-cell>
          <table:table-cell office:value-type="float" office:value="0.0109272216796875" calcext:value-type="float">
            <text:p>0.0109272217</text:p>
          </table:table-cell>
          <table:table-cell office:value-type="float" office:value="0.00944135137046997" calcext:value-type="float">
            <text:p>0.0094413514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672.582589285714" calcext:value-type="float">
            <text:p>672.5825892857</text:p>
          </table:table-cell>
          <table:table-cell office:value-type="float" office:value="903837" calcext:value-type="float">
            <text:p>903837</text:p>
          </table:table-cell>
          <table:table-cell office:value-type="float" office:value="6044" calcext:value-type="float">
            <text:p>6044</text:p>
          </table:table-cell>
          <table:table-cell office:value-type="float" office:value="1864" calcext:value-type="float">
            <text:p>1864</text:p>
          </table:table-cell>
          <table:table-cell office:value-type="float" office:value="0.0158059204101563" calcext:value-type="float">
            <text:p>0.0158059204</text:p>
          </table:table-cell>
          <table:table-cell office:value-type="float" office:value="0.0116051879882813" calcext:value-type="float">
            <text:p>0.011605188</text:p>
          </table:table-cell>
          <table:table-cell office:value-type="float" office:value="0.0000874210107266235" calcext:value-type="float">
            <text:p>0.000087421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62.61755952381" calcext:value-type="float">
            <text:p>1062.6175595238</text:p>
          </table:table-cell>
          <table:table-cell office:value-type="float" office:value="1428044" calcext:value-type="float">
            <text:p>1428044</text:p>
          </table:table-cell>
          <table:table-cell office:value-type="float" office:value="6044" calcext:value-type="float">
            <text:p>6044</text:p>
          </table:table-cell>
          <table:table-cell office:value-type="float" office:value="1848" calcext:value-type="float">
            <text:p>1848</text:p>
          </table:table-cell>
          <table:table-cell office:value-type="float" office:value="0.01648388671875" calcext:value-type="float">
            <text:p>0.0164838867</text:p>
          </table:table-cell>
          <table:table-cell office:value-type="float" office:value="0.0119508178710937" calcext:value-type="float">
            <text:p>0.0119508179</text:p>
          </table:table-cell>
          <table:table-cell office:value-type="float" office:value="0.000142230467909546" calcext:value-type="float">
            <text:p>0.0001422305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845.855654761905" calcext:value-type="float">
            <text:p>845.8556547619</text:p>
          </table:table-cell>
          <table:table-cell office:value-type="float" office:value="1136716" calcext:value-type="float">
            <text:p>1136716</text:p>
          </table:table-cell>
          <table:table-cell office:value-type="float" office:value="28040" calcext:value-type="float">
            <text:p>28040</text:p>
          </table:table-cell>
          <table:table-cell office:value-type="float" office:value="2200" calcext:value-type="float">
            <text:p>2200</text:p>
          </table:table-cell>
          <table:table-cell office:value-type="float" office:value="0.01542041015625" calcext:value-type="float">
            <text:p>0.0154204102</text:p>
          </table:table-cell>
          <table:table-cell office:value-type="float" office:value="0.0110867431640625" calcext:value-type="float">
            <text:p>0.0110867432</text:p>
          </table:table-cell>
          <table:table-cell office:value-type="float" office:value="0.00010503118526001" calcext:value-type="float">
            <text:p>0.0001050312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P432P401R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20.346726190476" calcext:value-type="float">
            <text:p>120.3467261905</text:p>
          </table:table-cell>
          <table:table-cell office:value-type="float" office:value="161632" calcext:value-type="float">
            <text:p>161632</text:p>
          </table:table-cell>
          <table:table-cell office:value-type="float" office:value="14832" calcext:value-type="float">
            <text:p>14832</text:p>
          </table:table-cell>
          <table:table-cell office:value-type="float" office:value="552" calcext:value-type="float">
            <text:p>552</text:p>
          </table:table-cell>
          <table:table-cell office:value-type="float" office:value="0.0150216064453125" calcext:value-type="float">
            <text:p>0.0150216064</text:p>
          </table:table-cell>
          <table:table-cell office:value-type="float" office:value="0.0114589599609375" calcext:value-type="float">
            <text:p>0.01145896</text:p>
          </table:table-cell>
          <table:table-cell office:value-type="float" office:value="0.0000154453411486816" calcext:value-type="float">
            <text:p>1.54453411486816E-05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a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636.705357142857" calcext:value-type="float">
            <text:p>636.7053571429</text:p>
          </table:table-cell>
          <table:table-cell office:value-type="float" office:value="855732" calcext:value-type="float">
            <text:p>855732</text:p>
          </table:table-cell>
          <table:table-cell office:value-type="float" office:value="5936" calcext:value-type="float">
            <text:p>5936</text:p>
          </table:table-cell>
          <table:table-cell office:value-type="float" office:value="1864" calcext:value-type="float">
            <text:p>1864</text:p>
          </table:table-cell>
          <table:table-cell office:value-type="float" office:value="0.0784845703125" calcext:value-type="float">
            <text:p>0.0784845703</text:p>
          </table:table-cell>
          <table:table-cell office:value-type="float" office:value="0.0712529296875" calcext:value-type="float">
            <text:p>0.0712529297</text:p>
          </table:table-cell>
          <table:table-cell office:value-type="float" office:value="0.000508111766894531" calcext:value-type="float">
            <text:p>0.0005081118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ascon128v1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09.11830357143" calcext:value-type="float">
            <text:p>1009.1183035714</text:p>
          </table:table-cell>
          <table:table-cell office:value-type="float" office:value="1356255" calcext:value-type="float">
            <text:p>1356255</text:p>
          </table:table-cell>
          <table:table-cell office:value-type="float" office:value="5936" calcext:value-type="float">
            <text:p>5936</text:p>
          </table:table-cell>
          <table:table-cell office:value-type="float" office:value="1848" calcext:value-type="float">
            <text:p>1848</text:p>
          </table:table-cell>
          <table:table-cell office:value-type="float" office:value="0.07880361328125" calcext:value-type="float">
            <text:p>0.0788036133</text:p>
          </table:table-cell>
          <table:table-cell office:value-type="float" office:value="0.0712529296875" calcext:value-type="float">
            <text:p>0.0712529297</text:p>
          </table:table-cell>
          <table:table-cell office:value-type="float" office:value="0.000805309517944336" calcext:value-type="float">
            <text:p>0.0008053095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colm0v1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786.998511904762" calcext:value-type="float">
            <text:p>786.9985119048</text:p>
          </table:table-cell>
          <table:table-cell office:value-type="float" office:value="1057726" calcext:value-type="float">
            <text:p>1057726</text:p>
          </table:table-cell>
          <table:table-cell office:value-type="float" office:value="23208" calcext:value-type="float">
            <text:p>23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79494873046875" calcext:value-type="float">
            <text:p>0.079494873</text:p>
          </table:table-cell>
          <table:table-cell office:value-type="float" office:value="0.0704021484375" calcext:value-type="float">
            <text:p>0.0704021484</text:p>
          </table:table-cell>
          <table:table-cell office:value-type="float" office:value="0.000620551523818359" calcext:value-type="float">
            <text:p>0.0006205515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4C129EXL</text:p>
          </table:table-cell>
          <table:table-cell office:value-type="string" calcext:value-type="string">
            <text:p>morus1280128v2</text:p>
          </table:table-cell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15.959821428571" calcext:value-type="float">
            <text:p>115.9598214286</text:p>
          </table:table-cell>
          <table:table-cell office:value-type="float" office:value="155850" calcext:value-type="float">
            <text:p>155850</text:p>
          </table:table-cell>
          <table:table-cell office:value-type="float" office:value="12936" calcext:value-type="float">
            <text:p>12936</text:p>
          </table:table-cell>
          <table:table-cell office:value-type="float" office:value="536" calcext:value-type="float">
            <text:p>536</text:p>
          </table:table-cell>
          <table:table-cell office:value-type="float" office:value="0.076410791015625" calcext:value-type="float">
            <text:p>0.076410791</text:p>
          </table:table-cell>
          <table:table-cell office:value-type="float" office:value="0.069338671875" calcext:value-type="float">
            <text:p>0.0693386719</text:p>
          </table:table-cell>
          <table:table-cell office:value-type="float" office:value="0.0000900536000976562" calcext:value-type="float">
            <text:p>9.00536000976562E-05</text:p>
          </table:table-cell>
          <table:table-cell office:value-type="string" calcext:value-type="string">
            <text:p>frg</text:p>
          </table:table-cell>
          <table:table-cell table:number-columns-repeated="8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TP (cycles/B)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MSP430F5529</text:p>
          </table:table-cell>
          <table:table-cell table:formula="of:=[.E$15]" office:value-type="float" office:value="95704.0379464286" calcext:value-type="float">
            <text:p>95704.0379464286</text:p>
          </table:table-cell>
          <table:table-cell table:formula="of:=[.E$16]" office:value-type="float" office:value="8359.04241071429" calcext:value-type="float">
            <text:p>8359.0424107143</text:p>
          </table:table-cell>
          <table:table-cell table:formula="of:=[.E$17]" office:value-type="float" office:value="12396.0833333333" calcext:value-type="float">
            <text:p>12396.0833333333</text:p>
          </table:table-cell>
          <table:table-cell/>
          <table:table-cell table:formula="of:=[.E$18]" office:value-type="float" office:value="1119.83035714286" calcext:value-type="float">
            <text:p>1119.8303571429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MSP432P401R</text:p>
          </table:table-cell>
          <table:table-cell table:formula="of:=[.E$19]" office:value-type="float" office:value="77292.5751488095" calcext:value-type="float">
            <text:p>77292.5751488095</text:p>
          </table:table-cell>
          <table:table-cell table:formula="of:=[.E$20]" office:value-type="float" office:value="697.421130952381" calcext:value-type="float">
            <text:p>697.4211309524</text:p>
          </table:table-cell>
          <table:table-cell table:formula="of:=[.E$21]" office:value-type="float" office:value="1086.87797619048" calcext:value-type="float">
            <text:p>1086.8779761905</text:p>
          </table:table-cell>
          <table:table-cell table:formula="of:=[.E$22]" office:value-type="float" office:value="844.377976190476" calcext:value-type="float">
            <text:p>844.3779761905</text:p>
          </table:table-cell>
          <table:table-cell table:formula="of:=[.E$23]" office:value-type="float" office:value="120.281994047619" calcext:value-type="float">
            <text:p>120.2819940476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M4C129EXL</text:p>
          </table:table-cell>
          <table:table-cell table:formula="of:=[.E$24]" office:value-type="float" office:value="658.581845238095" calcext:value-type="float">
            <text:p>658.5818452381</text:p>
          </table:table-cell>
          <table:table-cell table:formula="of:=[.E$24]" office:value-type="float" office:value="658.581845238095" calcext:value-type="float">
            <text:p>658.5818452381</text:p>
          </table:table-cell>
          <table:table-cell table:formula="of:=[.E$25]" office:value-type="float" office:value="1031.1912202381" calcext:value-type="float">
            <text:p>1031.1912202381</text:p>
          </table:table-cell>
          <table:table-cell table:formula="of:=[.E$26]" office:value-type="float" office:value="785.082589285714" calcext:value-type="float">
            <text:p>785.0825892857</text:p>
          </table:table-cell>
          <table:table-cell table:formula="of:=[.E$27]" office:value-type="float" office:value="115.683035714286" calcext:value-type="float">
            <text:p>115.683035714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SP430F5529</text:p>
          </table:table-cell>
          <table:table-cell table:formula="of:=[.F$15]" office:value-type="float" office:value="128626041" calcext:value-type="float">
            <text:p>128626041</text:p>
          </table:table-cell>
          <table:table-cell table:formula="of:=[.F$16]" office:value-type="float" office:value="11234367" calcext:value-type="float">
            <text:p>11234367</text:p>
          </table:table-cell>
          <table:table-cell table:formula="of:=[.F$17]" office:value-type="float" office:value="16660150" calcext:value-type="float">
            <text:p>16660150</text:p>
          </table:table-cell>
          <table:table-cell/>
          <table:table-cell table:formula="of:=[.F$18]" office:value-type="float" office:value="1504866" calcext:value-type="float">
            <text:p>150486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SP432P401R</text:p>
          </table:table-cell>
          <table:table-cell table:formula="of:=[.F$19]" office:value-type="float" office:value="103881107" calcext:value-type="float">
            <text:p>103881107</text:p>
          </table:table-cell>
          <table:table-cell table:formula="of:=[.F$20]" office:value-type="float" office:value="937220" calcext:value-type="float">
            <text:p>937220</text:p>
          </table:table-cell>
          <table:table-cell table:formula="of:=[.F$21]" office:value-type="float" office:value="1460650" calcext:value-type="float">
            <text:p>1460650</text:p>
          </table:table-cell>
          <table:table-cell table:formula="of:=[.F$22]" office:value-type="float" office:value="1134730" calcext:value-type="float">
            <text:p>1134730</text:p>
          </table:table-cell>
          <table:table-cell table:formula="of:=[.F$23]" office:value-type="float" office:value="161545" calcext:value-type="float">
            <text:p>16154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TM4C129EXL</text:p>
          </table:table-cell>
          <table:table-cell table:formula="of:=[.F$24]" office:value-type="float" office:value="885134" calcext:value-type="float">
            <text:p>885134</text:p>
          </table:table-cell>
          <table:table-cell table:formula="of:=[.F$24]" office:value-type="float" office:value="885134" calcext:value-type="float">
            <text:p>885134</text:p>
          </table:table-cell>
          <table:table-cell table:formula="of:=[.F$25]" office:value-type="float" office:value="1385921" calcext:value-type="float">
            <text:p>1385921</text:p>
          </table:table-cell>
          <table:table-cell table:formula="of:=[.F$26]" office:value-type="float" office:value="1055151" calcext:value-type="float">
            <text:p>1055151</text:p>
          </table:table-cell>
          <table:table-cell table:formula="of:=[.F$27]" office:value-type="float" office:value="155478" calcext:value-type="float">
            <text:p>15547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M [Byte]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MSP430F5529</text:p>
          </table:table-cell>
          <table:table-cell table:formula="of:=[.G$15]" office:value-type="float" office:value="5865" calcext:value-type="float">
            <text:p>5865</text:p>
          </table:table-cell>
          <table:table-cell table:formula="of:=[.G$16]" office:value-type="float" office:value="23825" calcext:value-type="float">
            <text:p>23825</text:p>
          </table:table-cell>
          <table:table-cell table:formula="of:=[.G$17]" office:value-type="float" office:value="23825" calcext:value-type="float">
            <text:p>23825</text:p>
          </table:table-cell>
          <table:table-cell/>
          <table:table-cell table:formula="of:=[.G$18]" office:value-type="float" office:value="22471" calcext:value-type="float">
            <text:p>224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MSP432P401R</text:p>
          </table:table-cell>
          <table:table-cell table:formula="of:=[.G$19]" office:value-type="float" office:value="2848" calcext:value-type="float">
            <text:p>2848</text:p>
          </table:table-cell>
          <table:table-cell table:formula="of:=[.G$20]" office:value-type="float" office:value="6044" calcext:value-type="float">
            <text:p>6044</text:p>
          </table:table-cell>
          <table:table-cell table:formula="of:=[.G$21]" office:value-type="float" office:value="6044" calcext:value-type="float">
            <text:p>6044</text:p>
          </table:table-cell>
          <table:table-cell table:formula="of:=[.G$22]" office:value-type="float" office:value="28040" calcext:value-type="float">
            <text:p>28040</text:p>
          </table:table-cell>
          <table:table-cell table:formula="of:=[.G$23]" office:value-type="float" office:value="14832" calcext:value-type="float">
            <text:p>148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M4C129EXL</text:p>
          </table:table-cell>
          <table:table-cell table:formula="of:=[.G$24]" office:value-type="float" office:value="5936" calcext:value-type="float">
            <text:p>5936</text:p>
          </table:table-cell>
          <table:table-cell table:formula="of:=[.G$24]" office:value-type="float" office:value="5936" calcext:value-type="float">
            <text:p>5936</text:p>
          </table:table-cell>
          <table:table-cell table:formula="of:=[.G$25]" office:value-type="float" office:value="5936" calcext:value-type="float">
            <text:p>5936</text:p>
          </table:table-cell>
          <table:table-cell table:formula="of:=[.G$26]" office:value-type="float" office:value="23208" calcext:value-type="float">
            <text:p>23208</text:p>
          </table:table-cell>
          <table:table-cell table:formula="of:=[.G$27]" office:value-type="float" office:value="12936" calcext:value-type="float">
            <text:p>1293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AM [Byte]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MSP430F5529</text:p>
          </table:table-cell>
          <table:table-cell table:formula="of:=[.H$15]" office:value-type="float" office:value="820" calcext:value-type="float">
            <text:p>820</text:p>
          </table:table-cell>
          <table:table-cell table:formula="of:=[.H$16]" office:value-type="float" office:value="2622" calcext:value-type="float">
            <text:p>2622</text:p>
          </table:table-cell>
          <table:table-cell table:formula="of:=[.H$17]" office:value-type="float" office:value="2606" calcext:value-type="float">
            <text:p>2606</text:p>
          </table:table-cell>
          <table:table-cell/>
          <table:table-cell table:formula="of:=[.H$18]" office:value-type="float" office:value="1548" calcext:value-type="float">
            <text:p>1548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MSP432P401R</text:p>
          </table:table-cell>
          <table:table-cell table:formula="of:=[.H$19]" office:value-type="float" office:value="840" calcext:value-type="float">
            <text:p>840</text:p>
          </table:table-cell>
          <table:table-cell table:formula="of:=[.H$20]" office:value-type="float" office:value="1876" calcext:value-type="float">
            <text:p>1876</text:p>
          </table:table-cell>
          <table:table-cell table:formula="of:=[.H$21]" office:value-type="float" office:value="1860" calcext:value-type="float">
            <text:p>1860</text:p>
          </table:table-cell>
          <table:table-cell table:formula="of:=[.H$22]" office:value-type="float" office:value="2188" calcext:value-type="float">
            <text:p>2188</text:p>
          </table:table-cell>
          <table:table-cell table:formula="of:=[.H$23]" office:value-type="float" office:value="556" calcext:value-type="float">
            <text:p>556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TM4C129EXL</text:p>
          </table:table-cell>
          <table:table-cell table:formula="of:=[.H$24]" office:value-type="float" office:value="1860" calcext:value-type="float">
            <text:p>1860</text:p>
          </table:table-cell>
          <table:table-cell table:formula="of:=[.H$24]" office:value-type="float" office:value="1860" calcext:value-type="float">
            <text:p>1860</text:p>
          </table:table-cell>
          <table:table-cell table:formula="of:=[.H$25]" office:value-type="float" office:value="1844" calcext:value-type="float">
            <text:p>1844</text:p>
          </table:table-cell>
          <table:table-cell table:formula="of:=[.H$26]" office:value-type="float" office:value="988" calcext:value-type="float">
            <text:p>988</text:p>
          </table:table-cell>
          <table:table-cell table:formula="of:=[.H$27]" office:value-type="float" office:value="548" calcext:value-type="float">
            <text:p>54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Max Power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  <table:table-cell table:number-columns-repeated="2"/>
          <table:table-cell office:value-type="string" calcext:value-type="string">
            <text:p>Max Power [mW]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MSP430F5529</text:p>
          </table:table-cell>
          <table:table-cell table:formula="of:=[.I$15]" office:value-type="float" office:value="0.0249119384765625" calcext:value-type="float">
            <text:p>0.0249119385</text:p>
          </table:table-cell>
          <table:table-cell table:formula="of:=[.I$16]" office:value-type="float" office:value="0.0256563720703125" calcext:value-type="float">
            <text:p>0.0256563721</text:p>
          </table:table-cell>
          <table:table-cell table:formula="of:=[.I$17]" office:value-type="float" office:value="0.0257361328125" calcext:value-type="float">
            <text:p>0.0257361328</text:p>
          </table:table-cell>
          <table:table-cell/>
          <table:table-cell table:formula="of:=[.I$18]" office:value-type="float" office:value="0.024406787109375" calcext:value-type="float">
            <text:p>0.0244067871</text:p>
          </table:table-cell>
          <table:table-cell table:number-columns-repeated="2"/>
          <table:table-cell table:style-name="ce1" office:value-type="string" calcext:value-type="string">
            <text:p>MSP430F5529</text:p>
          </table:table-cell>
          <table:table-cell table:formula="of:=[.F63]*1000" office:value-type="float" office:value="24.9119384765625" calcext:value-type="float">
            <text:p>24.9119384766</text:p>
          </table:table-cell>
          <table:table-cell table:formula="of:=[.G63]*1000" office:value-type="float" office:value="25.6563720703125" calcext:value-type="float">
            <text:p>25.6563720703</text:p>
          </table:table-cell>
          <table:table-cell table:formula="of:=[.H63]*1000" office:value-type="float" office:value="25.7361328125" calcext:value-type="float">
            <text:p>25.7361328125</text:p>
          </table:table-cell>
          <table:table-cell table:formula="of:=[.I63]*1000" office:value-type="float" office:value="0" calcext:value-type="float">
            <text:p>0</text:p>
          </table:table-cell>
          <table:table-cell table:formula="of:=[.J63]*1000" office:value-type="float" office:value="24.406787109375" calcext:value-type="float">
            <text:p>24.406787109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MSP432P401R</text:p>
          </table:table-cell>
          <table:table-cell table:formula="of:=[.I$19]" office:value-type="float" office:value="0.0158325073242187" calcext:value-type="float">
            <text:p>0.0158325073</text:p>
          </table:table-cell>
          <table:table-cell table:formula="of:=[.I$20]" office:value-type="float" office:value="0.01542041015625" calcext:value-type="float">
            <text:p>0.0154204102</text:p>
          </table:table-cell>
          <table:table-cell table:formula="of:=[.I$21]" office:value-type="float" office:value="0.0159654418945312" calcext:value-type="float">
            <text:p>0.0159654419</text:p>
          </table:table-cell>
          <table:table-cell table:formula="of:=[.I$22]" office:value-type="float" office:value="0.0152210083007812" calcext:value-type="float">
            <text:p>0.0152210083</text:p>
          </table:table-cell>
          <table:table-cell table:formula="of:=[.I$23]" office:value-type="float" office:value="0.0147690307617187" calcext:value-type="float">
            <text:p>0.0147690308</text:p>
          </table:table-cell>
          <table:table-cell table:number-columns-repeated="2"/>
          <table:table-cell table:style-name="ce1" office:value-type="string" calcext:value-type="string">
            <text:p>MSP432P401R</text:p>
          </table:table-cell>
          <table:table-cell table:formula="of:=[.F64]*1000" office:value-type="float" office:value="15.8325073242187" calcext:value-type="float">
            <text:p>15.8325073242</text:p>
          </table:table-cell>
          <table:table-cell table:formula="of:=[.G64]*1000" office:value-type="float" office:value="15.42041015625" calcext:value-type="float">
            <text:p>15.4204101563</text:p>
          </table:table-cell>
          <table:table-cell table:formula="of:=[.H64]*1000" office:value-type="float" office:value="15.9654418945312" calcext:value-type="float">
            <text:p>15.9654418945</text:p>
          </table:table-cell>
          <table:table-cell table:formula="of:=[.I64]*1000" office:value-type="float" office:value="15.2210083007812" calcext:value-type="float">
            <text:p>15.2210083008</text:p>
          </table:table-cell>
          <table:table-cell table:formula="of:=[.J64]*1000" office:value-type="float" office:value="14.7690307617187" calcext:value-type="float">
            <text:p>14.76903076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TM4C129EXL</text:p>
          </table:table-cell>
          <table:table-cell table:formula="of:=[.I$24]" office:value-type="float" office:value="0.079388525390625" calcext:value-type="float">
            <text:p>0.0793885254</text:p>
          </table:table-cell>
          <table:table-cell table:formula="of:=[.I$24]" office:value-type="float" office:value="0.079388525390625" calcext:value-type="float">
            <text:p>0.0793885254</text:p>
          </table:table-cell>
          <table:table-cell table:formula="of:=[.I$25]" office:value-type="float" office:value="0.078537744140625" calcext:value-type="float">
            <text:p>0.0785377441</text:p>
          </table:table-cell>
          <table:table-cell table:formula="of:=[.I$26]" office:value-type="float" office:value="0.08050517578125" calcext:value-type="float">
            <text:p>0.0805051758</text:p>
          </table:table-cell>
          <table:table-cell table:formula="of:=[.I$27]" office:value-type="float" office:value="0.0818876953125" calcext:value-type="float">
            <text:p>0.0818876953</text:p>
          </table:table-cell>
          <table:table-cell table:number-columns-repeated="2"/>
          <table:table-cell table:style-name="ce1" office:value-type="string" calcext:value-type="string">
            <text:p>TM4C129EXL</text:p>
          </table:table-cell>
          <table:table-cell table:formula="of:=[.F65]*1000" office:value-type="float" office:value="79.388525390625" calcext:value-type="float">
            <text:p>79.3885253906</text:p>
          </table:table-cell>
          <table:table-cell table:formula="of:=[.G65]*1000" office:value-type="float" office:value="79.388525390625" calcext:value-type="float">
            <text:p>79.3885253906</text:p>
          </table:table-cell>
          <table:table-cell table:formula="of:=[.H65]*1000" office:value-type="float" office:value="78.537744140625" calcext:value-type="float">
            <text:p>78.5377441406</text:p>
          </table:table-cell>
          <table:table-cell table:formula="of:=[.I65]*1000" office:value-type="float" office:value="80.50517578125" calcext:value-type="float">
            <text:p>80.5051757813</text:p>
          </table:table-cell>
          <table:table-cell table:formula="of:=[.J65]*1000" office:value-type="float" office:value="81.8876953125" calcext:value-type="float">
            <text:p>81.88769531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verage Power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  <table:table-cell table:number-columns-repeated="2"/>
          <table:table-cell office:value-type="string" calcext:value-type="string">
            <text:p>Average Power [mW]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MSP430F5529</text:p>
          </table:table-cell>
          <table:table-cell table:formula="of:=[.J$15]" office:value-type="float" office:value="0.0201794677734375" calcext:value-type="float">
            <text:p>0.0201794678</text:p>
          </table:table-cell>
          <table:table-cell table:formula="of:=[.J$16]" office:value-type="float" office:value="0.020844140625" calcext:value-type="float">
            <text:p>0.0208441406</text:p>
          </table:table-cell>
          <table:table-cell table:formula="of:=[.J$17]" office:value-type="float" office:value="0.0208042602539063" calcext:value-type="float">
            <text:p>0.0208042603</text:p>
          </table:table-cell>
          <table:table-cell/>
          <table:table-cell table:formula="of:=[.J$18]" office:value-type="float" office:value="0.0204586303710937" calcext:value-type="float">
            <text:p>0.0204586304</text:p>
          </table:table-cell>
          <table:table-cell table:number-columns-repeated="2"/>
          <table:table-cell table:style-name="ce1" office:value-type="string" calcext:value-type="string">
            <text:p>MSP430F5529</text:p>
          </table:table-cell>
          <table:table-cell table:formula="of:=[.G67]*1000" office:value-type="float" office:value="20.1794677734375" calcext:value-type="float">
            <text:p>20.1794677734</text:p>
          </table:table-cell>
          <table:table-cell table:formula="of:=[.H67]*1000" office:value-type="float" office:value="20.844140625" calcext:value-type="float">
            <text:p>20.844140625</text:p>
          </table:table-cell>
          <table:table-cell table:formula="of:=[.I67]*1000" office:value-type="float" office:value="20.8042602539063" calcext:value-type="float">
            <text:p>20.8042602539</text:p>
          </table:table-cell>
          <table:table-cell table:formula="of:=[.J67]*1000" office:value-type="float" office:value="0" calcext:value-type="float">
            <text:p>0</text:p>
          </table:table-cell>
          <table:table-cell table:formula="of:=[.K67]*1000" office:value-type="float" office:value="20.4586303710937" calcext:value-type="float">
            <text:p>20.4586303711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MSP432P401R</text:p>
          </table:table-cell>
          <table:table-cell table:formula="of:=[.J$19]" office:value-type="float" office:value="0.011219677734375" calcext:value-type="float">
            <text:p>0.0112196777</text:p>
          </table:table-cell>
          <table:table-cell table:formula="of:=[.J$20]" office:value-type="float" office:value="0.0117647094726563" calcext:value-type="float">
            <text:p>0.0117647095</text:p>
          </table:table-cell>
          <table:table-cell table:formula="of:=[.J$21]" office:value-type="float" office:value="0.011857763671875" calcext:value-type="float">
            <text:p>0.0118577637</text:p>
          </table:table-cell>
          <table:table-cell table:formula="of:=[.J$22]" office:value-type="float" office:value="0.0109936889648438" calcext:value-type="float">
            <text:p>0.010993689</text:p>
          </table:table-cell>
          <table:table-cell table:formula="of:=[.J$23]" office:value-type="float" office:value="0.0113924926757813" calcext:value-type="float">
            <text:p>0.0113924927</text:p>
          </table:table-cell>
          <table:table-cell table:number-columns-repeated="2"/>
          <table:table-cell table:style-name="ce1" office:value-type="string" calcext:value-type="string">
            <text:p>MSP432P401R</text:p>
          </table:table-cell>
          <table:table-cell table:formula="of:=[.G68]*1000" office:value-type="float" office:value="11.219677734375" calcext:value-type="float">
            <text:p>11.2196777344</text:p>
          </table:table-cell>
          <table:table-cell table:formula="of:=[.H68]*1000" office:value-type="float" office:value="11.7647094726563" calcext:value-type="float">
            <text:p>11.7647094727</text:p>
          </table:table-cell>
          <table:table-cell table:formula="of:=[.I68]*1000" office:value-type="float" office:value="11.857763671875" calcext:value-type="float">
            <text:p>11.8577636719</text:p>
          </table:table-cell>
          <table:table-cell table:formula="of:=[.J68]*1000" office:value-type="float" office:value="10.9936889648438" calcext:value-type="float">
            <text:p>10.9936889648</text:p>
          </table:table-cell>
          <table:table-cell table:formula="of:=[.K68]*1000" office:value-type="float" office:value="11.3924926757813" calcext:value-type="float">
            <text:p>11.3924926758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TM4C129EXL</text:p>
          </table:table-cell>
          <table:table-cell table:formula="of:=[.J$24]" office:value-type="float" office:value="0.071199755859375" calcext:value-type="float">
            <text:p>0.0711997559</text:p>
          </table:table-cell>
          <table:table-cell table:formula="of:=[.J$24]" office:value-type="float" office:value="0.071199755859375" calcext:value-type="float">
            <text:p>0.0711997559</text:p>
          </table:table-cell>
          <table:table-cell table:formula="of:=[.J$25]" office:value-type="float" office:value="0.07114658203125" calcext:value-type="float">
            <text:p>0.071146582</text:p>
          </table:table-cell>
          <table:table-cell table:formula="of:=[.J$26]" office:value-type="float" office:value="0.07050849609375" calcext:value-type="float">
            <text:p>0.0705084961</text:p>
          </table:table-cell>
          <table:table-cell table:formula="of:=[.J$27]" office:value-type="float" office:value="0.06944501953125" calcext:value-type="float">
            <text:p>0.0694450195</text:p>
          </table:table-cell>
          <table:table-cell table:number-columns-repeated="2"/>
          <table:table-cell table:style-name="ce1" office:value-type="string" calcext:value-type="string">
            <text:p>TM4C129EXL</text:p>
          </table:table-cell>
          <table:table-cell table:formula="of:=[.G69]*1000" office:value-type="float" office:value="71.199755859375" calcext:value-type="float">
            <text:p>71.1997558594</text:p>
          </table:table-cell>
          <table:table-cell table:formula="of:=[.H69]*1000" office:value-type="float" office:value="71.199755859375" calcext:value-type="float">
            <text:p>71.1997558594</text:p>
          </table:table-cell>
          <table:table-cell table:formula="of:=[.I69]*1000" office:value-type="float" office:value="71.14658203125" calcext:value-type="float">
            <text:p>71.1465820313</text:p>
          </table:table-cell>
          <table:table-cell table:formula="of:=[.J69]*1000" office:value-type="float" office:value="70.50849609375" calcext:value-type="float">
            <text:p>70.5084960938</text:p>
          </table:table-cell>
          <table:table-cell table:formula="of:=[.K69]*1000" office:value-type="float" office:value="69.44501953125" calcext:value-type="float">
            <text:p>69.445019531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ergy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  <table:table-cell table:number-columns-repeated="2"/>
          <table:table-cell office:value-type="string" calcext:value-type="string">
            <text:p>Energy [mJ]</text:p>
          </table:table-cell>
          <table:table-cell table:style-name="ce1" office:value-type="string" calcext:value-type="string">
            <text:p>acorn128v3</text:p>
          </table:table-cell>
          <table:table-cell table:style-name="ce1" office:value-type="string" calcext:value-type="string">
            <text:p>ascon128av12</text:p>
          </table:table-cell>
          <table:table-cell table:style-name="ce1" office:value-type="string" calcext:value-type="string">
            <text:p>ascon128v12</text:p>
          </table:table-cell>
          <table:table-cell table:style-name="ce1" office:value-type="string" calcext:value-type="string">
            <text:p>colm0v1</text:p>
          </table:table-cell>
          <table:table-cell table:style-name="ce1" office:value-type="string" calcext:value-type="string">
            <text:p>morus1280128v2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MSP430F5529</text:p>
          </table:table-cell>
          <table:table-cell table:formula="of:=[.K$15]" office:value-type="float" office:value="0.0216300733547113" calcext:value-type="float">
            <text:p>0.0216300734</text:p>
          </table:table-cell>
          <table:table-cell table:formula="of:=[.K$16]" office:value-type="float" office:value="0.0019514550215918" calcext:value-type="float">
            <text:p>0.001951455</text:p>
          </table:table-cell>
          <table:table-cell table:formula="of:=[.K$17]" office:value-type="float" office:value="0.0028883830505127" calcext:value-type="float">
            <text:p>0.0028883831</text:p>
          </table:table-cell>
          <table:table-cell/>
          <table:table-cell table:formula="of:=[.K$18]" office:value-type="float" office:value="0.000256594187977295" calcext:value-type="float">
            <text:p>0.0002565942</text:p>
          </table:table-cell>
          <table:table-cell table:number-columns-repeated="2"/>
          <table:table-cell table:style-name="ce1" office:value-type="string" calcext:value-type="string">
            <text:p>MSP430F5529</text:p>
          </table:table-cell>
          <table:table-cell table:formula="of:=[.H71]*1000*1000/(1280+64)" office:value-type="float" office:value="16.0938045793983" calcext:value-type="float">
            <text:p>16.0938045794</text:p>
          </table:table-cell>
          <table:table-cell table:formula="of:=[.I71]*1000*1000/(1280+64)" office:value-type="float" office:value="1.4519754624939" calcext:value-type="float">
            <text:p>1.4519754625</text:p>
          </table:table-cell>
          <table:table-cell table:formula="of:=[.J71]*1000*1000/(1280+64)" office:value-type="float" office:value="2.14909453163147" calcext:value-type="float">
            <text:p>2.1490945316</text:p>
          </table:table-cell>
          <table:table-cell table:formula="of:=[.K71]*1000" office:value-type="float" office:value="0" calcext:value-type="float">
            <text:p>0</text:p>
          </table:table-cell>
          <table:table-cell table:formula="of:=[.L71]*1000*1000/(1280+64)" office:value-type="float" office:value="0.190918294625964" calcext:value-type="float">
            <text:p>0.1909182946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MSP432P401R</text:p>
          </table:table-cell>
          <table:table-cell table:formula="of:=[.K$19]" office:value-type="float" office:value="0.00971261518561157" calcext:value-type="float">
            <text:p>0.0097126152</text:p>
          </table:table-cell>
          <table:table-cell table:formula="of:=[.K$20]" office:value-type="float" office:value="0.0000918955182403564" calcext:value-type="float">
            <text:p>9.18955182403564E-05</text:p>
          </table:table-cell>
          <table:table-cell table:formula="of:=[.K$21]" office:value-type="float" office:value="0.000144344952436523" calcext:value-type="float">
            <text:p>0.000144345</text:p>
          </table:table-cell>
          <table:table-cell table:formula="of:=[.K$22]" office:value-type="float" office:value="0.000103967682996826" calcext:value-type="float">
            <text:p>0.0001039677</text:p>
          </table:table-cell>
          <table:table-cell table:formula="of:=[.K$23]" office:value-type="float" office:value="0.0000153474914456177" calcext:value-type="float">
            <text:p>1.53474914456177E-05</text:p>
          </table:table-cell>
          <table:table-cell table:number-columns-repeated="2"/>
          <table:table-cell table:style-name="ce1" office:value-type="string" calcext:value-type="string">
            <text:p>MSP432P401R</text:p>
          </table:table-cell>
          <table:table-cell table:formula="of:=[.H72]*1000*1000/(1280+64)" office:value-type="float" office:value="7.22664820358004" calcext:value-type="float">
            <text:p>7.2266482036</text:p>
          </table:table-cell>
          <table:table-cell table:formula="of:=[.I72]*1000*1000/(1280+64)" office:value-type="float" office:value="0.0683746415478842" calcext:value-type="float">
            <text:p>0.0683746415</text:p>
          </table:table-cell>
          <table:table-cell table:formula="of:=[.J72]*1000*1000/(1280+64)" office:value-type="float" office:value="0.107399518181937" calcext:value-type="float">
            <text:p>0.1073995182</text:p>
          </table:table-cell>
          <table:table-cell table:formula="of:=[.K72]*1000*1000/(1280+64)" office:value-type="float" office:value="0.077356906991686" calcext:value-type="float">
            <text:p>0.077356907</text:p>
          </table:table-cell>
          <table:table-cell table:formula="of:=[.L72]*1000*1000/(1280+64)" office:value-type="float" office:value="0.0114192644684655" calcext:value-type="float">
            <text:p>0.0114192645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TM4C129EXL</text:p>
          </table:table-cell>
          <table:table-cell table:formula="of:=[.K$24]" office:value-type="float" office:value="0.000525177705856934" calcext:value-type="float">
            <text:p>0.0005251777</text:p>
          </table:table-cell>
          <table:table-cell table:formula="of:=[.K$24]" office:value-type="float" office:value="0.000525177705856934" calcext:value-type="float">
            <text:p>0.0005251777</text:p>
          </table:table-cell>
          <table:table-cell table:formula="of:=[.K$25]" office:value-type="float" office:value="0.000821696184294433" calcext:value-type="float">
            <text:p>0.0008216962</text:p>
          </table:table-cell>
          <table:table-cell table:formula="of:=[.K$26]" office:value-type="float" office:value="0.000619975918015137" calcext:value-type="float">
            <text:p>0.0006199759</text:p>
          </table:table-cell>
          <table:table-cell table:formula="of:=[.K$27]" office:value-type="float" office:value="0.0000899764395556641" calcext:value-type="float">
            <text:p>8.99764395556641E-05</text:p>
          </table:table-cell>
          <table:table-cell table:number-columns-repeated="2"/>
          <table:table-cell table:style-name="ce1" office:value-type="string" calcext:value-type="string">
            <text:p>TM4C129EXL</text:p>
          </table:table-cell>
          <table:table-cell table:formula="of:=[.H73]*1000*1000/(1280+64)" office:value-type="float" office:value="0.390757221619743" calcext:value-type="float">
            <text:p>0.3907572216</text:p>
          </table:table-cell>
          <table:table-cell table:formula="of:=[.I73]*1000*1000/(1280+64)" office:value-type="float" office:value="0.390757221619743" calcext:value-type="float">
            <text:p>0.3907572216</text:p>
          </table:table-cell>
          <table:table-cell table:formula="of:=[.J73]*1000*1000/(1280+64)" office:value-type="float" office:value="0.611381089504786" calcext:value-type="float">
            <text:p>0.6113810895</text:p>
          </table:table-cell>
          <table:table-cell table:formula="of:=[.K73]*1000*1000/(1280+64)" office:value-type="float" office:value="0.461291605666025" calcext:value-type="float">
            <text:p>0.4612916057</text:p>
          </table:table-cell>
          <table:table-cell table:formula="of:=[.L73]*1000*1000/(1280+64)" office:value-type="float" office:value="0.0669467556217739" calcext:value-type="float">
            <text:p>0.0669467556</text:p>
          </table:table-cell>
        </table:table-row>
      </table:table>
      <table:named-expressions/>
      <table:database-ranges>
        <table:database-range table:name="__Anonymous_Sheet_DB__0" table:target-range-address="'5529'.A2:'5529'.M16" table:contains-header="false">
          <table:sort>
            <table:sort-by table:field-number="11" table:data-type="automatic"/>
            <table:sort-by table:field-number="1" table:data-type="automatic"/>
          </table:sort>
        </table:database-range>
        <table:database-range table:name="__Anonymous_Sheet_DB__1" table:target-range-address="'432'.A2:'432'.N19" table:contains-header="false">
          <table:sort>
            <table:sort-by table:field-number="11" table:data-type="automatic"/>
            <table:sort-by table:field-number="1" table:data-type="automatic"/>
          </table:sort>
        </table:database-range>
        <table:database-range table:name="__Anonymous_Sheet_DB__2" table:target-range-address="tm4c.A2:tm4c.N16" table:contains-header="false">
          <table:sort>
            <table:sort-by table:field-number="11" table:data-type="automatic"/>
            <table:sort-by table:field-number="1" table:data-type="automatic"/>
          </table:sort>
        </table:database-range>
        <table:database-range table:name="__Anonymous_Sheet_DB__3" table:target-range-address="all.A2:all.L40" table:contains-header="false">
          <table:sort>
            <table:sort-by table:field-number="11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06:28:28.162062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3:54:43.851384210</meta:creation-date>
    <dc:date>2018-05-01T06:42:10.223772354</dc:date>
    <meta:editing-duration>PT2H23M35S</meta:editing-duration>
    <meta:editing-cycles>15</meta:editing-cycles>
    <meta:generator>LibreOffice/5.1.6.2$Linux_X86_64 LibreOffice_project/10m0$Build-2</meta:generator>
    <dc:creator>Jens-Peter Kaps</dc:creator>
    <meta:document-statistic meta:table-count="4" meta:cell-count="183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c00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6cm" svg:height="6.88cm" xlink:href=".." xlink:type="simple" chart:class="chart:bar" chart:style-name="ch1">
        <chart:title svg:x="7.896cm" svg:y="0.273cm" chart:style-name="ch2">
          <text:p>Throughput (cycles/Byte)</text:p>
        </chart:title>
        <chart:legend chart:legend-position="end" svg:x="17.85cm" svg:y="2.643cm" style:legend-expansion="high" chart:style-name="ch3"/>
        <chart:plot-area chart:style-name="ch4" table:cell-range-address="all.A46:all.F49" chart:data-source-has-labels="both" svg:x="0.419cm" svg:y="1.189cm" svg:width="17.012cm" svg:height="5.554cm">
          <chartooo:coordinate-region svg:x="1.781cm" svg:y="1.388cm" svg:width="15.65cm" svg:height="4.708cm"/>
          <chart:axis chart:dimension="x" chart:name="primary-x" chart:style-name="ch5" chartooo:axis-type="auto">
            <chartooo:date-scale/>
            <chart:categories table:cell-range-address="all.B46:all.F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B47:all.F47" chart:label-cell-address="all.A47:all.A47" chart:class="chart:bar">
            <chart:data-point chart:repeated="5"/>
          </chart:series>
          <chart:series chart:style-name="ch9" chart:values-cell-range-address="all.B48:all.F48" chart:label-cell-address="all.A48:all.A48" chart:class="chart:bar">
            <chart:data-point chart:repeated="5"/>
          </chart:series>
          <chart:series chart:style-name="ch10" chart:values-cell-range-address="all.B49:all.F49" chart:label-cell-address="all.A49:all.A4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orn128v3</text:p>
                <draw:g>
                  <svg:desc>all.B46:all.F46</svg:desc>
                </draw:g>
              </table:table-cell>
              <table:table-cell office:value-type="string">
                <text:p>ascon128av12</text:p>
              </table:table-cell>
              <table:table-cell office:value-type="string">
                <text:p>ascon128v12</text:p>
              </table:table-cell>
              <table:table-cell office:value-type="string">
                <text:p>colm0v1</text:p>
              </table:table-cell>
              <table:table-cell office:value-type="string">
                <text:p>morus1280128v2</text:p>
              </table:table-cell>
            </table:table-row>
          </table:table-header-rows>
          <table:table-rows>
            <table:table-row>
              <table:table-cell office:value-type="string">
                <text:p>MSP430F5529</text:p>
                <draw:g>
                  <svg:desc>all.A47:all.A47</svg:desc>
                </draw:g>
              </table:table-cell>
              <table:table-cell office:value-type="float" office:value="95704.0379464286">
                <text:p>95704.0379464286</text:p>
                <draw:g>
                  <svg:desc>all.B47:all.F47</svg:desc>
                </draw:g>
              </table:table-cell>
              <table:table-cell office:value-type="float" office:value="8359.04241071429">
                <text:p>8359.04241071429</text:p>
              </table:table-cell>
              <table:table-cell office:value-type="float" office:value="12396.0833333333">
                <text:p>12396.0833333333</text:p>
              </table:table-cell>
              <table:table-cell office:value-type="float" office:value="NaN">
                <text:p>NaN</text:p>
              </table:table-cell>
              <table:table-cell office:value-type="float" office:value="1119.83035714286">
                <text:p>1119.83035714286</text:p>
              </table:table-cell>
            </table:table-row>
            <table:table-row>
              <table:table-cell office:value-type="string">
                <text:p>MSP432P401R</text:p>
                <draw:g>
                  <svg:desc>all.A48:all.A48</svg:desc>
                </draw:g>
              </table:table-cell>
              <table:table-cell office:value-type="float" office:value="77292.5751488095">
                <text:p>77292.5751488095</text:p>
                <draw:g>
                  <svg:desc>all.B48:all.F48</svg:desc>
                </draw:g>
              </table:table-cell>
              <table:table-cell office:value-type="float" office:value="697.421130952381">
                <text:p>697.421130952381</text:p>
              </table:table-cell>
              <table:table-cell office:value-type="float" office:value="1086.87797619048">
                <text:p>1086.87797619048</text:p>
              </table:table-cell>
              <table:table-cell office:value-type="float" office:value="844.377976190476">
                <text:p>844.377976190476</text:p>
              </table:table-cell>
              <table:table-cell office:value-type="float" office:value="120.281994047619">
                <text:p>120.281994047619</text:p>
              </table:table-cell>
            </table:table-row>
            <table:table-row>
              <table:table-cell office:value-type="string">
                <text:p>TM4C129EXL</text:p>
                <draw:g>
                  <svg:desc>all.A49:all.A49</svg:desc>
                </draw:g>
              </table:table-cell>
              <table:table-cell office:value-type="float" office:value="658.581845238095">
                <text:p>658.581845238095</text:p>
                <draw:g>
                  <svg:desc>all.B49:all.F49</svg:desc>
                </draw:g>
              </table:table-cell>
              <table:table-cell office:value-type="float" office:value="658.581845238095">
                <text:p>658.581845238095</text:p>
              </table:table-cell>
              <table:table-cell office:value-type="float" office:value="1031.1912202381">
                <text:p>1031.1912202381</text:p>
              </table:table-cell>
              <table:table-cell office:value-type="float" office:value="785.082589285714">
                <text:p>785.082589285714</text:p>
              </table:table-cell>
              <table:table-cell office:value-type="float" office:value="115.683035714286">
                <text:p>115.68303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c00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6cm" svg:height="6.88cm" xlink:href=".." xlink:type="simple" chart:class="chart:bar" chart:style-name="ch1">
        <chart:title svg:x="8.531cm" svg:y="0.273cm" chart:style-name="ch2">
          <text:p>RAM Usage (Byte)</text:p>
        </chart:title>
        <chart:legend chart:legend-position="end" svg:x="17.85cm" svg:y="2.643cm" style:legend-expansion="high" chart:style-name="ch3"/>
        <chart:plot-area chart:style-name="ch4" table:cell-range-address="all.D58:all.I61" chart:data-source-has-labels="both" svg:x="0.419cm" svg:y="1.189cm" svg:width="17.012cm" svg:height="5.554cm">
          <chartooo:coordinate-region svg:x="1.411cm" svg:y="1.388cm" svg:width="16.02cm" svg:height="4.708cm"/>
          <chart:axis chart:dimension="x" chart:name="primary-x" chart:style-name="ch5" chartooo:axis-type="auto">
            <chartooo:date-scale/>
            <chart:categories table:cell-range-address="all.E58:all.I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E59:all.I59" chart:label-cell-address="all.D59:all.D59" chart:class="chart:bar">
            <chart:data-point chart:repeated="5"/>
          </chart:series>
          <chart:series chart:style-name="ch9" chart:values-cell-range-address="all.E60:all.I60" chart:label-cell-address="all.D60:all.D60" chart:class="chart:bar">
            <chart:data-point chart:repeated="5"/>
          </chart:series>
          <chart:series chart:style-name="ch10" chart:values-cell-range-address="all.E61:all.I61" chart:label-cell-address="all.D61:all.D6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orn128v3</text:p>
                <draw:g>
                  <svg:desc>all.E58:all.I58</svg:desc>
                </draw:g>
              </table:table-cell>
              <table:table-cell office:value-type="string">
                <text:p>ascon128av12</text:p>
              </table:table-cell>
              <table:table-cell office:value-type="string">
                <text:p>ascon128v12</text:p>
              </table:table-cell>
              <table:table-cell office:value-type="string">
                <text:p>colm0v1</text:p>
              </table:table-cell>
              <table:table-cell office:value-type="string">
                <text:p>morus1280128v2</text:p>
              </table:table-cell>
            </table:table-row>
          </table:table-header-rows>
          <table:table-rows>
            <table:table-row>
              <table:table-cell office:value-type="string">
                <text:p>MSP430F5529</text:p>
                <draw:g>
                  <svg:desc>all.D59:all.D59</svg:desc>
                </draw:g>
              </table:table-cell>
              <table:table-cell office:value-type="float" office:value="820">
                <text:p>820</text:p>
                <draw:g>
                  <svg:desc>all.E59:all.I59</svg:desc>
                </draw:g>
              </table:table-cell>
              <table:table-cell office:value-type="float" office:value="2622">
                <text:p>2622</text:p>
              </table:table-cell>
              <table:table-cell office:value-type="float" office:value="2606">
                <text:p>2606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MSP432P401R</text:p>
                <draw:g>
                  <svg:desc>all.D60:all.D60</svg:desc>
                </draw:g>
              </table:table-cell>
              <table:table-cell office:value-type="float" office:value="840">
                <text:p>840</text:p>
                <draw:g>
                  <svg:desc>all.E60:all.I60</svg:desc>
                </draw:g>
              </table:table-cell>
              <table:table-cell office:value-type="float" office:value="1876">
                <text:p>1876</text:p>
              </table:table-cell>
              <table:table-cell office:value-type="float" office:value="1860">
                <text:p>1860</text:p>
              </table:table-cell>
              <table:table-cell office:value-type="float" office:value="2188">
                <text:p>218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TM4C129EXL</text:p>
                <draw:g>
                  <svg:desc>all.D61:all.D61</svg:desc>
                </draw:g>
              </table:table-cell>
              <table:table-cell office:value-type="float" office:value="1860">
                <text:p>1860</text:p>
                <draw:g>
                  <svg:desc>all.E61:all.I61</svg:desc>
                </draw:g>
              </table:table-cell>
              <table:table-cell office:value-type="float" office:value="1860">
                <text:p>1860</text:p>
              </table:table-cell>
              <table:table-cell office:value-type="float" office:value="1844">
                <text:p>1844</text:p>
              </table:table-cell>
              <table:table-cell office:value-type="float" office:value="988">
                <text:p>988</text:p>
              </table:table-cell>
              <table:table-cell office:value-type="float" office:value="548">
                <text:p>5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c00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6cm" svg:height="6.88cm" xlink:href=".." xlink:type="simple" chart:class="chart:bar" chart:style-name="ch1">
        <chart:title svg:x="8.505cm" svg:y="0.273cm" chart:style-name="ch2">
          <text:p>ROM Usage (Byte)</text:p>
        </chart:title>
        <chart:legend chart:legend-position="end" svg:x="17.85cm" svg:y="2.643cm" style:legend-expansion="high" chart:style-name="ch3"/>
        <chart:plot-area chart:style-name="ch4" table:cell-range-address="all.C54:all.H57" chart:data-source-has-labels="both" svg:x="0.419cm" svg:y="1.189cm" svg:width="17.012cm" svg:height="5.554cm">
          <chartooo:coordinate-region svg:x="1.596cm" svg:y="1.388cm" svg:width="15.835cm" svg:height="4.708cm"/>
          <chart:axis chart:dimension="x" chart:name="primary-x" chart:style-name="ch5" chartooo:axis-type="auto">
            <chartooo:date-scale/>
            <chart:categories table:cell-range-address="all.D54:all.H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D55:all.H55" chart:label-cell-address="all.C55:all.C55" chart:class="chart:bar">
            <chart:data-point chart:repeated="5"/>
          </chart:series>
          <chart:series chart:style-name="ch9" chart:values-cell-range-address="all.D56:all.H56" chart:label-cell-address="all.C56:all.C56" chart:class="chart:bar">
            <chart:data-point chart:repeated="5"/>
          </chart:series>
          <chart:series chart:style-name="ch10" chart:values-cell-range-address="all.D57:all.H57" chart:label-cell-address="all.C57:all.C5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orn128v3</text:p>
                <draw:g>
                  <svg:desc>all.D54:all.H54</svg:desc>
                </draw:g>
              </table:table-cell>
              <table:table-cell office:value-type="string">
                <text:p>ascon128av12</text:p>
              </table:table-cell>
              <table:table-cell office:value-type="string">
                <text:p>ascon128v12</text:p>
              </table:table-cell>
              <table:table-cell office:value-type="string">
                <text:p>colm0v1</text:p>
              </table:table-cell>
              <table:table-cell office:value-type="string">
                <text:p>morus1280128v2</text:p>
              </table:table-cell>
            </table:table-row>
          </table:table-header-rows>
          <table:table-rows>
            <table:table-row>
              <table:table-cell office:value-type="string">
                <text:p>MSP430F5529</text:p>
                <draw:g>
                  <svg:desc>all.C55:all.C55</svg:desc>
                </draw:g>
              </table:table-cell>
              <table:table-cell office:value-type="float" office:value="5865">
                <text:p>5865</text:p>
                <draw:g>
                  <svg:desc>all.D55:all.H55</svg:desc>
                </draw:g>
              </table:table-cell>
              <table:table-cell office:value-type="float" office:value="23825">
                <text:p>23825</text:p>
              </table:table-cell>
              <table:table-cell office:value-type="float" office:value="23825">
                <text:p>23825</text:p>
              </table:table-cell>
              <table:table-cell office:value-type="float" office:value="NaN">
                <text:p>NaN</text:p>
              </table:table-cell>
              <table:table-cell office:value-type="float" office:value="22471">
                <text:p>22471</text:p>
              </table:table-cell>
            </table:table-row>
            <table:table-row>
              <table:table-cell office:value-type="string">
                <text:p>MSP432P401R</text:p>
                <draw:g>
                  <svg:desc>all.C56:all.C56</svg:desc>
                </draw:g>
              </table:table-cell>
              <table:table-cell office:value-type="float" office:value="2848">
                <text:p>2848</text:p>
                <draw:g>
                  <svg:desc>all.D56:all.H56</svg:desc>
                </draw:g>
              </table:table-cell>
              <table:table-cell office:value-type="float" office:value="6044">
                <text:p>6044</text:p>
              </table:table-cell>
              <table:table-cell office:value-type="float" office:value="6044">
                <text:p>6044</text:p>
              </table:table-cell>
              <table:table-cell office:value-type="float" office:value="28040">
                <text:p>28040</text:p>
              </table:table-cell>
              <table:table-cell office:value-type="float" office:value="14832">
                <text:p>14832</text:p>
              </table:table-cell>
            </table:table-row>
            <table:table-row>
              <table:table-cell office:value-type="string">
                <text:p>TM4C129EXL</text:p>
                <draw:g>
                  <svg:desc>all.C57:all.C57</svg:desc>
                </draw:g>
              </table:table-cell>
              <table:table-cell office:value-type="float" office:value="5936">
                <text:p>5936</text:p>
                <draw:g>
                  <svg:desc>all.D57:all.H57</svg:desc>
                </draw:g>
              </table:table-cell>
              <table:table-cell office:value-type="float" office:value="5936">
                <text:p>5936</text:p>
              </table:table-cell>
              <table:table-cell office:value-type="float" office:value="5936">
                <text:p>5936</text:p>
              </table:table-cell>
              <table:table-cell office:value-type="float" office:value="23208">
                <text:p>23208</text:p>
              </table:table-cell>
              <table:table-cell office:value-type="float" office:value="12936">
                <text:p>12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c00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6cm" svg:height="6.88cm" xlink:href=".." xlink:type="simple" chart:class="chart:bar" chart:style-name="ch1">
        <chart:title svg:x="7.42cm" svg:y="0.273cm" chart:style-name="ch2">
          <text:p>Maximum Power Usage (mW)</text:p>
        </chart:title>
        <chart:legend chart:legend-position="end" svg:x="17.85cm" svg:y="2.643cm" style:legend-expansion="high" chart:style-name="ch3"/>
        <chart:plot-area chart:style-name="ch4" table:cell-range-address="all.M62:all.R65" chart:data-source-has-labels="both" svg:x="0.419cm" svg:y="1.189cm" svg:width="17.012cm" svg:height="5.554cm">
          <chartooo:coordinate-region svg:x="1.04cm" svg:y="1.388cm" svg:width="16.391cm" svg:height="4.708cm"/>
          <chart:axis chart:dimension="x" chart:name="primary-x" chart:style-name="ch5" chartooo:axis-type="auto">
            <chartooo:date-scale/>
            <chart:categories table:cell-range-address="all.N62:all.R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N63:all.R63" chart:label-cell-address="all.M63:all.M63" chart:class="chart:bar">
            <chart:data-point chart:repeated="5"/>
          </chart:series>
          <chart:series chart:style-name="ch9" chart:values-cell-range-address="all.N64:all.R64" chart:label-cell-address="all.M64:all.M64" chart:class="chart:bar">
            <chart:data-point chart:repeated="5"/>
          </chart:series>
          <chart:series chart:style-name="ch10" chart:values-cell-range-address="all.N65:all.R65" chart:label-cell-address="all.M65:all.M6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orn128v3</text:p>
                <draw:g>
                  <svg:desc>all.N62:all.R62</svg:desc>
                </draw:g>
              </table:table-cell>
              <table:table-cell office:value-type="string">
                <text:p>ascon128av12</text:p>
              </table:table-cell>
              <table:table-cell office:value-type="string">
                <text:p>ascon128v12</text:p>
              </table:table-cell>
              <table:table-cell office:value-type="string">
                <text:p>colm0v1</text:p>
              </table:table-cell>
              <table:table-cell office:value-type="string">
                <text:p>morus1280128v2</text:p>
              </table:table-cell>
            </table:table-row>
          </table:table-header-rows>
          <table:table-rows>
            <table:table-row>
              <table:table-cell office:value-type="string">
                <text:p>MSP430F5529</text:p>
                <draw:g>
                  <svg:desc>all.M63:all.M63</svg:desc>
                </draw:g>
              </table:table-cell>
              <table:table-cell office:value-type="float" office:value="24.9119384765625">
                <text:p>24.9119384765625</text:p>
                <draw:g>
                  <svg:desc>all.N63:all.R63</svg:desc>
                </draw:g>
              </table:table-cell>
              <table:table-cell office:value-type="float" office:value="25.6563720703125">
                <text:p>25.6563720703125</text:p>
              </table:table-cell>
              <table:table-cell office:value-type="float" office:value="25.7361328125">
                <text:p>25.7361328125</text:p>
              </table:table-cell>
              <table:table-cell office:value-type="float" office:value="0">
                <text:p>0</text:p>
              </table:table-cell>
              <table:table-cell office:value-type="float" office:value="24.406787109375">
                <text:p>24.406787109375</text:p>
              </table:table-cell>
            </table:table-row>
            <table:table-row>
              <table:table-cell office:value-type="string">
                <text:p>MSP432P401R</text:p>
                <draw:g>
                  <svg:desc>all.M64:all.M64</svg:desc>
                </draw:g>
              </table:table-cell>
              <table:table-cell office:value-type="float" office:value="15.8325073242187">
                <text:p>15.8325073242187</text:p>
                <draw:g>
                  <svg:desc>all.N64:all.R64</svg:desc>
                </draw:g>
              </table:table-cell>
              <table:table-cell office:value-type="float" office:value="15.42041015625">
                <text:p>15.42041015625</text:p>
              </table:table-cell>
              <table:table-cell office:value-type="float" office:value="15.9654418945312">
                <text:p>15.9654418945312</text:p>
              </table:table-cell>
              <table:table-cell office:value-type="float" office:value="15.2210083007812">
                <text:p>15.2210083007812</text:p>
              </table:table-cell>
              <table:table-cell office:value-type="float" office:value="14.7690307617187">
                <text:p>14.7690307617187</text:p>
              </table:table-cell>
            </table:table-row>
            <table:table-row>
              <table:table-cell office:value-type="string">
                <text:p>TM4C129EXL</text:p>
                <draw:g>
                  <svg:desc>all.M65:all.M65</svg:desc>
                </draw:g>
              </table:table-cell>
              <table:table-cell office:value-type="float" office:value="79.388525390625">
                <text:p>79.388525390625</text:p>
                <draw:g>
                  <svg:desc>all.N65:all.R65</svg:desc>
                </draw:g>
              </table:table-cell>
              <table:table-cell office:value-type="float" office:value="79.388525390625">
                <text:p>79.388525390625</text:p>
              </table:table-cell>
              <table:table-cell office:value-type="float" office:value="78.537744140625">
                <text:p>78.537744140625</text:p>
              </table:table-cell>
              <table:table-cell office:value-type="float" office:value="80.50517578125">
                <text:p>80.50517578125</text:p>
              </table:table-cell>
              <table:table-cell office:value-type="float" office:value="81.8876953125">
                <text:p>81.887695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c00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6cm" svg:height="6.88cm" xlink:href=".." xlink:type="simple" chart:class="chart:bar" chart:style-name="ch1">
        <chart:title svg:x="7.579cm" svg:y="0.273cm" chart:style-name="ch2">
          <text:p>Average Power Usage (mW)</text:p>
        </chart:title>
        <chart:legend chart:legend-position="end" svg:x="17.85cm" svg:y="2.643cm" style:legend-expansion="high" chart:style-name="ch3"/>
        <chart:plot-area chart:style-name="ch4" table:cell-range-address="all.N66:all.S69" chart:data-source-has-labels="both" svg:x="0.419cm" svg:y="1.189cm" svg:width="17.012cm" svg:height="5.554cm">
          <chartooo:coordinate-region svg:x="1.04cm" svg:y="1.388cm" svg:width="16.391cm" svg:height="4.708cm"/>
          <chart:axis chart:dimension="x" chart:name="primary-x" chart:style-name="ch5" chartooo:axis-type="auto">
            <chartooo:date-scale/>
            <chart:categories table:cell-range-address="all.O66:all.S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O67:all.S67" chart:label-cell-address="all.N67:all.N67" chart:class="chart:bar">
            <chart:data-point chart:repeated="5"/>
          </chart:series>
          <chart:series chart:style-name="ch9" chart:values-cell-range-address="all.O68:all.S68" chart:label-cell-address="all.N68:all.N68" chart:class="chart:bar">
            <chart:data-point chart:repeated="5"/>
          </chart:series>
          <chart:series chart:style-name="ch10" chart:values-cell-range-address="all.O69:all.S69" chart:label-cell-address="all.N69:all.N6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orn128v3</text:p>
                <draw:g>
                  <svg:desc>all.O66:all.S66</svg:desc>
                </draw:g>
              </table:table-cell>
              <table:table-cell office:value-type="string">
                <text:p>ascon128av12</text:p>
              </table:table-cell>
              <table:table-cell office:value-type="string">
                <text:p>ascon128v12</text:p>
              </table:table-cell>
              <table:table-cell office:value-type="string">
                <text:p>colm0v1</text:p>
              </table:table-cell>
              <table:table-cell office:value-type="string">
                <text:p>morus1280128v2</text:p>
              </table:table-cell>
            </table:table-row>
          </table:table-header-rows>
          <table:table-rows>
            <table:table-row>
              <table:table-cell office:value-type="string">
                <text:p>MSP430F5529</text:p>
                <draw:g>
                  <svg:desc>all.N67:all.N67</svg:desc>
                </draw:g>
              </table:table-cell>
              <table:table-cell office:value-type="float" office:value="20.1794677734375">
                <text:p>20.1794677734375</text:p>
                <draw:g>
                  <svg:desc>all.O67:all.S67</svg:desc>
                </draw:g>
              </table:table-cell>
              <table:table-cell office:value-type="float" office:value="20.844140625">
                <text:p>20.844140625</text:p>
              </table:table-cell>
              <table:table-cell office:value-type="float" office:value="20.8042602539063">
                <text:p>20.8042602539063</text:p>
              </table:table-cell>
              <table:table-cell office:value-type="float" office:value="0">
                <text:p>0</text:p>
              </table:table-cell>
              <table:table-cell office:value-type="float" office:value="20.4586303710937">
                <text:p>20.4586303710937</text:p>
              </table:table-cell>
            </table:table-row>
            <table:table-row>
              <table:table-cell office:value-type="string">
                <text:p>MSP432P401R</text:p>
                <draw:g>
                  <svg:desc>all.N68:all.N68</svg:desc>
                </draw:g>
              </table:table-cell>
              <table:table-cell office:value-type="float" office:value="11.219677734375">
                <text:p>11.219677734375</text:p>
                <draw:g>
                  <svg:desc>all.O68:all.S68</svg:desc>
                </draw:g>
              </table:table-cell>
              <table:table-cell office:value-type="float" office:value="11.7647094726563">
                <text:p>11.7647094726563</text:p>
              </table:table-cell>
              <table:table-cell office:value-type="float" office:value="11.857763671875">
                <text:p>11.857763671875</text:p>
              </table:table-cell>
              <table:table-cell office:value-type="float" office:value="10.9936889648438">
                <text:p>10.9936889648438</text:p>
              </table:table-cell>
              <table:table-cell office:value-type="float" office:value="11.3924926757813">
                <text:p>11.3924926757813</text:p>
              </table:table-cell>
            </table:table-row>
            <table:table-row>
              <table:table-cell office:value-type="string">
                <text:p>TM4C129EXL</text:p>
                <draw:g>
                  <svg:desc>all.N69:all.N69</svg:desc>
                </draw:g>
              </table:table-cell>
              <table:table-cell office:value-type="float" office:value="71.199755859375">
                <text:p>71.199755859375</text:p>
                <draw:g>
                  <svg:desc>all.O69:all.S69</svg:desc>
                </draw:g>
              </table:table-cell>
              <table:table-cell office:value-type="float" office:value="71.199755859375">
                <text:p>71.199755859375</text:p>
              </table:table-cell>
              <table:table-cell office:value-type="float" office:value="71.14658203125">
                <text:p>71.14658203125</text:p>
              </table:table-cell>
              <table:table-cell office:value-type="float" office:value="70.50849609375">
                <text:p>70.50849609375</text:p>
              </table:table-cell>
              <table:table-cell office:value-type="float" office:value="69.44501953125">
                <text:p>69.44501953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25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c00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6cm" svg:height="6.88cm" xlink:href=".." xlink:type="simple" chart:class="chart:bar" chart:style-name="ch1">
        <chart:title svg:x="8.32cm" svg:y="0.273cm" chart:style-name="ch2">
          <text:p>Energy per Byte (µJ)</text:p>
        </chart:title>
        <chart:legend chart:legend-position="end" svg:x="17.85cm" svg:y="2.643cm" style:legend-expansion="high" chart:style-name="ch3"/>
        <chart:plot-area chart:style-name="ch4" table:cell-range-address="all.O70:all.T73" chart:data-source-has-labels="both" svg:x="0.419cm" svg:y="1.189cm" svg:width="17.012cm" svg:height="5.554cm">
          <chartooo:coordinate-region svg:x="1.517cm" svg:y="1.388cm" svg:width="15.914cm" svg:height="4.708cm"/>
          <chart:axis chart:dimension="x" chart:name="primary-x" chart:style-name="ch5" chartooo:axis-type="auto">
            <chartooo:date-scale/>
            <chart:categories table:cell-range-address="all.P70:all.T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P71:all.T71" chart:label-cell-address="all.O71:all.O71" chart:class="chart:bar">
            <chart:data-point chart:repeated="5"/>
          </chart:series>
          <chart:series chart:style-name="ch9" chart:values-cell-range-address="all.P72:all.T72" chart:label-cell-address="all.O72:all.O72" chart:class="chart:bar">
            <chart:data-point chart:repeated="5"/>
          </chart:series>
          <chart:series chart:style-name="ch10" chart:values-cell-range-address="all.P73:all.T73" chart:label-cell-address="all.O73:all.O7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orn128v3</text:p>
                <draw:g>
                  <svg:desc>all.P70:all.T70</svg:desc>
                </draw:g>
              </table:table-cell>
              <table:table-cell office:value-type="string">
                <text:p>ascon128av12</text:p>
              </table:table-cell>
              <table:table-cell office:value-type="string">
                <text:p>ascon128v12</text:p>
              </table:table-cell>
              <table:table-cell office:value-type="string">
                <text:p>colm0v1</text:p>
              </table:table-cell>
              <table:table-cell office:value-type="string">
                <text:p>morus1280128v2</text:p>
              </table:table-cell>
            </table:table-row>
          </table:table-header-rows>
          <table:table-rows>
            <table:table-row>
              <table:table-cell office:value-type="string">
                <text:p>MSP430F5529</text:p>
                <draw:g>
                  <svg:desc>all.O71:all.O71</svg:desc>
                </draw:g>
              </table:table-cell>
              <table:table-cell office:value-type="float" office:value="16.0938045793983">
                <text:p>16.0938045793983</text:p>
                <draw:g>
                  <svg:desc>all.P71:all.T71</svg:desc>
                </draw:g>
              </table:table-cell>
              <table:table-cell office:value-type="float" office:value="1.4519754624939">
                <text:p>1.4519754624939</text:p>
              </table:table-cell>
              <table:table-cell office:value-type="float" office:value="2.14909453163147">
                <text:p>2.14909453163147</text:p>
              </table:table-cell>
              <table:table-cell office:value-type="float" office:value="0">
                <text:p>0</text:p>
              </table:table-cell>
              <table:table-cell office:value-type="float" office:value="0.190918294625964">
                <text:p>0.190918294625964</text:p>
              </table:table-cell>
            </table:table-row>
            <table:table-row>
              <table:table-cell office:value-type="string">
                <text:p>MSP432P401R</text:p>
                <draw:g>
                  <svg:desc>all.O72:all.O72</svg:desc>
                </draw:g>
              </table:table-cell>
              <table:table-cell office:value-type="float" office:value="7.22664820358004">
                <text:p>7.22664820358004</text:p>
                <draw:g>
                  <svg:desc>all.P72:all.T72</svg:desc>
                </draw:g>
              </table:table-cell>
              <table:table-cell office:value-type="float" office:value="0.0683746415478842">
                <text:p>0.0683746415478842</text:p>
              </table:table-cell>
              <table:table-cell office:value-type="float" office:value="0.107399518181937">
                <text:p>0.107399518181937</text:p>
              </table:table-cell>
              <table:table-cell office:value-type="float" office:value="0.077356906991686">
                <text:p>0.077356906991686</text:p>
              </table:table-cell>
              <table:table-cell office:value-type="float" office:value="0.0114192644684655">
                <text:p>0.0114192644684655</text:p>
              </table:table-cell>
            </table:table-row>
            <table:table-row>
              <table:table-cell office:value-type="string">
                <text:p>TM4C129EXL</text:p>
                <draw:g>
                  <svg:desc>all.O73:all.O73</svg:desc>
                </draw:g>
              </table:table-cell>
              <table:table-cell office:value-type="float" office:value="0.390757221619743">
                <text:p>0.390757221619743</text:p>
                <draw:g>
                  <svg:desc>all.P73:all.T73</svg:desc>
                </draw:g>
              </table:table-cell>
              <table:table-cell office:value-type="float" office:value="0.390757221619743">
                <text:p>0.390757221619743</text:p>
              </table:table-cell>
              <table:table-cell office:value-type="float" office:value="0.611381089504786">
                <text:p>0.611381089504786</text:p>
              </table:table-cell>
              <table:table-cell office:value-type="float" office:value="0.461291605666025">
                <text:p>0.461291605666025</text:p>
              </table:table-cell>
              <table:table-cell office:value-type="float" office:value="0.0669467556217739">
                <text:p>0.06694675562177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